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1.5pt solid #000000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1.5pt solid #000000" fo:background-color="#ff9900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-bottom="1.5pt solid #000000" fo:background-color="#ff99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order-bottom="1.5pt solid #000000" fo:background-color="#ff9900" style:text-align-source="fix" style:repeat-content="false" fo:border-left="none" fo:border-right="none" fo:border-top="none"/>
      <style:paragraph-properties fo:text-align="center" fo:margin-left="0pt"/>
      <style:text-properties fo:color="#000000" style:font-name="Liberation Sans" fo:font-weight="normal" style:font-name-asian="Noto Sans CJK SC Regular" style:font-weight-asian="normal" style:font-name-complex="FreeSans" style:font-weight-complex="normal"/>
    </style:style>
    <style:style style:name="ce12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order-bottom="1.5pt solid #000000" fo:background-color="#ff9900" style:text-align-source="fix" style:repeat-content="false" fo:border-left="none" fo:border-right="none" fo:border-top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1.5pt solid #000000" fo:background-color="#ff9900" fo:border-left="none" fo:border-right="none" fo:border-top="none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none" fo:border-left="none" fo:border-right="1.5pt solid #000000" fo:border-top="1.5pt solid #000000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none" fo:border-left="none" fo:border-right="1.5pt solid #000000" fo:border-top="none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1.5pt solid #000000" fo:background-color="#ff9900" fo:border-left="none" fo:border-right="1.5pt solid #000000" fo:border-top="none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ce15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style-name="ce6" office:value-type="string" calcext:value-type="string" table:number-columns-spanned="6" table:number-rows-spanned="1">
            <text:p>NoAlias</text:p>
          </table:table-cell>
          <table:covered-table-cell table:style-name="Default"/>
          <table:covered-table-cell table:style-name="ce6" office:value-type="string" calcext:value-type="string">
            <text:p>NoAlias</text:p>
          </table:covered-table-cell>
          <table:covered-table-cell table:style-name="ce6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SRAA</text:p>
          </table:table-cell>
          <table:table-cell table:style-name="Default" office:value-type="string" calcext:value-type="string">
            <text:p>%</text:p>
          </table:table-cell>
          <table:table-cell table:style-name="ce7" office:value-type="string" calcext:value-type="string">
            <text:p>basicaa</text:p>
          </table:table-cell>
          <table:table-cell table:style-name="ce7" office:value-type="string" calcext:value-type="string">
            <text:p>%</text:p>
          </table:table-cell>
          <table:table-cell office:value-type="string" calcext:value-type="string">
            <text:p>SRAA+basicaa</text:p>
          </table:table-cell>
          <table:table-cell table:style-name="Default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hourstones/fhourstones</text:p>
          </table:table-cell>
          <table:table-cell office:value-type="float" office:value="1973" calcext:value-type="float">
            <text:p>1973</text:p>
          </table:table-cell>
          <table:table-cell office:value-type="float" office:value="463" calcext:value-type="float">
            <text:p>463</text:p>
          </table:table-cell>
          <table:table-cell table:formula="of:=PRODUCT([.C3];100)/[.B3]" office:value-type="float" office:value="23.4668018246325" calcext:value-type="float">
            <text:p>23.4668018246</text:p>
          </table:table-cell>
          <table:table-cell office:value-type="float" office:value="1604" calcext:value-type="float">
            <text:p>1604</text:p>
          </table:table-cell>
          <table:table-cell table:formula="of:=PRODUCT([.E3];100)/[.B3]" office:value-type="float" office:value="81.2975164723771" calcext:value-type="float">
            <text:p>81.2975164724</text:p>
          </table:table-cell>
          <table:table-cell office:value-type="float" office:value="1626" calcext:value-type="float">
            <text:p>1626</text:p>
          </table:table-cell>
          <table:table-cell table:formula="of:=PRODUCT([.G3];100)/[.B3]" office:value-type="float" office:value="82.4125696908262" calcext:value-type="float">
            <text:p>82.4125696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sim/sim</text:p>
          </table:table-cell>
          <table:table-cell office:value-type="float" office:value="73685" calcext:value-type="float">
            <text:p>73685</text:p>
          </table:table-cell>
          <table:table-cell office:value-type="float" office:value="8030" calcext:value-type="float">
            <text:p>8030</text:p>
          </table:table-cell>
          <table:table-cell table:formula="of:=PRODUCT([.C4];100)/[.B4]" office:value-type="float" office:value="10.8977403813531" calcext:value-type="float">
            <text:p>10.8977403814</text:p>
          </table:table-cell>
          <table:table-cell office:value-type="float" office:value="9811" calcext:value-type="float">
            <text:p>9811</text:p>
          </table:table-cell>
          <table:table-cell table:formula="of:=PRODUCT([.E4];100)/[.B4]" office:value-type="float" office:value="13.3147859130081" calcext:value-type="float">
            <text:p>13.314785913</text:p>
          </table:table-cell>
          <table:table-cell office:value-type="float" office:value="12622" calcext:value-type="float">
            <text:p>12622</text:p>
          </table:table-cell>
          <table:table-cell table:formula="of:=PRODUCT([.G4];100)/[.B4]" office:value-type="float" office:value="17.1296736106399" calcext:value-type="float">
            <text:p>17.1296736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AQ8p/paq8p</text:p>
          </table:table-cell>
          <table:table-cell office:value-type="float" office:value="202118" calcext:value-type="float">
            <text:p>202118</text:p>
          </table:table-cell>
          <table:table-cell office:value-type="float" office:value="64002" calcext:value-type="float">
            <text:p>64002</text:p>
          </table:table-cell>
          <table:table-cell table:formula="of:=PRODUCT([.C5];100)/[.B5]" office:value-type="float" office:value="31.6656606536776" calcext:value-type="float">
            <text:p>31.6656606537</text:p>
          </table:table-cell>
          <table:table-cell office:value-type="float" office:value="61774" calcext:value-type="float">
            <text:p>61774</text:p>
          </table:table-cell>
          <table:table-cell table:formula="of:=PRODUCT([.E5];100)/[.B5]" office:value-type="float" office:value="30.5633342898703" calcext:value-type="float">
            <text:p>30.5633342899</text:p>
          </table:table-cell>
          <table:table-cell office:value-type="float" office:value="80658" calcext:value-type="float">
            <text:p>80658</text:p>
          </table:table-cell>
          <table:table-cell table:formula="of:=PRODUCT([.G5];100)/[.B5]" office:value-type="float" office:value="39.9063913159639" calcext:value-type="float">
            <text:p>39.9063913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nchmarks/MallocBench/espresso/espresso</text:p>
          </table:table-cell>
          <table:table-cell table:style-name="ce4" office:value-type="float" office:value="779874" calcext:value-type="float">
            <text:p>779874</text:p>
          </table:table-cell>
          <table:table-cell table:style-name="ce4" office:value-type="float" office:value="103459" calcext:value-type="float">
            <text:p>103459</text:p>
          </table:table-cell>
          <table:table-cell table:style-name="ce9" table:formula="of:=PRODUCT([.C6];100)/[.B6]" office:value-type="float" office:value="13.2661173471612" calcext:value-type="float">
            <text:p>13.2661173472</text:p>
          </table:table-cell>
          <table:table-cell table:style-name="ce4" office:value-type="float" office:value="100082" calcext:value-type="float">
            <text:p>100082</text:p>
          </table:table-cell>
          <table:table-cell table:style-name="ce16" table:formula="of:=PRODUCT([.E6];100)/[.B6]" office:value-type="float" office:value="12.8330986800432" calcext:value-type="float">
            <text:p>12.83309868</text:p>
          </table:table-cell>
          <table:table-cell table:style-name="ce4" office:value-type="float" office:value="163680" calcext:value-type="float">
            <text:p>163680</text:p>
          </table:table-cell>
          <table:table-cell table:style-name="ce21" table:formula="of:=PRODUCT([.G6];100)/[.B6]" office:value-type="float" office:value="20.9880057547758" calcext:value-type="float">
            <text:p>20.98800575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MallocBench/cfrac/cfrac</text:p>
          </table:table-cell>
          <table:table-cell office:value-type="float" office:value="98648" calcext:value-type="float">
            <text:p>98648</text:p>
          </table:table-cell>
          <table:table-cell office:value-type="float" office:value="8224" calcext:value-type="float">
            <text:p>8224</text:p>
          </table:table-cell>
          <table:table-cell table:formula="of:=PRODUCT([.C7];100)/[.B7]" office:value-type="float" office:value="8.33671235098532" calcext:value-type="float">
            <text:p>8.336712351</text:p>
          </table:table-cell>
          <table:table-cell office:value-type="float" office:value="8662" calcext:value-type="float">
            <text:p>8662</text:p>
          </table:table-cell>
          <table:table-cell table:formula="of:=PRODUCT([.E7];100)/[.B7]" office:value-type="float" office:value="8.78071527045657" calcext:value-type="float">
            <text:p>8.7807152705</text:p>
          </table:table-cell>
          <table:table-cell office:value-type="float" office:value="13191" calcext:value-type="float">
            <text:p>13191</text:p>
          </table:table-cell>
          <table:table-cell table:style-name="ce22" table:formula="of:=PRODUCT([.G7];100)/[.B7]" office:value-type="float" office:value="13.371786554213" calcext:value-type="float">
            <text:p>13.37178655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MallocBench/gs/gs</text:p>
          </table:table-cell>
          <table:table-cell office:value-type="float" office:value="607716" calcext:value-type="float">
            <text:p>607716</text:p>
          </table:table-cell>
          <table:table-cell office:value-type="float" office:value="67278" calcext:value-type="float">
            <text:p>67278</text:p>
          </table:table-cell>
          <table:table-cell table:style-name="ce10" table:formula="of:=PRODUCT([.C8];100)/[.B8]" office:value-type="float" office:value="11.0706316766384" calcext:value-type="float">
            <text:p>11.0706316766</text:p>
          </table:table-cell>
          <table:table-cell office:value-type="float" office:value="249759" calcext:value-type="float">
            <text:p>249759</text:p>
          </table:table-cell>
          <table:table-cell table:style-name="ce17" table:formula="of:=PRODUCT([.E8];100)/[.B8]" office:value-type="float" office:value="41.0979799774895" calcext:value-type="float">
            <text:p>41.0979799775</text:p>
          </table:table-cell>
          <table:table-cell office:value-type="float" office:value="276066" calcext:value-type="float">
            <text:p>276066</text:p>
          </table:table-cell>
          <table:table-cell table:style-name="ce22" table:formula="of:=PRODUCT([.G8];100)/[.B8]" office:value-type="float" office:value="45.4268112078668" calcext:value-type="float">
            <text:p>45.4268112079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table:formula="of:=SUM([.B6:.B8])" office:value-type="float" office:value="1486238" calcext:value-type="float">
            <text:p>1486238</text:p>
          </table:table-cell>
          <table:table-cell table:style-name="ce5" table:formula="of:=SUM([.C6:.C8])" office:value-type="float" office:value="178961" calcext:value-type="float">
            <text:p>178961</text:p>
          </table:table-cell>
          <table:table-cell table:style-name="ce11" table:formula="of:=PRODUCT([.C9];100)/[.B9]" office:value-type="float" office:value="12.0412073974693" calcext:value-type="float">
            <text:p>12.0412073975</text:p>
          </table:table-cell>
          <table:table-cell table:style-name="ce5" table:formula="of:=SUM([.E6:.E8])" office:value-type="float" office:value="358503" calcext:value-type="float">
            <text:p>358503</text:p>
          </table:table-cell>
          <table:table-cell table:style-name="ce18" table:formula="of:=PRODUCT([.E9];100)/[.B9]" office:value-type="float" office:value="24.1215067842432" calcext:value-type="float">
            <text:p>24.1215067842</text:p>
          </table:table-cell>
          <table:table-cell table:style-name="ce5" table:formula="of:=SUM([.G6:.G8])" office:value-type="float" office:value="452937" calcext:value-type="float">
            <text:p>452937</text:p>
          </table:table-cell>
          <table:table-cell table:style-name="ce23" table:formula="of:=PRODUCT([.G9];100)/[.B9]" office:value-type="float" office:value="30.475401651687" calcext:value-type="float">
            <text:p>30.4754016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fourinarow/fourinarow</text:p>
          </table:table-cell>
          <table:table-cell office:value-type="float" office:value="1732" calcext:value-type="float">
            <text:p>1732</text:p>
          </table:table-cell>
          <table:table-cell office:value-type="float" office:value="390" calcext:value-type="float">
            <text:p>390</text:p>
          </table:table-cell>
          <table:table-cell table:formula="of:=PRODUCT([.C10];100)/[.B10]" office:value-type="float" office:value="22.5173210161663" calcext:value-type="float">
            <text:p>22.5173210162</text:p>
          </table:table-cell>
          <table:table-cell office:value-type="float" office:value="1237" calcext:value-type="float">
            <text:p>1237</text:p>
          </table:table-cell>
          <table:table-cell table:formula="of:=PRODUCT([.E10];100)/[.B10]" office:value-type="float" office:value="71.4203233256351" calcext:value-type="float">
            <text:p>71.4203233256</text:p>
          </table:table-cell>
          <table:table-cell office:value-type="float" office:value="1292" calcext:value-type="float">
            <text:p>1292</text:p>
          </table:table-cell>
          <table:table-cell table:formula="of:=PRODUCT([.G10];100)/[.B10]" office:value-type="float" office:value="74.5958429561201" calcext:value-type="float">
            <text:p>74.5958429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pifft/pifft</text:p>
          </table:table-cell>
          <table:table-cell office:value-type="float" office:value="89971" calcext:value-type="float">
            <text:p>89971</text:p>
          </table:table-cell>
          <table:table-cell office:value-type="float" office:value="30672" calcext:value-type="float">
            <text:p>30672</text:p>
          </table:table-cell>
          <table:table-cell table:formula="of:=PRODUCT([.C11];100)/[.B11]" office:value-type="float" office:value="34.0909848729035" calcext:value-type="float">
            <text:p>34.0909848729</text:p>
          </table:table-cell>
          <table:table-cell office:value-type="float" office:value="19692" calcext:value-type="float">
            <text:p>19692</text:p>
          </table:table-cell>
          <table:table-cell table:formula="of:=PRODUCT([.E11];100)/[.B11]" office:value-type="float" office:value="21.8870524946927" calcext:value-type="float">
            <text:p>21.8870524947</text:p>
          </table:table-cell>
          <table:table-cell office:value-type="float" office:value="35007" calcext:value-type="float">
            <text:p>35007</text:p>
          </table:table-cell>
          <table:table-cell table:formula="of:=PRODUCT([.G11];100)/[.B11]" office:value-type="float" office:value="38.9092040768692" calcext:value-type="float">
            <text:p>38.909204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pcompress2/pcompress2</text:p>
          </table:table-cell>
          <table:table-cell office:value-type="float" office:value="5132" calcext:value-type="float">
            <text:p>5132</text:p>
          </table:table-cell>
          <table:table-cell office:value-type="float" office:value="1229" calcext:value-type="float">
            <text:p>1229</text:p>
          </table:table-cell>
          <table:table-cell table:formula="of:=PRODUCT([.C12];100)/[.B12]" office:value-type="float" office:value="23.9477786438036" calcext:value-type="float">
            <text:p>23.9477786438</text:p>
          </table:table-cell>
          <table:table-cell office:value-type="float" office:value="1897" calcext:value-type="float">
            <text:p>1897</text:p>
          </table:table-cell>
          <table:table-cell table:formula="of:=PRODUCT([.E12];100)/[.B12]" office:value-type="float" office:value="36.9641465315666" calcext:value-type="float">
            <text:p>36.9641465316</text:p>
          </table:table-cell>
          <table:table-cell office:value-type="float" office:value="1990" calcext:value-type="float">
            <text:p>1990</text:p>
          </table:table-cell>
          <table:table-cell table:formula="of:=PRODUCT([.G12];100)/[.B12]" office:value-type="float" office:value="38.7763055339049" calcext:value-type="float">
            <text:p>38.7763055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distray/distray</text:p>
          </table:table-cell>
          <table:table-cell office:value-type="float" office:value="14473" calcext:value-type="float">
            <text:p>14473</text:p>
          </table:table-cell>
          <table:table-cell office:value-type="float" office:value="9562" calcext:value-type="float">
            <text:p>9562</text:p>
          </table:table-cell>
          <table:table-cell table:formula="of:=PRODUCT([.C13];100)/[.B13]" office:value-type="float" office:value="66.0678504802045" calcext:value-type="float">
            <text:p>66.0678504802</text:p>
          </table:table-cell>
          <table:table-cell office:value-type="float" office:value="9221" calcext:value-type="float">
            <text:p>9221</text:p>
          </table:table-cell>
          <table:table-cell table:formula="of:=PRODUCT([.E13];100)/[.B13]" office:value-type="float" office:value="63.7117391003938" calcext:value-type="float">
            <text:p>63.7117391004</text:p>
          </table:table-cell>
          <table:table-cell office:value-type="float" office:value="11684" calcext:value-type="float">
            <text:p>11684</text:p>
          </table:table-cell>
          <table:table-cell table:formula="of:=PRODUCT([.G13];100)/[.B13]" office:value-type="float" office:value="80.7296344918123" calcext:value-type="float">
            <text:p>80.7296344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mason/mason</text:p>
          </table:table-cell>
          <table:table-cell office:value-type="float" office:value="4252" calcext:value-type="float">
            <text:p>4252</text:p>
          </table:table-cell>
          <table:table-cell office:value-type="float" office:value="3346" calcext:value-type="float">
            <text:p>3346</text:p>
          </table:table-cell>
          <table:table-cell table:formula="of:=PRODUCT([.C14];100)/[.B14]" office:value-type="float" office:value="78.692380056444" calcext:value-type="float">
            <text:p>78.6923800564</text:p>
          </table:table-cell>
          <table:table-cell office:value-type="float" office:value="3568" calcext:value-type="float">
            <text:p>3568</text:p>
          </table:table-cell>
          <table:table-cell table:formula="of:=PRODUCT([.E14];100)/[.B14]" office:value-type="float" office:value="83.9134524929445" calcext:value-type="float">
            <text:p>83.9134524929</text:p>
          </table:table-cell>
          <table:table-cell office:value-type="float" office:value="3665" calcext:value-type="float">
            <text:p>3665</text:p>
          </table:table-cell>
          <table:table-cell table:formula="of:=PRODUCT([.G14];100)/[.B14]" office:value-type="float" office:value="86.1947318908749" calcext:value-type="float">
            <text:p>86.1947318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neural/neural</text:p>
          </table:table-cell>
          <table:table-cell office:value-type="float" office:value="8504" calcext:value-type="float">
            <text:p>8504</text:p>
          </table:table-cell>
          <table:table-cell office:value-type="float" office:value="1550" calcext:value-type="float">
            <text:p>1550</text:p>
          </table:table-cell>
          <table:table-cell table:formula="of:=PRODUCT([.C15];100)/[.B15]" office:value-type="float" office:value="18.2267168391345" calcext:value-type="float">
            <text:p>18.2267168391</text:p>
          </table:table-cell>
          <table:table-cell office:value-type="float" office:value="2960" calcext:value-type="float">
            <text:p>2960</text:p>
          </table:table-cell>
          <table:table-cell table:formula="of:=PRODUCT([.E15];100)/[.B15]" office:value-type="float" office:value="34.8071495766698" calcext:value-type="float">
            <text:p>34.8071495767</text:p>
          </table:table-cell>
          <table:table-cell office:value-type="float" office:value="3079" calcext:value-type="float">
            <text:p>3079</text:p>
          </table:table-cell>
          <table:table-cell table:formula="of:=PRODUCT([.G15];100)/[.B15]" office:value-type="float" office:value="36.2064910630292" calcext:value-type="float">
            <text:p>36.20649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FreeBench/analyzer/analyzer</text:p>
          </table:table-cell>
          <table:table-cell office:value-type="float" office:value="38508" calcext:value-type="float">
            <text:p>38508</text:p>
          </table:table-cell>
          <table:table-cell office:value-type="float" office:value="9545" calcext:value-type="float">
            <text:p>9545</text:p>
          </table:table-cell>
          <table:table-cell table:formula="of:=PRODUCT([.C16];100)/[.B16]" office:value-type="float" office:value="24.7870572348603" calcext:value-type="float">
            <text:p>24.7870572349</text:p>
          </table:table-cell>
          <table:table-cell office:value-type="float" office:value="18924" calcext:value-type="float">
            <text:p>18924</text:p>
          </table:table-cell>
          <table:table-cell table:formula="of:=PRODUCT([.E16];100)/[.B16]" office:value-type="float" office:value="49.1430352134621" calcext:value-type="float">
            <text:p>49.1430352135</text:p>
          </table:table-cell>
          <table:table-cell office:value-type="float" office:value="22247" calcext:value-type="float">
            <text:p>22247</text:p>
          </table:table-cell>
          <table:table-cell table:formula="of:=PRODUCT([.G16];100)/[.B16]" office:value-type="float" office:value="57.7724109275995" calcext:value-type="float">
            <text:p>57.7724109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_Sequoia/IRSmk/IRSmk</text:p>
          </table:table-cell>
          <table:table-cell office:value-type="float" office:value="28275" calcext:value-type="float">
            <text:p>28275</text:p>
          </table:table-cell>
          <table:table-cell office:value-type="float" office:value="14633" calcext:value-type="float">
            <text:p>14633</text:p>
          </table:table-cell>
          <table:table-cell table:formula="of:=PRODUCT([.C17];100)/[.B17]" office:value-type="float" office:value="51.7524314765694" calcext:value-type="float">
            <text:p>51.7524314766</text:p>
          </table:table-cell>
          <table:table-cell office:value-type="float" office:value="4716" calcext:value-type="float">
            <text:p>4716</text:p>
          </table:table-cell>
          <table:table-cell table:formula="of:=PRODUCT([.E17];100)/[.B17]" office:value-type="float" office:value="16.6790450928382" calcext:value-type="float">
            <text:p>16.6790450928</text:p>
          </table:table-cell>
          <table:table-cell office:value-type="float" office:value="15007" calcext:value-type="float">
            <text:p>15007</text:p>
          </table:table-cell>
          <table:table-cell table:formula="of:=PRODUCT([.G17];100)/[.B17]" office:value-type="float" office:value="53.0751547303271" calcext:value-type="float">
            <text:p>53.0751547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_Sequoia/CrystalMk/CrystalMk</text:p>
          </table:table-cell>
          <table:table-cell office:value-type="float" office:value="4635" calcext:value-type="float">
            <text:p>4635</text:p>
          </table:table-cell>
          <table:table-cell office:value-type="float" office:value="3419" calcext:value-type="float">
            <text:p>3419</text:p>
          </table:table-cell>
          <table:table-cell table:style-name="ce12" table:formula="of:=PRODUCT([.C18];100)/[.B18]" office:value-type="float" office:value="73.764832793959" calcext:value-type="float">
            <text:p>73.764832794</text:p>
          </table:table-cell>
          <table:table-cell office:value-type="float" office:value="2285" calcext:value-type="float">
            <text:p>2285</text:p>
          </table:table-cell>
          <table:table-cell table:style-name="ce19" table:formula="of:=PRODUCT([.E18];100)/[.B18]" office:value-type="float" office:value="49.2988133764833" calcext:value-type="float">
            <text:p>49.2988133765</text:p>
          </table:table-cell>
          <table:table-cell office:value-type="float" office:value="3593" calcext:value-type="float">
            <text:p>3593</text:p>
          </table:table-cell>
          <table:table-cell table:formula="of:=PRODUCT([.G18];100)/[.B18]" office:value-type="float" office:value="77.5188781014024" calcext:value-type="float">
            <text:p>77.5188781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_Sequoia/AMGmk/AMGmk</text:p>
          </table:table-cell>
          <table:table-cell office:value-type="float" office:value="12087" calcext:value-type="float">
            <text:p>12087</text:p>
          </table:table-cell>
          <table:table-cell office:value-type="float" office:value="5244" calcext:value-type="float">
            <text:p>5244</text:p>
          </table:table-cell>
          <table:table-cell table:style-name="ce12" table:formula="of:=PRODUCT([.C19];100)/[.B19]" office:value-type="float" office:value="43.385455448002" calcext:value-type="float">
            <text:p>43.385455448</text:p>
          </table:table-cell>
          <table:table-cell office:value-type="float" office:value="1147" calcext:value-type="float">
            <text:p>1147</text:p>
          </table:table-cell>
          <table:table-cell table:style-name="ce19" table:formula="of:=PRODUCT([.E19];100)/[.B19]" office:value-type="float" office:value="9.4895342103086" calcext:value-type="float">
            <text:p>9.4895342103</text:p>
          </table:table-cell>
          <table:table-cell office:value-type="float" office:value="5744" calcext:value-type="float">
            <text:p>5744</text:p>
          </table:table-cell>
          <table:table-cell table:formula="of:=PRODUCT([.G19];100)/[.B19]" office:value-type="float" office:value="47.5221312153553" calcext:value-type="float">
            <text:p>47.522131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ASCI_Purple/SMG2000/smg2000</text:p>
          </table:table-cell>
          <table:table-cell office:value-type="float" office:value="8476003" calcext:value-type="float">
            <text:p>8476003</text:p>
          </table:table-cell>
          <table:table-cell office:value-type="float" office:value="1641050" calcext:value-type="float">
            <text:p>1641050</text:p>
          </table:table-cell>
          <table:table-cell table:style-name="ce12" table:formula="of:=PRODUCT([.C20];100)/[.B20]" office:value-type="float" office:value="19.3611304762398" calcext:value-type="float">
            <text:p>19.3611304762</text:p>
          </table:table-cell>
          <table:table-cell office:value-type="float" office:value="825454" calcext:value-type="float">
            <text:p>825454</text:p>
          </table:table-cell>
          <table:table-cell table:style-name="ce19" table:formula="of:=PRODUCT([.E20];100)/[.B20]" office:value-type="float" office:value="9.7387176479291" calcext:value-type="float">
            <text:p>9.7387176479</text:p>
          </table:table-cell>
          <table:table-cell office:value-type="float" office:value="1813943" calcext:value-type="float">
            <text:p>1813943</text:p>
          </table:table-cell>
          <table:table-cell table:formula="of:=PRODUCT([.G20];100)/[.B20]" office:value-type="float" office:value="21.400924468762" calcext:value-type="float">
            <text:p>21.4009244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7zip/7zip-benchmark</text:p>
          </table:table-cell>
          <table:table-cell office:value-type="float" office:value="12930599" calcext:value-type="float">
            <text:p>12930599</text:p>
          </table:table-cell>
          <table:table-cell office:value-type="float" office:value="2435577" calcext:value-type="float">
            <text:p>2435577</text:p>
          </table:table-cell>
          <table:table-cell table:formula="of:=PRODUCT([.C21];100)/[.B21]" office:value-type="float" office:value="18.8357631382738" calcext:value-type="float">
            <text:p>18.8357631383</text:p>
          </table:table-cell>
          <table:table-cell office:value-type="float" office:value="2976731" calcext:value-type="float">
            <text:p>2976731</text:p>
          </table:table-cell>
          <table:table-cell table:formula="of:=PRODUCT([.E21];100)/[.B21]" office:value-type="float" office:value="23.0208283467765" calcext:value-type="float">
            <text:p>23.0208283468</text:p>
          </table:table-cell>
          <table:table-cell office:value-type="float" office:value="4223000" calcext:value-type="float">
            <text:p>4223000</text:p>
          </table:table-cell>
          <table:table-cell table:formula="of:=PRODUCT([.G21];100)/[.B21]" office:value-type="float" office:value="32.6589665335689" calcext:value-type="float">
            <text:p>32.6589665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health/health</text:p>
          </table:table-cell>
          <table:table-cell office:value-type="float" office:value="6208" calcext:value-type="float">
            <text:p>6208</text:p>
          </table:table-cell>
          <table:table-cell office:value-type="float" office:value="3930" calcext:value-type="float">
            <text:p>3930</text:p>
          </table:table-cell>
          <table:table-cell table:style-name="ce12" table:formula="of:=PRODUCT([.C22];100)/[.B22]" office:value-type="float" office:value="63.305412371134" calcext:value-type="float">
            <text:p>63.3054123711</text:p>
          </table:table-cell>
          <table:table-cell office:value-type="float" office:value="3122" calcext:value-type="float">
            <text:p>3122</text:p>
          </table:table-cell>
          <table:table-cell table:style-name="ce19" table:formula="of:=PRODUCT([.E22];100)/[.B22]" office:value-type="float" office:value="50.2899484536083" calcext:value-type="float">
            <text:p>50.2899484536</text:p>
          </table:table-cell>
          <table:table-cell office:value-type="float" office:value="4562" calcext:value-type="float">
            <text:p>4562</text:p>
          </table:table-cell>
          <table:table-cell table:formula="of:=PRODUCT([.G22];100)/[.B22]" office:value-type="float" office:value="73.485824742268" calcext:value-type="float">
            <text:p>73.4858247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em3d/em3d</text:p>
          </table:table-cell>
          <table:table-cell office:value-type="float" office:value="4016" calcext:value-type="float">
            <text:p>4016</text:p>
          </table:table-cell>
          <table:table-cell office:value-type="float" office:value="1163" calcext:value-type="float">
            <text:p>1163</text:p>
          </table:table-cell>
          <table:table-cell table:formula="of:=PRODUCT([.C23];100)/[.B23]" office:value-type="float" office:value="28.9591633466135" calcext:value-type="float">
            <text:p>28.9591633466</text:p>
          </table:table-cell>
          <table:table-cell office:value-type="float" office:value="1226" calcext:value-type="float">
            <text:p>1226</text:p>
          </table:table-cell>
          <table:table-cell table:formula="of:=PRODUCT([.E23];100)/[.B23]" office:value-type="float" office:value="30.5278884462151" calcext:value-type="float">
            <text:p>30.5278884462</text:p>
          </table:table-cell>
          <table:table-cell office:value-type="float" office:value="1783" calcext:value-type="float">
            <text:p>1783</text:p>
          </table:table-cell>
          <table:table-cell table:formula="of:=PRODUCT([.G23];100)/[.B23]" office:value-type="float" office:value="44.3974103585657" calcext:value-type="float">
            <text:p>44.3974103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voronoi/voronoi</text:p>
          </table:table-cell>
          <table:table-cell office:value-type="float" office:value="35193" calcext:value-type="float">
            <text:p>35193</text:p>
          </table:table-cell>
          <table:table-cell office:value-type="float" office:value="7616" calcext:value-type="float">
            <text:p>7616</text:p>
          </table:table-cell>
          <table:table-cell table:formula="of:=PRODUCT([.C24];100)/[.B24]" office:value-type="float" office:value="21.640667178132" calcext:value-type="float">
            <text:p>21.6406671781</text:p>
          </table:table-cell>
          <table:table-cell office:value-type="float" office:value="10228" calcext:value-type="float">
            <text:p>10228</text:p>
          </table:table-cell>
          <table:table-cell table:formula="of:=PRODUCT([.E24];100)/[.B24]" office:value-type="float" office:value="29.0625976756741" calcext:value-type="float">
            <text:p>29.0625976757</text:p>
          </table:table-cell>
          <table:table-cell office:value-type="float" office:value="12404" calcext:value-type="float">
            <text:p>12404</text:p>
          </table:table-cell>
          <table:table-cell table:formula="of:=PRODUCT([.G24];100)/[.B24]" office:value-type="float" office:value="35.2456454408547" calcext:value-type="float">
            <text:p>35.2456454409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Benchmarks/Olden/power/power</text:p>
          </table:table-cell>
          <table:table-cell office:value-type="float" office:value="11314" calcext:value-type="float">
            <text:p>11314</text:p>
          </table:table-cell>
          <table:table-cell office:value-type="float" office:value="9050" calcext:value-type="float">
            <text:p>9050</text:p>
          </table:table-cell>
          <table:table-cell table:style-name="ce12" table:formula="of:=PRODUCT([.C25];100)/[.B25]" office:value-type="float" office:value="79.9893936715574" calcext:value-type="float">
            <text:p>79.9893936716</text:p>
          </table:table-cell>
          <table:table-cell office:value-type="float" office:value="8130" calcext:value-type="float">
            <text:p>8130</text:p>
          </table:table-cell>
          <table:table-cell table:style-name="ce19" table:formula="of:=PRODUCT([.E25];100)/[.B25]" office:value-type="float" office:value="71.8578751988687" calcext:value-type="float">
            <text:p>71.8578751989</text:p>
          </table:table-cell>
          <table:table-cell office:value-type="float" office:value="9384" calcext:value-type="float">
            <text:p>9384</text:p>
          </table:table-cell>
          <table:table-cell table:formula="of:=PRODUCT([.G25];100)/[.B25]" office:value-type="float" office:value="82.9414884214248" calcext:value-type="float">
            <text:p>82.9414884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bisort/bisort</text:p>
          </table:table-cell>
          <table:table-cell office:value-type="float" office:value="997" calcext:value-type="float">
            <text:p>997</text:p>
          </table:table-cell>
          <table:table-cell office:value-type="float" office:value="361" calcext:value-type="float">
            <text:p>361</text:p>
          </table:table-cell>
          <table:table-cell table:style-name="ce12" table:formula="of:=PRODUCT([.C26];100)/[.B26]" office:value-type="float" office:value="36.2086258776329" calcext:value-type="float">
            <text:p>36.2086258776</text:p>
          </table:table-cell>
          <table:table-cell office:value-type="float" office:value="221" calcext:value-type="float">
            <text:p>221</text:p>
          </table:table-cell>
          <table:table-cell table:style-name="ce19" table:formula="of:=PRODUCT([.E26];100)/[.B26]" office:value-type="float" office:value="22.1664994984955" calcext:value-type="float">
            <text:p>22.1664994985</text:p>
          </table:table-cell>
          <table:table-cell office:value-type="float" office:value="418" calcext:value-type="float">
            <text:p>418</text:p>
          </table:table-cell>
          <table:table-cell table:formula="of:=PRODUCT([.G26];100)/[.B26]" office:value-type="float" office:value="41.925777331996" calcext:value-type="float">
            <text:p>41.925777332</text:p>
          </table:table-cell>
          <table:table-cell table:style-name="ce24"/>
          <table:table-cell table:style-name="ce26"/>
        </table:table-row>
        <table:table-row table:style-name="ro1">
          <table:table-cell office:value-type="string" calcext:value-type="string">
            <text:p>Benchmarks/Olden/bh/bh</text:p>
          </table:table-cell>
          <table:table-cell office:value-type="float" office:value="13894" calcext:value-type="float">
            <text:p>13894</text:p>
          </table:table-cell>
          <table:table-cell office:value-type="float" office:value="9402" calcext:value-type="float">
            <text:p>9402</text:p>
          </table:table-cell>
          <table:table-cell table:style-name="ce13" table:formula="of:=PRODUCT([.C27];100)/[.B27]" office:value-type="float" office:value="67.669497624874" calcext:value-type="float">
            <text:p>67.6694976249</text:p>
          </table:table-cell>
          <table:table-cell office:value-type="float" office:value="9162" calcext:value-type="float">
            <text:p>9162</text:p>
          </table:table-cell>
          <table:table-cell table:style-name="ce20" table:formula="of:=PRODUCT([.E27];100)/[.B27]" office:value-type="float" office:value="65.9421332949475" calcext:value-type="float">
            <text:p>65.9421332949</text:p>
          </table:table-cell>
          <table:table-cell office:value-type="float" office:value="11224" calcext:value-type="float">
            <text:p>11224</text:p>
          </table:table-cell>
          <table:table-cell table:formula="of:=PRODUCT([.G27];100)/[.B27]" office:value-type="float" office:value="80.7830718295667" calcext:value-type="float">
            <text:p>80.7830718296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Benchmarks/Olden/perimeter/perimeter</text:p>
          </table:table-cell>
          <table:table-cell office:value-type="float" office:value="1087" calcext:value-type="float">
            <text:p>1087</text:p>
          </table:table-cell>
          <table:table-cell office:value-type="float" office:value="582" calcext:value-type="float">
            <text:p>582</text:p>
          </table:table-cell>
          <table:table-cell table:style-name="ce12" table:formula="of:=PRODUCT([.C28];100)/[.B28]" office:value-type="float" office:value="53.541858325667" calcext:value-type="float">
            <text:p>53.5418583257</text:p>
          </table:table-cell>
          <table:table-cell office:value-type="float" office:value="282" calcext:value-type="float">
            <text:p>282</text:p>
          </table:table-cell>
          <table:table-cell table:style-name="ce19" table:formula="of:=PRODUCT([.E28];100)/[.B28]" office:value-type="float" office:value="25.9429622815087" calcext:value-type="float">
            <text:p>25.9429622815</text:p>
          </table:table-cell>
          <table:table-cell office:value-type="float" office:value="591" calcext:value-type="float">
            <text:p>591</text:p>
          </table:table-cell>
          <table:table-cell table:formula="of:=PRODUCT([.G28];100)/[.B28]" office:value-type="float" office:value="54.3698252069917" calcext:value-type="float">
            <text:p>54.369825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mst/mst</text:p>
          </table:table-cell>
          <table:table-cell office:value-type="float" office:value="2939" calcext:value-type="float">
            <text:p>2939</text:p>
          </table:table-cell>
          <table:table-cell office:value-type="float" office:value="1390" calcext:value-type="float">
            <text:p>1390</text:p>
          </table:table-cell>
          <table:table-cell table:formula="of:=PRODUCT([.C29];100)/[.B29]" office:value-type="float" office:value="47.2949982987411" calcext:value-type="float">
            <text:p>47.2949982987</text:p>
          </table:table-cell>
          <table:table-cell office:value-type="float" office:value="1710" calcext:value-type="float">
            <text:p>1710</text:p>
          </table:table-cell>
          <table:table-cell table:formula="of:=PRODUCT([.E29];100)/[.B29]" office:value-type="float" office:value="58.1830554610412" calcext:value-type="float">
            <text:p>58.183055461</text:p>
          </table:table-cell>
          <table:table-cell office:value-type="float" office:value="2030" calcext:value-type="float">
            <text:p>2030</text:p>
          </table:table-cell>
          <table:table-cell table:formula="of:=PRODUCT([.G29];100)/[.B29]" office:value-type="float" office:value="69.0711126233413" calcext:value-type="float">
            <text:p>69.0711126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tsp/tsp</text:p>
          </table:table-cell>
          <table:table-cell office:value-type="float" office:value="2787" calcext:value-type="float">
            <text:p>2787</text:p>
          </table:table-cell>
          <table:table-cell office:value-type="float" office:value="742" calcext:value-type="float">
            <text:p>742</text:p>
          </table:table-cell>
          <table:table-cell table:style-name="ce12" table:formula="of:=PRODUCT([.C30];100)/[.B30]" office:value-type="float" office:value="26.6236096160746" calcext:value-type="float">
            <text:p>26.6236096161</text:p>
          </table:table-cell>
          <table:table-cell office:value-type="float" office:value="253" calcext:value-type="float">
            <text:p>253</text:p>
          </table:table-cell>
          <table:table-cell table:style-name="ce19" table:formula="of:=PRODUCT([.E30];100)/[.B30]" office:value-type="float" office:value="9.0778614998206" calcext:value-type="float">
            <text:p>9.0778614998</text:p>
          </table:table-cell>
          <table:table-cell office:value-type="float" office:value="848" calcext:value-type="float">
            <text:p>848</text:p>
          </table:table-cell>
          <table:table-cell table:formula="of:=PRODUCT([.G30];100)/[.B30]" office:value-type="float" office:value="30.426982418371" calcext:value-type="float">
            <text:p>30.4269824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Olden/treeadd/treeadd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PRODUCT([.C31];100)/[.B31]" office:value-type="float" office:value="21.5189873417721" calcext:value-type="float">
            <text:p>21.5189873418</text:p>
          </table:table-cell>
          <table:table-cell office:value-type="float" office:value="22" calcext:value-type="float">
            <text:p>22</text:p>
          </table:table-cell>
          <table:table-cell table:formula="of:=PRODUCT([.E31];100)/[.B31]" office:value-type="float" office:value="27.8481012658228" calcext:value-type="float">
            <text:p>27.8481012658</text:p>
          </table:table-cell>
          <table:table-cell office:value-type="float" office:value="28" calcext:value-type="float">
            <text:p>28</text:p>
          </table:table-cell>
          <table:table-cell table:formula="of:=PRODUCT([.G31];100)/[.B31]" office:value-type="float" office:value="35.4430379746835" calcext:value-type="float">
            <text:p>35.443037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quivalencing-dbl/Equivalencing-dbl</text:p>
          </table:table-cell>
          <table:table-cell office:value-type="float" office:value="1157885" calcext:value-type="float">
            <text:p>1157885</text:p>
          </table:table-cell>
          <table:table-cell office:value-type="float" office:value="113289" calcext:value-type="float">
            <text:p>113289</text:p>
          </table:table-cell>
          <table:table-cell table:formula="of:=PRODUCT([.C32];100)/[.B32]" office:value-type="float" office:value="9.78413227565777" calcext:value-type="float">
            <text:p>9.7841322757</text:p>
          </table:table-cell>
          <table:table-cell office:value-type="float" office:value="503601" calcext:value-type="float">
            <text:p>503601</text:p>
          </table:table-cell>
          <table:table-cell table:formula="of:=PRODUCT([.E32];100)/[.B32]" office:value-type="float" office:value="43.4931793744629" calcext:value-type="float">
            <text:p>43.4931793745</text:p>
          </table:table-cell>
          <table:table-cell office:value-type="float" office:value="503723" calcext:value-type="float">
            <text:p>503723</text:p>
          </table:table-cell>
          <table:table-cell table:formula="of:=PRODUCT([.G32];100)/[.B32]" office:value-type="float" office:value="43.5037158267013" calcext:value-type="float">
            <text:p>43.5037158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quivalencing-flt/Equivalencing-flt</text:p>
          </table:table-cell>
          <table:table-cell office:value-type="float" office:value="1157885" calcext:value-type="float">
            <text:p>1157885</text:p>
          </table:table-cell>
          <table:table-cell office:value-type="float" office:value="113226" calcext:value-type="float">
            <text:p>113226</text:p>
          </table:table-cell>
          <table:table-cell table:formula="of:=PRODUCT([.C33];100)/[.B33]" office:value-type="float" office:value="9.77869132081338" calcext:value-type="float">
            <text:p>9.7786913208</text:p>
          </table:table-cell>
          <table:table-cell office:value-type="float" office:value="503549" calcext:value-type="float">
            <text:p>503549</text:p>
          </table:table-cell>
          <table:table-cell table:formula="of:=PRODUCT([.E33];100)/[.B33]" office:value-type="float" office:value="43.4886884276072" calcext:value-type="float">
            <text:p>43.4886884276</text:p>
          </table:table-cell>
          <table:table-cell office:value-type="float" office:value="503632" calcext:value-type="float">
            <text:p>503632</text:p>
          </table:table-cell>
          <table:table-cell table:formula="of:=PRODUCT([.G33];100)/[.B33]" office:value-type="float" office:value="43.4958566697038" calcext:value-type="float">
            <text:p>43.4958566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xpansion-dbl/Expansion-dbl</text:p>
          </table:table-cell>
          <table:table-cell office:value-type="float" office:value="1161372" calcext:value-type="float">
            <text:p>1161372</text:p>
          </table:table-cell>
          <table:table-cell office:value-type="float" office:value="113096" calcext:value-type="float">
            <text:p>113096</text:p>
          </table:table-cell>
          <table:table-cell table:formula="of:=PRODUCT([.C34];100)/[.B34]" office:value-type="float" office:value="9.73813730656499" calcext:value-type="float">
            <text:p>9.7381373066</text:p>
          </table:table-cell>
          <table:table-cell office:value-type="float" office:value="505683" calcext:value-type="float">
            <text:p>505683</text:p>
          </table:table-cell>
          <table:table-cell table:formula="of:=PRODUCT([.E34];100)/[.B34]" office:value-type="float" office:value="43.5418625556669" calcext:value-type="float">
            <text:p>43.5418625557</text:p>
          </table:table-cell>
          <table:table-cell office:value-type="float" office:value="505772" calcext:value-type="float">
            <text:p>505772</text:p>
          </table:table-cell>
          <table:table-cell table:formula="of:=PRODUCT([.G34];100)/[.B34]" office:value-type="float" office:value="43.5495259055669" calcext:value-type="float">
            <text:p>43.5495259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ductions-flt/Reductions-flt</text:p>
          </table:table-cell>
          <table:table-cell office:value-type="float" office:value="1160608" calcext:value-type="float">
            <text:p>1160608</text:p>
          </table:table-cell>
          <table:table-cell office:value-type="float" office:value="113432" calcext:value-type="float">
            <text:p>113432</text:p>
          </table:table-cell>
          <table:table-cell table:formula="of:=PRODUCT([.C35];100)/[.B35]" office:value-type="float" office:value="9.77349802861948" calcext:value-type="float">
            <text:p>9.7734980286</text:p>
          </table:table-cell>
          <table:table-cell office:value-type="float" office:value="505744" calcext:value-type="float">
            <text:p>505744</text:p>
          </table:table-cell>
          <table:table-cell table:formula="of:=PRODUCT([.E35];100)/[.B35]" office:value-type="float" office:value="43.5757809699744" calcext:value-type="float">
            <text:p>43.57578097</text:p>
          </table:table-cell>
          <table:table-cell office:value-type="float" office:value="505864" calcext:value-type="float">
            <text:p>505864</text:p>
          </table:table-cell>
          <table:table-cell table:formula="of:=PRODUCT([.G35];100)/[.B35]" office:value-type="float" office:value="43.5861203782845" calcext:value-type="float">
            <text:p>43.5861203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uctionVariable-flt/InductionVariable-flt</text:p>
          </table:table-cell>
          <table:table-cell office:value-type="float" office:value="1159535" calcext:value-type="float">
            <text:p>1159535</text:p>
          </table:table-cell>
          <table:table-cell office:value-type="float" office:value="113159" calcext:value-type="float">
            <text:p>113159</text:p>
          </table:table-cell>
          <table:table-cell table:formula="of:=PRODUCT([.C36];100)/[.B36]" office:value-type="float" office:value="9.7589982191137" calcext:value-type="float">
            <text:p>9.7589982191</text:p>
          </table:table-cell>
          <table:table-cell office:value-type="float" office:value="504675" calcext:value-type="float">
            <text:p>504675</text:p>
          </table:table-cell>
          <table:table-cell table:formula="of:=PRODUCT([.E36];100)/[.B36]" office:value-type="float" office:value="43.5239126028969" calcext:value-type="float">
            <text:p>43.5239126029</text:p>
          </table:table-cell>
          <table:table-cell office:value-type="float" office:value="504791" calcext:value-type="float">
            <text:p>504791</text:p>
          </table:table-cell>
          <table:table-cell table:formula="of:=PRODUCT([.G36];100)/[.B36]" office:value-type="float" office:value="43.5339166131251" calcext:value-type="float">
            <text:p>43.5339166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Loops-flt/ControlLoops-flt</text:p>
          </table:table-cell>
          <table:table-cell office:value-type="float" office:value="1159475" calcext:value-type="float">
            <text:p>1159475</text:p>
          </table:table-cell>
          <table:table-cell office:value-type="float" office:value="113288" calcext:value-type="float">
            <text:p>113288</text:p>
          </table:table-cell>
          <table:table-cell table:formula="of:=PRODUCT([.C37];100)/[.B37]" office:value-type="float" office:value="9.7706289484465" calcext:value-type="float">
            <text:p>9.7706289484</text:p>
          </table:table-cell>
          <table:table-cell office:value-type="float" office:value="505049" calcext:value-type="float">
            <text:p>505049</text:p>
          </table:table-cell>
          <table:table-cell table:formula="of:=PRODUCT([.E37];100)/[.B37]" office:value-type="float" office:value="43.5584208370168" calcext:value-type="float">
            <text:p>43.558420837</text:p>
          </table:table-cell>
          <table:table-cell office:value-type="float" office:value="505128" calcext:value-type="float">
            <text:p>505128</text:p>
          </table:table-cell>
          <table:table-cell table:formula="of:=PRODUCT([.G37];100)/[.B37]" office:value-type="float" office:value="43.5652342655081" calcext:value-type="float">
            <text:p>43.565234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ymbolics-flt/Symbolics-flt</text:p>
          </table:table-cell>
          <table:table-cell office:value-type="float" office:value="1157173" calcext:value-type="float">
            <text:p>1157173</text:p>
          </table:table-cell>
          <table:table-cell office:value-type="float" office:value="113133" calcext:value-type="float">
            <text:p>113133</text:p>
          </table:table-cell>
          <table:table-cell table:formula="of:=PRODUCT([.C38];100)/[.B38]" office:value-type="float" office:value="9.77667124967485" calcext:value-type="float">
            <text:p>9.7766712497</text:p>
          </table:table-cell>
          <table:table-cell office:value-type="float" office:value="503373" calcext:value-type="float">
            <text:p>503373</text:p>
          </table:table-cell>
          <table:table-cell table:formula="of:=PRODUCT([.E38];100)/[.B38]" office:value-type="float" office:value="43.5002372160429" calcext:value-type="float">
            <text:p>43.500237216</text:p>
          </table:table-cell>
          <table:table-cell office:value-type="float" office:value="503464" calcext:value-type="float">
            <text:p>503464</text:p>
          </table:table-cell>
          <table:table-cell table:formula="of:=PRODUCT([.G38];100)/[.B38]" office:value-type="float" office:value="43.5081012087216" calcext:value-type="float">
            <text:p>43.5081012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irectAddressing-dbl/IndirectAddressing-dbl</text:p>
          </table:table-cell>
          <table:table-cell office:value-type="float" office:value="1158083" calcext:value-type="float">
            <text:p>1158083</text:p>
          </table:table-cell>
          <table:table-cell office:value-type="float" office:value="113104" calcext:value-type="float">
            <text:p>113104</text:p>
          </table:table-cell>
          <table:table-cell table:formula="of:=PRODUCT([.C39];100)/[.B39]" office:value-type="float" office:value="9.76648478563281" calcext:value-type="float">
            <text:p>9.7664847856</text:p>
          </table:table-cell>
          <table:table-cell office:value-type="float" office:value="503960" calcext:value-type="float">
            <text:p>503960</text:p>
          </table:table-cell>
          <table:table-cell table:formula="of:=PRODUCT([.E39];100)/[.B39]" office:value-type="float" office:value="43.516742755053" calcext:value-type="float">
            <text:p>43.5167427551</text:p>
          </table:table-cell>
          <table:table-cell office:value-type="float" office:value="504059" calcext:value-type="float">
            <text:p>504059</text:p>
          </table:table-cell>
          <table:table-cell table:formula="of:=PRODUCT([.G39];100)/[.B39]" office:value-type="float" office:value="43.5252913651267" calcext:value-type="float">
            <text:p>43.525291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NodeSplitting-flt/NodeSplitting-flt</text:p>
          </table:table-cell>
          <table:table-cell office:value-type="float" office:value="1159397" calcext:value-type="float">
            <text:p>1159397</text:p>
          </table:table-cell>
          <table:table-cell office:value-type="float" office:value="112888" calcext:value-type="float">
            <text:p>112888</text:p>
          </table:table-cell>
          <table:table-cell table:formula="of:=PRODUCT([.C40];100)/[.B40]" office:value-type="float" office:value="9.73678558768049" calcext:value-type="float">
            <text:p>9.7367855877</text:p>
          </table:table-cell>
          <table:table-cell office:value-type="float" office:value="504345" calcext:value-type="float">
            <text:p>504345</text:p>
          </table:table-cell>
          <table:table-cell table:formula="of:=PRODUCT([.E40];100)/[.B40]" office:value-type="float" office:value="43.5006300689065" calcext:value-type="float">
            <text:p>43.5006300689</text:p>
          </table:table-cell>
          <table:table-cell office:value-type="float" office:value="504443" calcext:value-type="float">
            <text:p>504443</text:p>
          </table:table-cell>
          <table:table-cell table:formula="of:=PRODUCT([.G40];100)/[.B40]" office:value-type="float" office:value="43.5090827386995" calcext:value-type="float">
            <text:p>43.5090827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currences-flt/Recurrences-flt</text:p>
          </table:table-cell>
          <table:table-cell office:value-type="float" office:value="1156827" calcext:value-type="float">
            <text:p>1156827</text:p>
          </table:table-cell>
          <table:table-cell office:value-type="float" office:value="112917" calcext:value-type="float">
            <text:p>112917</text:p>
          </table:table-cell>
          <table:table-cell table:formula="of:=PRODUCT([.C41];100)/[.B41]" office:value-type="float" office:value="9.76092362989453" calcext:value-type="float">
            <text:p>9.7609236299</text:p>
          </table:table-cell>
          <table:table-cell office:value-type="float" office:value="502985" calcext:value-type="float">
            <text:p>502985</text:p>
          </table:table-cell>
          <table:table-cell table:formula="of:=PRODUCT([.E41];100)/[.B41]" office:value-type="float" office:value="43.479707856058" calcext:value-type="float">
            <text:p>43.4797078561</text:p>
          </table:table-cell>
          <table:table-cell office:value-type="float" office:value="503121" calcext:value-type="float">
            <text:p>503121</text:p>
          </table:table-cell>
          <table:table-cell table:formula="of:=PRODUCT([.G41];100)/[.B41]" office:value-type="float" office:value="43.491464151511" calcext:value-type="float">
            <text:p>43.491464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earching-dbl/Searching-dbl</text:p>
          </table:table-cell>
          <table:table-cell office:value-type="float" office:value="1155974" calcext:value-type="float">
            <text:p>1155974</text:p>
          </table:table-cell>
          <table:table-cell office:value-type="float" office:value="112951" calcext:value-type="float">
            <text:p>112951</text:p>
          </table:table-cell>
          <table:table-cell table:formula="of:=PRODUCT([.C42];100)/[.B42]" office:value-type="float" office:value="9.77106751535934" calcext:value-type="float">
            <text:p>9.7710675154</text:p>
          </table:table-cell>
          <table:table-cell office:value-type="float" office:value="502553" calcext:value-type="float">
            <text:p>502553</text:p>
          </table:table-cell>
          <table:table-cell table:formula="of:=PRODUCT([.E42];100)/[.B42]" office:value-type="float" office:value="43.474420704964" calcext:value-type="float">
            <text:p>43.474420705</text:p>
          </table:table-cell>
          <table:table-cell office:value-type="float" office:value="502707" calcext:value-type="float">
            <text:p>502707</text:p>
          </table:table-cell>
          <table:table-cell table:formula="of:=PRODUCT([.G42];100)/[.B42]" office:value-type="float" office:value="43.4877428039039" calcext:value-type="float">
            <text:p>43.4877428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rolling-dbl/LoopRerolling-dbl</text:p>
          </table:table-cell>
          <table:table-cell office:value-type="float" office:value="1158540" calcext:value-type="float">
            <text:p>1158540</text:p>
          </table:table-cell>
          <table:table-cell office:value-type="float" office:value="113129" calcext:value-type="float">
            <text:p>113129</text:p>
          </table:table-cell>
          <table:table-cell table:formula="of:=PRODUCT([.C43];100)/[.B43]" office:value-type="float" office:value="9.76479016693425" calcext:value-type="float">
            <text:p>9.7647901669</text:p>
          </table:table-cell>
          <table:table-cell office:value-type="float" office:value="503876" calcext:value-type="float">
            <text:p>503876</text:p>
          </table:table-cell>
          <table:table-cell table:formula="of:=PRODUCT([.E43];100)/[.B43]" office:value-type="float" office:value="43.4923265489323" calcext:value-type="float">
            <text:p>43.4923265489</text:p>
          </table:table-cell>
          <table:table-cell office:value-type="float" office:value="503999" calcext:value-type="float">
            <text:p>503999</text:p>
          </table:table-cell>
          <table:table-cell table:formula="of:=PRODUCT([.G43];100)/[.B43]" office:value-type="float" office:value="43.5029433597459" calcext:value-type="float">
            <text:p>43.5029433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ymbolics-dbl/Symbolics-dbl</text:p>
          </table:table-cell>
          <table:table-cell office:value-type="float" office:value="1157173" calcext:value-type="float">
            <text:p>1157173</text:p>
          </table:table-cell>
          <table:table-cell office:value-type="float" office:value="113040" calcext:value-type="float">
            <text:p>113040</text:p>
          </table:table-cell>
          <table:table-cell table:formula="of:=PRODUCT([.C44];100)/[.B44]" office:value-type="float" office:value="9.76863442199222" calcext:value-type="float">
            <text:p>9.768634422</text:p>
          </table:table-cell>
          <table:table-cell office:value-type="float" office:value="503373" calcext:value-type="float">
            <text:p>503373</text:p>
          </table:table-cell>
          <table:table-cell table:formula="of:=PRODUCT([.E44];100)/[.B44]" office:value-type="float" office:value="43.5002372160429" calcext:value-type="float">
            <text:p>43.500237216</text:p>
          </table:table-cell>
          <table:table-cell office:value-type="float" office:value="503572" calcext:value-type="float">
            <text:p>503572</text:p>
          </table:table-cell>
          <table:table-cell table:formula="of:=PRODUCT([.G44];100)/[.B44]" office:value-type="float" office:value="43.5174342989337" calcext:value-type="float">
            <text:p>43.5174342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structuring-dbl/LoopRestructuring-dbl</text:p>
          </table:table-cell>
          <table:table-cell office:value-type="float" office:value="1160144" calcext:value-type="float">
            <text:p>1160144</text:p>
          </table:table-cell>
          <table:table-cell office:value-type="float" office:value="113271" calcext:value-type="float">
            <text:p>113271</text:p>
          </table:table-cell>
          <table:table-cell table:formula="of:=PRODUCT([.C45];100)/[.B45]" office:value-type="float" office:value="9.76352935497662" calcext:value-type="float">
            <text:p>9.763529355</text:p>
          </table:table-cell>
          <table:table-cell office:value-type="float" office:value="504825" calcext:value-type="float">
            <text:p>504825</text:p>
          </table:table-cell>
          <table:table-cell table:formula="of:=PRODUCT([.E45];100)/[.B45]" office:value-type="float" office:value="43.5139948144368" calcext:value-type="float">
            <text:p>43.5139948144</text:p>
          </table:table-cell>
          <table:table-cell office:value-type="float" office:value="505024" calcext:value-type="float">
            <text:p>505024</text:p>
          </table:table-cell>
          <table:table-cell table:formula="of:=PRODUCT([.G45];100)/[.B45]" office:value-type="float" office:value="43.5311478575073" calcext:value-type="float">
            <text:p>43.5311478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inearDependence-dbl/LinearDependence-dbl</text:p>
          </table:table-cell>
          <table:table-cell office:value-type="float" office:value="1161318" calcext:value-type="float">
            <text:p>1161318</text:p>
          </table:table-cell>
          <table:table-cell office:value-type="float" office:value="113350" calcext:value-type="float">
            <text:p>113350</text:p>
          </table:table-cell>
          <table:table-cell table:formula="of:=PRODUCT([.C46];100)/[.B46]" office:value-type="float" office:value="9.7604618201044" calcext:value-type="float">
            <text:p>9.7604618201</text:p>
          </table:table-cell>
          <table:table-cell office:value-type="float" office:value="505760" calcext:value-type="float">
            <text:p>505760</text:p>
          </table:table-cell>
          <table:table-cell table:formula="of:=PRODUCT([.E46];100)/[.B46]" office:value-type="float" office:value="43.5505176015527" calcext:value-type="float">
            <text:p>43.5505176016</text:p>
          </table:table-cell>
          <table:table-cell office:value-type="float" office:value="505883" calcext:value-type="float">
            <text:p>505883</text:p>
          </table:table-cell>
          <table:table-cell table:formula="of:=PRODUCT([.G46];100)/[.B46]" office:value-type="float" office:value="43.5611090157907" calcext:value-type="float">
            <text:p>43.561109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Packing-flt/Packing-flt</text:p>
          </table:table-cell>
          <table:table-cell office:value-type="float" office:value="1156418" calcext:value-type="float">
            <text:p>1156418</text:p>
          </table:table-cell>
          <table:table-cell office:value-type="float" office:value="113009" calcext:value-type="float">
            <text:p>113009</text:p>
          </table:table-cell>
          <table:table-cell table:formula="of:=PRODUCT([.C47];100)/[.B47]" office:value-type="float" office:value="9.77233145800221" calcext:value-type="float">
            <text:p>9.772331458</text:p>
          </table:table-cell>
          <table:table-cell office:value-type="float" office:value="502835" calcext:value-type="float">
            <text:p>502835</text:p>
          </table:table-cell>
          <table:table-cell table:formula="of:=PRODUCT([.E47];100)/[.B47]" office:value-type="float" office:value="43.4821145987005" calcext:value-type="float">
            <text:p>43.4821145987</text:p>
          </table:table-cell>
          <table:table-cell office:value-type="float" office:value="502906" calcext:value-type="float">
            <text:p>502906</text:p>
          </table:table-cell>
          <table:table-cell table:formula="of:=PRODUCT([.G47];100)/[.B47]" office:value-type="float" office:value="43.4882542471667" calcext:value-type="float">
            <text:p>43.488254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rolling-flt/LoopRerolling-flt</text:p>
          </table:table-cell>
          <table:table-cell office:value-type="float" office:value="1158540" calcext:value-type="float">
            <text:p>1158540</text:p>
          </table:table-cell>
          <table:table-cell office:value-type="float" office:value="113098" calcext:value-type="float">
            <text:p>113098</text:p>
          </table:table-cell>
          <table:table-cell table:formula="of:=PRODUCT([.C48];100)/[.B48]" office:value-type="float" office:value="9.76211438534708" calcext:value-type="float">
            <text:p>9.7621143853</text:p>
          </table:table-cell>
          <table:table-cell office:value-type="float" office:value="503864" calcext:value-type="float">
            <text:p>503864</text:p>
          </table:table-cell>
          <table:table-cell table:formula="of:=PRODUCT([.E48];100)/[.B48]" office:value-type="float" office:value="43.4912907625114" calcext:value-type="float">
            <text:p>43.4912907625</text:p>
          </table:table-cell>
          <table:table-cell office:value-type="float" office:value="503989" calcext:value-type="float">
            <text:p>503989</text:p>
          </table:table-cell>
          <table:table-cell table:formula="of:=PRODUCT([.G48];100)/[.B48]" office:value-type="float" office:value="43.5020802043952" calcext:value-type="float">
            <text:p>43.5020802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currences-dbl/Recurrences-dbl</text:p>
          </table:table-cell>
          <table:table-cell office:value-type="float" office:value="1156827" calcext:value-type="float">
            <text:p>1156827</text:p>
          </table:table-cell>
          <table:table-cell office:value-type="float" office:value="113039" calcext:value-type="float">
            <text:p>113039</text:p>
          </table:table-cell>
          <table:table-cell table:formula="of:=PRODUCT([.C49];100)/[.B49]" office:value-type="float" office:value="9.77146971846266" calcext:value-type="float">
            <text:p>9.7714697185</text:p>
          </table:table-cell>
          <table:table-cell office:value-type="float" office:value="502985" calcext:value-type="float">
            <text:p>502985</text:p>
          </table:table-cell>
          <table:table-cell table:formula="of:=PRODUCT([.E49];100)/[.B49]" office:value-type="float" office:value="43.479707856058" calcext:value-type="float">
            <text:p>43.4797078561</text:p>
          </table:table-cell>
          <table:table-cell office:value-type="float" office:value="503136" calcext:value-type="float">
            <text:p>503136</text:p>
          </table:table-cell>
          <table:table-cell table:formula="of:=PRODUCT([.G49];100)/[.B49]" office:value-type="float" office:value="43.4927608017448" calcext:value-type="float">
            <text:p>43.4927608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Reductions-dbl/Reductions-dbl</text:p>
          </table:table-cell>
          <table:table-cell office:value-type="float" office:value="1160608" calcext:value-type="float">
            <text:p>1160608</text:p>
          </table:table-cell>
          <table:table-cell office:value-type="float" office:value="113519" calcext:value-type="float">
            <text:p>113519</text:p>
          </table:table-cell>
          <table:table-cell table:formula="of:=PRODUCT([.C50];100)/[.B50]" office:value-type="float" office:value="9.78099409964432" calcext:value-type="float">
            <text:p>9.7809940996</text:p>
          </table:table-cell>
          <table:table-cell office:value-type="float" office:value="505744" calcext:value-type="float">
            <text:p>505744</text:p>
          </table:table-cell>
          <table:table-cell table:formula="of:=PRODUCT([.E50];100)/[.B50]" office:value-type="float" office:value="43.5757809699744" calcext:value-type="float">
            <text:p>43.57578097</text:p>
          </table:table-cell>
          <table:table-cell office:value-type="float" office:value="505834" calcext:value-type="float">
            <text:p>505834</text:p>
          </table:table-cell>
          <table:table-cell table:formula="of:=PRODUCT([.G50];100)/[.B50]" office:value-type="float" office:value="43.583535526207" calcext:value-type="float">
            <text:p>43.5835355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Flow-flt/ControlFlow-flt</text:p>
          </table:table-cell>
          <table:table-cell office:value-type="float" office:value="1170411" calcext:value-type="float">
            <text:p>1170411</text:p>
          </table:table-cell>
          <table:table-cell office:value-type="float" office:value="113611" calcext:value-type="float">
            <text:p>113611</text:p>
          </table:table-cell>
          <table:table-cell table:formula="of:=PRODUCT([.C51];100)/[.B51]" office:value-type="float" office:value="9.70693200935398" calcext:value-type="float">
            <text:p>9.7069320094</text:p>
          </table:table-cell>
          <table:table-cell office:value-type="float" office:value="510311" calcext:value-type="float">
            <text:p>510311</text:p>
          </table:table-cell>
          <table:table-cell table:formula="of:=PRODUCT([.E51];100)/[.B51]" office:value-type="float" office:value="43.6010085346088" calcext:value-type="float">
            <text:p>43.6010085346</text:p>
          </table:table-cell>
          <table:table-cell office:value-type="float" office:value="510408" calcext:value-type="float">
            <text:p>510408</text:p>
          </table:table-cell>
          <table:table-cell table:formula="of:=PRODUCT([.G51];100)/[.B51]" office:value-type="float" office:value="43.6092962215837" calcext:value-type="float">
            <text:p>43.609296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tatementReordering-flt/StatementReordering-flt</text:p>
          </table:table-cell>
          <table:table-cell office:value-type="float" office:value="1156933" calcext:value-type="float">
            <text:p>1156933</text:p>
          </table:table-cell>
          <table:table-cell office:value-type="float" office:value="113006" calcext:value-type="float">
            <text:p>113006</text:p>
          </table:table-cell>
          <table:table-cell table:formula="of:=PRODUCT([.C52];100)/[.B52]" office:value-type="float" office:value="9.76772207206468" calcext:value-type="float">
            <text:p>9.7677220721</text:p>
          </table:table-cell>
          <table:table-cell office:value-type="float" office:value="503044" calcext:value-type="float">
            <text:p>503044</text:p>
          </table:table-cell>
          <table:table-cell table:formula="of:=PRODUCT([.E52];100)/[.B52]" office:value-type="float" office:value="43.4808238679336" calcext:value-type="float">
            <text:p>43.4808238679</text:p>
          </table:table-cell>
          <table:table-cell office:value-type="float" office:value="503156" calcext:value-type="float">
            <text:p>503156</text:p>
          </table:table-cell>
          <table:table-cell table:formula="of:=PRODUCT([.G52];100)/[.B52]" office:value-type="float" office:value="43.4905046359642" calcext:value-type="float">
            <text:p>43.490504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inearDependence-flt/LinearDependence-flt</text:p>
          </table:table-cell>
          <table:table-cell office:value-type="float" office:value="1161318" calcext:value-type="float">
            <text:p>1161318</text:p>
          </table:table-cell>
          <table:table-cell office:value-type="float" office:value="113215" calcext:value-type="float">
            <text:p>113215</text:p>
          </table:table-cell>
          <table:table-cell table:formula="of:=PRODUCT([.C53];100)/[.B53]" office:value-type="float" office:value="9.7488370971603" calcext:value-type="float">
            <text:p>9.7488370972</text:p>
          </table:table-cell>
          <table:table-cell office:value-type="float" office:value="505760" calcext:value-type="float">
            <text:p>505760</text:p>
          </table:table-cell>
          <table:table-cell table:formula="of:=PRODUCT([.E53];100)/[.B53]" office:value-type="float" office:value="43.5505176015527" calcext:value-type="float">
            <text:p>43.5505176016</text:p>
          </table:table-cell>
          <table:table-cell office:value-type="float" office:value="505893" calcext:value-type="float">
            <text:p>505893</text:p>
          </table:table-cell>
          <table:table-cell table:formula="of:=PRODUCT([.G53];100)/[.B53]" office:value-type="float" office:value="43.5619701063791" calcext:value-type="float">
            <text:p>43.561970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rossingThresholds-dbl/CrossingThresholds-dbl</text:p>
          </table:table-cell>
          <table:table-cell office:value-type="float" office:value="1158479" calcext:value-type="float">
            <text:p>1158479</text:p>
          </table:table-cell>
          <table:table-cell office:value-type="float" office:value="113041" calcext:value-type="float">
            <text:p>113041</text:p>
          </table:table-cell>
          <table:table-cell table:formula="of:=PRODUCT([.C54];100)/[.B54]" office:value-type="float" office:value="9.75770816734701" calcext:value-type="float">
            <text:p>9.7577081673</text:p>
          </table:table-cell>
          <table:table-cell office:value-type="float" office:value="504120" calcext:value-type="float">
            <text:p>504120</text:p>
          </table:table-cell>
          <table:table-cell table:formula="of:=PRODUCT([.E54];100)/[.B54]" office:value-type="float" office:value="43.5156787477373" calcext:value-type="float">
            <text:p>43.5156787477</text:p>
          </table:table-cell>
          <table:table-cell office:value-type="float" office:value="504225" calcext:value-type="float">
            <text:p>504225</text:p>
          </table:table-cell>
          <table:table-cell table:formula="of:=PRODUCT([.G54];100)/[.B54]" office:value-type="float" office:value="43.5247423561411" calcext:value-type="float">
            <text:p>43.5247423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Packing-dbl/Packing-dbl</text:p>
          </table:table-cell>
          <table:table-cell office:value-type="float" office:value="1156418" calcext:value-type="float">
            <text:p>1156418</text:p>
          </table:table-cell>
          <table:table-cell office:value-type="float" office:value="112919" calcext:value-type="float">
            <text:p>112919</text:p>
          </table:table-cell>
          <table:table-cell table:formula="of:=PRODUCT([.C55];100)/[.B55]" office:value-type="float" office:value="9.76454880501687" calcext:value-type="float">
            <text:p>9.764548805</text:p>
          </table:table-cell>
          <table:table-cell office:value-type="float" office:value="502835" calcext:value-type="float">
            <text:p>502835</text:p>
          </table:table-cell>
          <table:table-cell table:formula="of:=PRODUCT([.E55];100)/[.B55]" office:value-type="float" office:value="43.4821145987005" calcext:value-type="float">
            <text:p>43.4821145987</text:p>
          </table:table-cell>
          <table:table-cell office:value-type="float" office:value="502934" calcext:value-type="float">
            <text:p>502934</text:p>
          </table:table-cell>
          <table:table-cell table:formula="of:=PRODUCT([.G55];100)/[.B55]" office:value-type="float" office:value="43.4906755169843" calcext:value-type="float">
            <text:p>43.49067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rossingThresholds-flt/CrossingThresholds-flt</text:p>
          </table:table-cell>
          <table:table-cell office:value-type="float" office:value="1158479" calcext:value-type="float">
            <text:p>1158479</text:p>
          </table:table-cell>
          <table:table-cell office:value-type="float" office:value="113155" calcext:value-type="float">
            <text:p>113155</text:p>
          </table:table-cell>
          <table:table-cell table:formula="of:=PRODUCT([.C56];100)/[.B56]" office:value-type="float" office:value="9.76754865647111" calcext:value-type="float">
            <text:p>9.7675486565</text:p>
          </table:table-cell>
          <table:table-cell office:value-type="float" office:value="504120" calcext:value-type="float">
            <text:p>504120</text:p>
          </table:table-cell>
          <table:table-cell table:formula="of:=PRODUCT([.E56];100)/[.B56]" office:value-type="float" office:value="43.5156787477373" calcext:value-type="float">
            <text:p>43.5156787477</text:p>
          </table:table-cell>
          <table:table-cell office:value-type="float" office:value="504306" calcext:value-type="float">
            <text:p>504306</text:p>
          </table:table-cell>
          <table:table-cell table:formula="of:=PRODUCT([.G56];100)/[.B56]" office:value-type="float" office:value="43.531734282624" calcext:value-type="float">
            <text:p>43.531734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NodeSplitting-dbl/NodeSplitting-dbl</text:p>
          </table:table-cell>
          <table:table-cell office:value-type="float" office:value="1159397" calcext:value-type="float">
            <text:p>1159397</text:p>
          </table:table-cell>
          <table:table-cell office:value-type="float" office:value="112843" calcext:value-type="float">
            <text:p>112843</text:p>
          </table:table-cell>
          <table:table-cell table:formula="of:=PRODUCT([.C57];100)/[.B57]" office:value-type="float" office:value="9.73290425971432" calcext:value-type="float">
            <text:p>9.7329042597</text:p>
          </table:table-cell>
          <table:table-cell office:value-type="float" office:value="504345" calcext:value-type="float">
            <text:p>504345</text:p>
          </table:table-cell>
          <table:table-cell table:formula="of:=PRODUCT([.E57];100)/[.B57]" office:value-type="float" office:value="43.5006300689065" calcext:value-type="float">
            <text:p>43.5006300689</text:p>
          </table:table-cell>
          <table:table-cell office:value-type="float" office:value="504434" calcext:value-type="float">
            <text:p>504434</text:p>
          </table:table-cell>
          <table:table-cell table:formula="of:=PRODUCT([.G57];100)/[.B57]" office:value-type="float" office:value="43.5083064731063" calcext:value-type="float">
            <text:p>43.508306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irectAddressing-flt/IndirectAddressing-flt</text:p>
          </table:table-cell>
          <table:table-cell office:value-type="float" office:value="1158083" calcext:value-type="float">
            <text:p>1158083</text:p>
          </table:table-cell>
          <table:table-cell office:value-type="float" office:value="113133" calcext:value-type="float">
            <text:p>113133</text:p>
          </table:table-cell>
          <table:table-cell table:formula="of:=PRODUCT([.C58];100)/[.B58]" office:value-type="float" office:value="9.76898892393723" calcext:value-type="float">
            <text:p>9.7689889239</text:p>
          </table:table-cell>
          <table:table-cell office:value-type="float" office:value="503960" calcext:value-type="float">
            <text:p>503960</text:p>
          </table:table-cell>
          <table:table-cell table:formula="of:=PRODUCT([.E58];100)/[.B58]" office:value-type="float" office:value="43.516742755053" calcext:value-type="float">
            <text:p>43.5167427551</text:p>
          </table:table-cell>
          <table:table-cell office:value-type="float" office:value="504119" calcext:value-type="float">
            <text:p>504119</text:p>
          </table:table-cell>
          <table:table-cell table:formula="of:=PRODUCT([.G58];100)/[.B58]" office:value-type="float" office:value="43.5304723409289" calcext:value-type="float">
            <text:p>43.5304723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GlobalDataFlow-dbl/GlobalDataFlow-dbl</text:p>
          </table:table-cell>
          <table:table-cell office:value-type="float" office:value="1158965" calcext:value-type="float">
            <text:p>1158965</text:p>
          </table:table-cell>
          <table:table-cell office:value-type="float" office:value="113339" calcext:value-type="float">
            <text:p>113339</text:p>
          </table:table-cell>
          <table:table-cell table:formula="of:=PRODUCT([.C59];100)/[.B59]" office:value-type="float" office:value="9.779328970245" calcext:value-type="float">
            <text:p>9.7793289702</text:p>
          </table:table-cell>
          <table:table-cell office:value-type="float" office:value="504582" calcext:value-type="float">
            <text:p>504582</text:p>
          </table:table-cell>
          <table:table-cell table:formula="of:=PRODUCT([.E59];100)/[.B59]" office:value-type="float" office:value="43.5372940511577" calcext:value-type="float">
            <text:p>43.5372940512</text:p>
          </table:table-cell>
          <table:table-cell office:value-type="float" office:value="504711" calcext:value-type="float">
            <text:p>504711</text:p>
          </table:table-cell>
          <table:table-cell table:formula="of:=PRODUCT([.G59];100)/[.B59]" office:value-type="float" office:value="43.5484246720134" calcext:value-type="float">
            <text:p>43.548424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tatementReordering-dbl/StatementReordering-dbl</text:p>
          </table:table-cell>
          <table:table-cell office:value-type="float" office:value="1156933" calcext:value-type="float">
            <text:p>1156933</text:p>
          </table:table-cell>
          <table:table-cell office:value-type="float" office:value="112914" calcext:value-type="float">
            <text:p>112914</text:p>
          </table:table-cell>
          <table:table-cell table:formula="of:=PRODUCT([.C60];100)/[.B60]" office:value-type="float" office:value="9.75977001261093" calcext:value-type="float">
            <text:p>9.7597700126</text:p>
          </table:table-cell>
          <table:table-cell office:value-type="float" office:value="503044" calcext:value-type="float">
            <text:p>503044</text:p>
          </table:table-cell>
          <table:table-cell table:formula="of:=PRODUCT([.E60];100)/[.B60]" office:value-type="float" office:value="43.4808238679336" calcext:value-type="float">
            <text:p>43.4808238679</text:p>
          </table:table-cell>
          <table:table-cell office:value-type="float" office:value="503221" calcext:value-type="float">
            <text:p>503221</text:p>
          </table:table-cell>
          <table:table-cell table:formula="of:=PRODUCT([.G60];100)/[.B60]" office:value-type="float" office:value="43.4961229388392" calcext:value-type="float">
            <text:p>43.4961229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LoopRestructuring-flt/LoopRestructuring-flt</text:p>
          </table:table-cell>
          <table:table-cell office:value-type="float" office:value="1160144" calcext:value-type="float">
            <text:p>1160144</text:p>
          </table:table-cell>
          <table:table-cell office:value-type="float" office:value="113210" calcext:value-type="float">
            <text:p>113210</text:p>
          </table:table-cell>
          <table:table-cell table:formula="of:=PRODUCT([.C61];100)/[.B61]" office:value-type="float" office:value="9.75827138700024" calcext:value-type="float">
            <text:p>9.758271387</text:p>
          </table:table-cell>
          <table:table-cell office:value-type="float" office:value="504825" calcext:value-type="float">
            <text:p>504825</text:p>
          </table:table-cell>
          <table:table-cell table:formula="of:=PRODUCT([.E61];100)/[.B61]" office:value-type="float" office:value="43.5139948144368" calcext:value-type="float">
            <text:p>43.5139948144</text:p>
          </table:table-cell>
          <table:table-cell office:value-type="float" office:value="505038" calcext:value-type="float">
            <text:p>505038</text:p>
          </table:table-cell>
          <table:table-cell table:formula="of:=PRODUCT([.G61];100)/[.B61]" office:value-type="float" office:value="43.532354604256" calcext:value-type="float">
            <text:p>43.5323546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Flow-dbl/ControlFlow-dbl</text:p>
          </table:table-cell>
          <table:table-cell office:value-type="float" office:value="1170411" calcext:value-type="float">
            <text:p>1170411</text:p>
          </table:table-cell>
          <table:table-cell office:value-type="float" office:value="113583" calcext:value-type="float">
            <text:p>113583</text:p>
          </table:table-cell>
          <table:table-cell table:formula="of:=PRODUCT([.C62];100)/[.B62]" office:value-type="float" office:value="9.7045396873406" calcext:value-type="float">
            <text:p>9.7045396873</text:p>
          </table:table-cell>
          <table:table-cell office:value-type="float" office:value="510311" calcext:value-type="float">
            <text:p>510311</text:p>
          </table:table-cell>
          <table:table-cell table:formula="of:=PRODUCT([.E62];100)/[.B62]" office:value-type="float" office:value="43.6010085346088" calcext:value-type="float">
            <text:p>43.6010085346</text:p>
          </table:table-cell>
          <table:table-cell office:value-type="float" office:value="510408" calcext:value-type="float">
            <text:p>510408</text:p>
          </table:table-cell>
          <table:table-cell table:formula="of:=PRODUCT([.G62];100)/[.B62]" office:value-type="float" office:value="43.6092962215837" calcext:value-type="float">
            <text:p>43.609296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Searching-flt/Searching-flt</text:p>
          </table:table-cell>
          <table:table-cell office:value-type="float" office:value="1155974" calcext:value-type="float">
            <text:p>1155974</text:p>
          </table:table-cell>
          <table:table-cell office:value-type="float" office:value="113105" calcext:value-type="float">
            <text:p>113105</text:p>
          </table:table-cell>
          <table:table-cell table:formula="of:=PRODUCT([.C63];100)/[.B63]" office:value-type="float" office:value="9.78438961429928" calcext:value-type="float">
            <text:p>9.7843896143</text:p>
          </table:table-cell>
          <table:table-cell office:value-type="float" office:value="502553" calcext:value-type="float">
            <text:p>502553</text:p>
          </table:table-cell>
          <table:table-cell table:formula="of:=PRODUCT([.E63];100)/[.B63]" office:value-type="float" office:value="43.474420704964" calcext:value-type="float">
            <text:p>43.474420705</text:p>
          </table:table-cell>
          <table:table-cell office:value-type="float" office:value="502719" calcext:value-type="float">
            <text:p>502719</text:p>
          </table:table-cell>
          <table:table-cell table:formula="of:=PRODUCT([.G63];100)/[.B63]" office:value-type="float" office:value="43.4887808895356" calcext:value-type="float">
            <text:p>43.4887808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InductionVariable-dbl/InductionVariable-dbl</text:p>
          </table:table-cell>
          <table:table-cell office:value-type="float" office:value="1159535" calcext:value-type="float">
            <text:p>1159535</text:p>
          </table:table-cell>
          <table:table-cell office:value-type="float" office:value="113218" calcext:value-type="float">
            <text:p>113218</text:p>
          </table:table-cell>
          <table:table-cell table:formula="of:=PRODUCT([.C64];100)/[.B64]" office:value-type="float" office:value="9.7640864656953" calcext:value-type="float">
            <text:p>9.7640864657</text:p>
          </table:table-cell>
          <table:table-cell office:value-type="float" office:value="504675" calcext:value-type="float">
            <text:p>504675</text:p>
          </table:table-cell>
          <table:table-cell table:formula="of:=PRODUCT([.E64];100)/[.B64]" office:value-type="float" office:value="43.5239126028969" calcext:value-type="float">
            <text:p>43.5239126029</text:p>
          </table:table-cell>
          <table:table-cell office:value-type="float" office:value="504746" calcext:value-type="float">
            <text:p>504746</text:p>
          </table:table-cell>
          <table:table-cell table:formula="of:=PRODUCT([.G64];100)/[.B64]" office:value-type="float" office:value="43.5300357470883" calcext:value-type="float">
            <text:p>43.5300357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Expansion-flt/Expansion-flt</text:p>
          </table:table-cell>
          <table:table-cell office:value-type="float" office:value="1161372" calcext:value-type="float">
            <text:p>1161372</text:p>
          </table:table-cell>
          <table:table-cell office:value-type="float" office:value="113221" calcext:value-type="float">
            <text:p>113221</text:p>
          </table:table-cell>
          <table:table-cell table:formula="of:=PRODUCT([.C65];100)/[.B65]" office:value-type="float" office:value="9.74890043844694" calcext:value-type="float">
            <text:p>9.7489004384</text:p>
          </table:table-cell>
          <table:table-cell office:value-type="float" office:value="505683" calcext:value-type="float">
            <text:p>505683</text:p>
          </table:table-cell>
          <table:table-cell table:formula="of:=PRODUCT([.E65];100)/[.B65]" office:value-type="float" office:value="43.5418625556669" calcext:value-type="float">
            <text:p>43.5418625557</text:p>
          </table:table-cell>
          <table:table-cell office:value-type="float" office:value="505796" calcext:value-type="float">
            <text:p>505796</text:p>
          </table:table-cell>
          <table:table-cell table:formula="of:=PRODUCT([.G65];100)/[.B65]" office:value-type="float" office:value="43.5515924268882" calcext:value-type="float">
            <text:p>43.551592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ControlLoops-dbl/ControlLoops-dbl</text:p>
          </table:table-cell>
          <table:table-cell office:value-type="float" office:value="1159475" calcext:value-type="float">
            <text:p>1159475</text:p>
          </table:table-cell>
          <table:table-cell office:value-type="float" office:value="113406" calcext:value-type="float">
            <text:p>113406</text:p>
          </table:table-cell>
          <table:table-cell table:formula="of:=PRODUCT([.C66];100)/[.B66]" office:value-type="float" office:value="9.78080596821837" calcext:value-type="float">
            <text:p>9.7808059682</text:p>
          </table:table-cell>
          <table:table-cell office:value-type="float" office:value="505049" calcext:value-type="float">
            <text:p>505049</text:p>
          </table:table-cell>
          <table:table-cell table:formula="of:=PRODUCT([.E66];100)/[.B66]" office:value-type="float" office:value="43.5584208370168" calcext:value-type="float">
            <text:p>43.558420837</text:p>
          </table:table-cell>
          <table:table-cell office:value-type="float" office:value="505158" calcext:value-type="float">
            <text:p>505158</text:p>
          </table:table-cell>
          <table:table-cell table:formula="of:=PRODUCT([.G66];100)/[.B66]" office:value-type="float" office:value="43.5678216434162" calcext:value-type="float">
            <text:p>43.5678216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SVC/GlobalDataFlow-flt/GlobalDataFlow-flt</text:p>
          </table:table-cell>
          <table:table-cell office:value-type="float" office:value="1158965" calcext:value-type="float">
            <text:p>1158965</text:p>
          </table:table-cell>
          <table:table-cell office:value-type="float" office:value="113246" calcext:value-type="float">
            <text:p>113246</text:p>
          </table:table-cell>
          <table:table-cell table:formula="of:=PRODUCT([.C67];100)/[.B67]" office:value-type="float" office:value="9.771304569163" calcext:value-type="float">
            <text:p>9.7713045692</text:p>
          </table:table-cell>
          <table:table-cell office:value-type="float" office:value="504582" calcext:value-type="float">
            <text:p>504582</text:p>
          </table:table-cell>
          <table:table-cell table:formula="of:=PRODUCT([.E67];100)/[.B67]" office:value-type="float" office:value="43.5372940511577" calcext:value-type="float">
            <text:p>43.5372940512</text:p>
          </table:table-cell>
          <table:table-cell office:value-type="float" office:value="504724" calcext:value-type="float">
            <text:p>504724</text:p>
          </table:table-cell>
          <table:table-cell table:formula="of:=PRODUCT([.G67];100)/[.B67]" office:value-type="float" office:value="43.5495463624872" calcext:value-type="float">
            <text:p>43.549546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afft/pairlocalalign</text:p>
          </table:table-cell>
          <table:table-cell office:value-type="float" office:value="2622405" calcext:value-type="float">
            <text:p>2622405</text:p>
          </table:table-cell>
          <table:table-cell office:value-type="float" office:value="602326" calcext:value-type="float">
            <text:p>602326</text:p>
          </table:table-cell>
          <table:table-cell table:formula="of:=PRODUCT([.C68];100)/[.B68]" office:value-type="float" office:value="22.9684583426282" calcext:value-type="float">
            <text:p>22.9684583426</text:p>
          </table:table-cell>
          <table:table-cell office:value-type="float" office:value="482342" calcext:value-type="float">
            <text:p>482342</text:p>
          </table:table-cell>
          <table:table-cell table:formula="of:=PRODUCT([.E68];100)/[.B68]" office:value-type="float" office:value="18.3931162425331" calcext:value-type="float">
            <text:p>18.3931162425</text:p>
          </table:table-cell>
          <table:table-cell office:value-type="float" office:value="716126" calcext:value-type="float">
            <text:p>716126</text:p>
          </table:table-cell>
          <table:table-cell table:formula="of:=PRODUCT([.G68];100)/[.B68]" office:value-type="float" office:value="27.3079863712889" calcext:value-type="float">
            <text:p>27.30798637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nchmarks/Prolangs-C++/office/office</text:p>
          </table:table-cell>
          <table:table-cell table:style-name="ce4" office:value-type="float" office:value="3409" calcext:value-type="float">
            <text:p>3409</text:p>
          </table:table-cell>
          <table:table-cell table:style-name="ce4" office:value-type="float" office:value="218" calcext:value-type="float">
            <text:p>218</text:p>
          </table:table-cell>
          <table:table-cell table:style-name="ce9" table:formula="of:=PRODUCT([.C69];100)/[.B69]" office:value-type="float" office:value="6.39483719565855" calcext:value-type="float">
            <text:p>6.3948371957</text:p>
          </table:table-cell>
          <table:table-cell table:style-name="ce4" office:value-type="float" office:value="1070" calcext:value-type="float">
            <text:p>1070</text:p>
          </table:table-cell>
          <table:table-cell table:style-name="ce16" table:formula="of:=PRODUCT([.E69];100)/[.B69]" office:value-type="float" office:value="31.3875036667644" calcext:value-type="float">
            <text:p>31.3875036668</text:p>
          </table:table-cell>
          <table:table-cell table:style-name="ce4" office:value-type="float" office:value="1197" calcext:value-type="float">
            <text:p>1197</text:p>
          </table:table-cell>
          <table:table-cell table:style-name="ce21" table:formula="of:=PRODUCT([.G69];100)/[.B69]" office:value-type="float" office:value="35.1129363449692" calcext:value-type="float">
            <text:p>35.112936345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employ/employ</text:p>
          </table:table-cell>
          <table:table-cell office:value-type="float" office:value="3779" calcext:value-type="float">
            <text:p>3779</text:p>
          </table:table-cell>
          <table:table-cell office:value-type="float" office:value="787" calcext:value-type="float">
            <text:p>787</text:p>
          </table:table-cell>
          <table:table-cell table:formula="of:=PRODUCT([.C70];100)/[.B70]" office:value-type="float" office:value="20.8256152421275" calcext:value-type="float">
            <text:p>20.8256152421</text:p>
          </table:table-cell>
          <table:table-cell office:value-type="float" office:value="2025" calcext:value-type="float">
            <text:p>2025</text:p>
          </table:table-cell>
          <table:table-cell table:formula="of:=PRODUCT([.E70];100)/[.B70]" office:value-type="float" office:value="53.5856046573168" calcext:value-type="float">
            <text:p>53.5856046573</text:p>
          </table:table-cell>
          <table:table-cell office:value-type="float" office:value="2279" calcext:value-type="float">
            <text:p>2279</text:p>
          </table:table-cell>
          <table:table-cell table:style-name="ce22" table:formula="of:=PRODUCT([.G70];100)/[.B70]" office:value-type="float" office:value="60.3069595130987" calcext:value-type="float">
            <text:p>60.3069595131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NP/np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table:formula="of:=PRODUCT([.C71];100)/[.B71]" office:value-type="float" office:value="10.062893081761" calcext:value-type="float">
            <text:p>10.0628930818</text:p>
          </table:table-cell>
          <table:table-cell office:value-type="float" office:value="41" calcext:value-type="float">
            <text:p>41</text:p>
          </table:table-cell>
          <table:table-cell table:formula="of:=PRODUCT([.E71];100)/[.B71]" office:value-type="float" office:value="12.8930817610063" calcext:value-type="float">
            <text:p>12.893081761</text:p>
          </table:table-cell>
          <table:table-cell office:value-type="float" office:value="45" calcext:value-type="float">
            <text:p>45</text:p>
          </table:table-cell>
          <table:table-cell table:style-name="ce22" table:formula="of:=PRODUCT([.G71];100)/[.B71]" office:value-type="float" office:value="14.1509433962264" calcext:value-type="float">
            <text:p>14.1509433962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city/city</text:p>
          </table:table-cell>
          <table:table-cell office:value-type="float" office:value="41123" calcext:value-type="float">
            <text:p>41123</text:p>
          </table:table-cell>
          <table:table-cell office:value-type="float" office:value="24305" calcext:value-type="float">
            <text:p>24305</text:p>
          </table:table-cell>
          <table:table-cell table:formula="of:=PRODUCT([.C72];100)/[.B72]" office:value-type="float" office:value="59.1031782700678" calcext:value-type="float">
            <text:p>59.1031782701</text:p>
          </table:table-cell>
          <table:table-cell office:value-type="float" office:value="30296" calcext:value-type="float">
            <text:p>30296</text:p>
          </table:table-cell>
          <table:table-cell table:formula="of:=PRODUCT([.E72];100)/[.B72]" office:value-type="float" office:value="73.6716679230601" calcext:value-type="float">
            <text:p>73.6716679231</text:p>
          </table:table-cell>
          <table:table-cell office:value-type="float" office:value="33131" calcext:value-type="float">
            <text:p>33131</text:p>
          </table:table-cell>
          <table:table-cell table:style-name="ce22" table:formula="of:=PRODUCT([.G72];100)/[.B72]" office:value-type="float" office:value="80.5656202125331" calcext:value-type="float">
            <text:p>80.5656202125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objects/objects</text:p>
          </table:table-cell>
          <table:table-cell office:value-type="float" office:value="3851" calcext:value-type="float">
            <text:p>3851</text:p>
          </table:table-cell>
          <table:table-cell office:value-type="float" office:value="1203" calcext:value-type="float">
            <text:p>1203</text:p>
          </table:table-cell>
          <table:table-cell table:formula="of:=PRODUCT([.C73];100)/[.B73]" office:value-type="float" office:value="31.2386393144638" calcext:value-type="float">
            <text:p>31.2386393145</text:p>
          </table:table-cell>
          <table:table-cell office:value-type="float" office:value="425" calcext:value-type="float">
            <text:p>425</text:p>
          </table:table-cell>
          <table:table-cell table:formula="of:=PRODUCT([.E73];100)/[.B73]" office:value-type="float" office:value="11.0360945209037" calcext:value-type="float">
            <text:p>11.0360945209</text:p>
          </table:table-cell>
          <table:table-cell office:value-type="float" office:value="1241" calcext:value-type="float">
            <text:p>1241</text:p>
          </table:table-cell>
          <table:table-cell table:style-name="ce22" table:formula="of:=PRODUCT([.G73];100)/[.B73]" office:value-type="float" office:value="32.2253960010387" calcext:value-type="float">
            <text:p>32.225396001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vcirc/vcirc</text:p>
          </table:table-cell>
          <table:table-cell office:value-type="float" office:value="280" calcext:value-type="float">
            <text:p>280</text:p>
          </table:table-cell>
          <table:table-cell office:value-type="float" office:value="122" calcext:value-type="float">
            <text:p>122</text:p>
          </table:table-cell>
          <table:table-cell table:formula="of:=PRODUCT([.C74];100)/[.B74]" office:value-type="float" office:value="43.5714285714286" calcext:value-type="float">
            <text:p>43.5714285714</text:p>
          </table:table-cell>
          <table:table-cell office:value-type="float" office:value="50" calcext:value-type="float">
            <text:p>50</text:p>
          </table:table-cell>
          <table:table-cell table:formula="of:=PRODUCT([.E74];100)/[.B74]" office:value-type="float" office:value="17.8571428571429" calcext:value-type="float">
            <text:p>17.8571428571</text:p>
          </table:table-cell>
          <table:table-cell office:value-type="float" office:value="122" calcext:value-type="float">
            <text:p>122</text:p>
          </table:table-cell>
          <table:table-cell table:style-name="ce22" table:formula="of:=PRODUCT([.G74];100)/[.B74]" office:value-type="float" office:value="43.5714285714286" calcext:value-type="float">
            <text:p>43.5714285714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trees/trees</text:p>
          </table:table-cell>
          <table:table-cell office:value-type="float" office:value="2791" calcext:value-type="float">
            <text:p>2791</text:p>
          </table:table-cell>
          <table:table-cell office:value-type="float" office:value="474" calcext:value-type="float">
            <text:p>474</text:p>
          </table:table-cell>
          <table:table-cell table:formula="of:=PRODUCT([.C75];100)/[.B75]" office:value-type="float" office:value="16.9831601576496" calcext:value-type="float">
            <text:p>16.9831601576</text:p>
          </table:table-cell>
          <table:table-cell office:value-type="float" office:value="629" calcext:value-type="float">
            <text:p>629</text:p>
          </table:table-cell>
          <table:table-cell table:formula="of:=PRODUCT([.E75];100)/[.B75]" office:value-type="float" office:value="22.5367251881046" calcext:value-type="float">
            <text:p>22.5367251881</text:p>
          </table:table-cell>
          <table:table-cell office:value-type="float" office:value="847" calcext:value-type="float">
            <text:p>847</text:p>
          </table:table-cell>
          <table:table-cell table:style-name="ce22" table:formula="of:=PRODUCT([.G75];100)/[.B75]" office:value-type="float" office:value="30.3475456825511" calcext:value-type="float">
            <text:p>30.3475456826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primes/primes</text:p>
          </table:table-cell>
          <table:table-cell office:value-type="float" office:value="228" calcext:value-type="float">
            <text:p>228</text:p>
          </table:table-cell>
          <table:table-cell office:value-type="float" office:value="67" calcext:value-type="float">
            <text:p>67</text:p>
          </table:table-cell>
          <table:table-cell table:formula="of:=PRODUCT([.C76];100)/[.B76]" office:value-type="float" office:value="29.3859649122807" calcext:value-type="float">
            <text:p>29.3859649123</text:p>
          </table:table-cell>
          <table:table-cell office:value-type="float" office:value="37" calcext:value-type="float">
            <text:p>37</text:p>
          </table:table-cell>
          <table:table-cell table:formula="of:=PRODUCT([.E76];100)/[.B76]" office:value-type="float" office:value="16.2280701754386" calcext:value-type="float">
            <text:p>16.2280701754</text:p>
          </table:table-cell>
          <table:table-cell office:value-type="float" office:value="81" calcext:value-type="float">
            <text:p>81</text:p>
          </table:table-cell>
          <table:table-cell table:style-name="ce22" table:formula="of:=PRODUCT([.G76];100)/[.B76]" office:value-type="float" office:value="35.5263157894737" calcext:value-type="float">
            <text:p>35.5263157895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fsm/fsm</text:p>
          </table:table-cell>
          <table:table-cell office:value-type="float" office:value="924" calcext:value-type="float">
            <text:p>924</text:p>
          </table:table-cell>
          <table:table-cell office:value-type="float" office:value="193" calcext:value-type="float">
            <text:p>193</text:p>
          </table:table-cell>
          <table:table-cell table:formula="of:=PRODUCT([.C77];100)/[.B77]" office:value-type="float" office:value="20.8874458874459" calcext:value-type="float">
            <text:p>20.8874458874</text:p>
          </table:table-cell>
          <table:table-cell office:value-type="float" office:value="208" calcext:value-type="float">
            <text:p>208</text:p>
          </table:table-cell>
          <table:table-cell table:formula="of:=PRODUCT([.E77];100)/[.B77]" office:value-type="float" office:value="22.5108225108225" calcext:value-type="float">
            <text:p>22.5108225108</text:p>
          </table:table-cell>
          <table:table-cell office:value-type="float" office:value="300" calcext:value-type="float">
            <text:p>300</text:p>
          </table:table-cell>
          <table:table-cell table:style-name="ce22" table:formula="of:=PRODUCT([.G77];100)/[.B77]" office:value-type="float" office:value="32.4675324675325" calcext:value-type="float">
            <text:p>32.4675324675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deriv1/deriv1</text:p>
          </table:table-cell>
          <table:table-cell office:value-type="float" office:value="5627" calcext:value-type="float">
            <text:p>5627</text:p>
          </table:table-cell>
          <table:table-cell office:value-type="float" office:value="746" calcext:value-type="float">
            <text:p>746</text:p>
          </table:table-cell>
          <table:table-cell table:formula="of:=PRODUCT([.C78];100)/[.B78]" office:value-type="float" office:value="13.257508441443" calcext:value-type="float">
            <text:p>13.2575084414</text:p>
          </table:table-cell>
          <table:table-cell office:value-type="float" office:value="1352" calcext:value-type="float">
            <text:p>1352</text:p>
          </table:table-cell>
          <table:table-cell table:formula="of:=PRODUCT([.E78];100)/[.B78]" office:value-type="float" office:value="24.0270126177359" calcext:value-type="float">
            <text:p>24.0270126177</text:p>
          </table:table-cell>
          <table:table-cell office:value-type="float" office:value="1738" calcext:value-type="float">
            <text:p>1738</text:p>
          </table:table-cell>
          <table:table-cell table:style-name="ce22" table:formula="of:=PRODUCT([.G78];100)/[.B78]" office:value-type="float" office:value="30.8867958059357" calcext:value-type="float">
            <text:p>30.8867958059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shapes/shapes</text:p>
          </table:table-cell>
          <table:table-cell office:value-type="float" office:value="7780" calcext:value-type="float">
            <text:p>7780</text:p>
          </table:table-cell>
          <table:table-cell office:value-type="float" office:value="1423" calcext:value-type="float">
            <text:p>1423</text:p>
          </table:table-cell>
          <table:table-cell table:formula="of:=PRODUCT([.C79];100)/[.B79]" office:value-type="float" office:value="18.2904884318766" calcext:value-type="float">
            <text:p>18.2904884319</text:p>
          </table:table-cell>
          <table:table-cell office:value-type="float" office:value="1179" calcext:value-type="float">
            <text:p>1179</text:p>
          </table:table-cell>
          <table:table-cell table:formula="of:=PRODUCT([.E79];100)/[.B79]" office:value-type="float" office:value="15.1542416452442" calcext:value-type="float">
            <text:p>15.1542416452</text:p>
          </table:table-cell>
          <table:table-cell office:value-type="float" office:value="2052" calcext:value-type="float">
            <text:p>2052</text:p>
          </table:table-cell>
          <table:table-cell table:style-name="ce22" table:formula="of:=PRODUCT([.G79];100)/[.B79]" office:value-type="float" office:value="26.3753213367609" calcext:value-type="float">
            <text:p>26.3753213368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ocean/ocean</text:p>
          </table:table-cell>
          <table:table-cell office:value-type="float" office:value="3244" calcext:value-type="float">
            <text:p>3244</text:p>
          </table:table-cell>
          <table:table-cell office:value-type="float" office:value="887" calcext:value-type="float">
            <text:p>887</text:p>
          </table:table-cell>
          <table:table-cell table:formula="of:=PRODUCT([.C80];100)/[.B80]" office:value-type="float" office:value="27.3427866831073" calcext:value-type="float">
            <text:p>27.3427866831</text:p>
          </table:table-cell>
          <table:table-cell office:value-type="float" office:value="778" calcext:value-type="float">
            <text:p>778</text:p>
          </table:table-cell>
          <table:table-cell table:formula="of:=PRODUCT([.E80];100)/[.B80]" office:value-type="float" office:value="23.9827373612824" calcext:value-type="float">
            <text:p>23.9827373613</text:p>
          </table:table-cell>
          <table:table-cell office:value-type="float" office:value="1228" calcext:value-type="float">
            <text:p>1228</text:p>
          </table:table-cell>
          <table:table-cell table:style-name="ce22" table:formula="of:=PRODUCT([.G80];100)/[.B80]" office:value-type="float" office:value="37.8545006165228" calcext:value-type="float">
            <text:p>37.8545006165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family/family</text:p>
          </table:table-cell>
          <table:table-cell office:value-type="float" office:value="614" calcext:value-type="float">
            <text:p>614</text:p>
          </table:table-cell>
          <table:table-cell office:value-type="float" office:value="65" calcext:value-type="float">
            <text:p>65</text:p>
          </table:table-cell>
          <table:table-cell table:formula="of:=PRODUCT([.C81];100)/[.B81]" office:value-type="float" office:value="10.586319218241" calcext:value-type="float">
            <text:p>10.5863192182</text:p>
          </table:table-cell>
          <table:table-cell office:value-type="float" office:value="132" calcext:value-type="float">
            <text:p>132</text:p>
          </table:table-cell>
          <table:table-cell table:formula="of:=PRODUCT([.E81];100)/[.B81]" office:value-type="float" office:value="21.4983713355049" calcext:value-type="float">
            <text:p>21.4983713355</text:p>
          </table:table-cell>
          <table:table-cell office:value-type="float" office:value="164" calcext:value-type="float">
            <text:p>164</text:p>
          </table:table-cell>
          <table:table-cell table:style-name="ce22" table:formula="of:=PRODUCT([.G81];100)/[.B81]" office:value-type="float" office:value="26.7100977198697" calcext:value-type="float">
            <text:p>26.7100977199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simul/simul</text:p>
          </table:table-cell>
          <table:table-cell office:value-type="float" office:value="1275" calcext:value-type="float">
            <text:p>1275</text:p>
          </table:table-cell>
          <table:table-cell office:value-type="float" office:value="243" calcext:value-type="float">
            <text:p>243</text:p>
          </table:table-cell>
          <table:table-cell table:formula="of:=PRODUCT([.C82];100)/[.B82]" office:value-type="float" office:value="19.0588235294118" calcext:value-type="float">
            <text:p>19.0588235294</text:p>
          </table:table-cell>
          <table:table-cell office:value-type="float" office:value="246" calcext:value-type="float">
            <text:p>246</text:p>
          </table:table-cell>
          <table:table-cell table:formula="of:=PRODUCT([.E82];100)/[.B82]" office:value-type="float" office:value="19.2941176470588" calcext:value-type="float">
            <text:p>19.2941176471</text:p>
          </table:table-cell>
          <table:table-cell office:value-type="float" office:value="428" calcext:value-type="float">
            <text:p>428</text:p>
          </table:table-cell>
          <table:table-cell table:style-name="ce22" table:formula="of:=PRODUCT([.G82];100)/[.B82]" office:value-type="float" office:value="33.5686274509804" calcext:value-type="float">
            <text:p>33.568627451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garage/garage</text:p>
          </table:table-cell>
          <table:table-cell office:value-type="float" office:value="579" calcext:value-type="float">
            <text:p>579</text:p>
          </table:table-cell>
          <table:table-cell office:value-type="float" office:value="138" calcext:value-type="float">
            <text:p>138</text:p>
          </table:table-cell>
          <table:table-cell table:formula="of:=PRODUCT([.C83];100)/[.B83]" office:value-type="float" office:value="23.8341968911917" calcext:value-type="float">
            <text:p>23.8341968912</text:p>
          </table:table-cell>
          <table:table-cell office:value-type="float" office:value="201" calcext:value-type="float">
            <text:p>201</text:p>
          </table:table-cell>
          <table:table-cell table:formula="of:=PRODUCT([.E83];100)/[.B83]" office:value-type="float" office:value="34.7150259067358" calcext:value-type="float">
            <text:p>34.7150259067</text:p>
          </table:table-cell>
          <table:table-cell office:value-type="float" office:value="274" calcext:value-type="float">
            <text:p>274</text:p>
          </table:table-cell>
          <table:table-cell table:style-name="ce22" table:formula="of:=PRODUCT([.G83];100)/[.B83]" office:value-type="float" office:value="47.3229706390328" calcext:value-type="float">
            <text:p>47.322970639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deriv2/deriv2</text:p>
          </table:table-cell>
          <table:table-cell office:value-type="float" office:value="73236" calcext:value-type="float">
            <text:p>73236</text:p>
          </table:table-cell>
          <table:table-cell office:value-type="float" office:value="11100" calcext:value-type="float">
            <text:p>11100</text:p>
          </table:table-cell>
          <table:table-cell table:formula="of:=PRODUCT([.C84];100)/[.B84]" office:value-type="float" office:value="15.1564804194658" calcext:value-type="float">
            <text:p>15.1564804195</text:p>
          </table:table-cell>
          <table:table-cell office:value-type="float" office:value="18509" calcext:value-type="float">
            <text:p>18509</text:p>
          </table:table-cell>
          <table:table-cell table:formula="of:=PRODUCT([.E84];100)/[.B84]" office:value-type="float" office:value="25.2730897372877" calcext:value-type="float">
            <text:p>25.2730897373</text:p>
          </table:table-cell>
          <table:table-cell office:value-type="float" office:value="23157" calcext:value-type="float">
            <text:p>23157</text:p>
          </table:table-cell>
          <table:table-cell table:style-name="ce22" table:formula="of:=PRODUCT([.G84];100)/[.B84]" office:value-type="float" office:value="31.6196952318532" calcext:value-type="float">
            <text:p>31.6196952319</text:p>
          </table:table-cell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Benchmarks/Prolangs-C++/life/life</text:p>
          </table:table-cell>
          <table:table-cell office:value-type="float" office:value="2365" calcext:value-type="float">
            <text:p>2365</text:p>
          </table:table-cell>
          <table:table-cell office:value-type="float" office:value="1248" calcext:value-type="float">
            <text:p>1248</text:p>
          </table:table-cell>
          <table:table-cell table:style-name="ce10" table:formula="of:=PRODUCT([.C85];100)/[.B85]" office:value-type="float" office:value="52.76955602537" calcext:value-type="float">
            <text:p>52.7695560254</text:p>
          </table:table-cell>
          <table:table-cell office:value-type="float" office:value="1471" calcext:value-type="float">
            <text:p>1471</text:p>
          </table:table-cell>
          <table:table-cell table:style-name="ce17" table:formula="of:=PRODUCT([.E85];100)/[.B85]" office:value-type="float" office:value="62.1987315010571" calcext:value-type="float">
            <text:p>62.1987315011</text:p>
          </table:table-cell>
          <table:table-cell office:value-type="float" office:value="1758" calcext:value-type="float">
            <text:p>1758</text:p>
          </table:table-cell>
          <table:table-cell table:style-name="ce22" table:formula="of:=PRODUCT([.G85];100)/[.B85]" office:value-type="float" office:value="74.3340380549683" calcext:value-type="float">
            <text:p>74.334038055</text:p>
          </table:table-cell>
          <table:table-cell table:style-name="ce25"/>
          <table:table-cell/>
        </table:table-row>
        <table:table-row table:style-name="ro1">
          <table:table-cell table:style-name="ce3"/>
          <table:table-cell table:style-name="ce5" table:formula="of:=SUM([.B69:.B85])" office:value-type="float" office:value="151423" calcext:value-type="float">
            <text:p>151423</text:p>
          </table:table-cell>
          <table:table-cell table:style-name="ce5" table:formula="of:=SUM([.C69:.C85])" office:value-type="float" office:value="43251" calcext:value-type="float">
            <text:p>43251</text:p>
          </table:table-cell>
          <table:table-cell table:style-name="ce14" table:formula="of:=PRODUCT([.C86];100)/[.B86]" office:value-type="float" office:value="28.5630320360843" calcext:value-type="float">
            <text:p>28.5630320361</text:p>
          </table:table-cell>
          <table:table-cell table:style-name="ce5" table:formula="of:=SUM([.E69:.E85])" office:value-type="float" office:value="58649" calcext:value-type="float">
            <text:p>58649</text:p>
          </table:table-cell>
          <table:table-cell table:style-name="ce18" table:formula="of:=PRODUCT([.E86];100)/[.B86]" office:value-type="float" office:value="38.731896739597" calcext:value-type="float">
            <text:p>38.7318967396</text:p>
          </table:table-cell>
          <table:table-cell table:style-name="ce5" table:formula="of:=SUM([.G69:.G85])" office:value-type="float" office:value="70042" calcext:value-type="float">
            <text:p>70042</text:p>
          </table:table-cell>
          <table:table-cell table:style-name="ce23" table:formula="of:=PRODUCT([.G86];100)/[.B86]" office:value-type="float" office:value="46.2558528096788" calcext:value-type="float">
            <text:p>46.2558528097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Benchmarks/Fhourstones-3.1/fhourstones3.1</text:p>
          </table:table-cell>
          <table:table-cell office:value-type="float" office:value="1430" calcext:value-type="float">
            <text:p>1430</text:p>
          </table:table-cell>
          <table:table-cell office:value-type="float" office:value="867" calcext:value-type="float">
            <text:p>867</text:p>
          </table:table-cell>
          <table:table-cell table:formula="of:=PRODUCT([.C87];100)/[.B87]" office:value-type="float" office:value="60.6293706293706" calcext:value-type="float">
            <text:p>60.6293706294</text:p>
          </table:table-cell>
          <table:table-cell office:value-type="float" office:value="1052" calcext:value-type="float">
            <text:p>1052</text:p>
          </table:table-cell>
          <table:table-cell table:formula="of:=PRODUCT([.E87];100)/[.B87]" office:value-type="float" office:value="73.5664335664336" calcext:value-type="float">
            <text:p>73.5664335664</text:p>
          </table:table-cell>
          <table:table-cell office:value-type="float" office:value="1089" calcext:value-type="float">
            <text:p>1089</text:p>
          </table:table-cell>
          <table:table-cell table:formula="of:=PRODUCT([.G87];100)/[.B87]" office:value-type="float" office:value="76.1538461538462" calcext:value-type="float">
            <text:p>76.15384615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nchmarks/Ptrdist/yacr2/yacr2</text:p>
          </table:table-cell>
          <table:table-cell table:style-name="ce4" office:value-type="float" office:value="38262" calcext:value-type="float">
            <text:p>38262</text:p>
          </table:table-cell>
          <table:table-cell table:style-name="ce4" office:value-type="float" office:value="3515" calcext:value-type="float">
            <text:p>3515</text:p>
          </table:table-cell>
          <table:table-cell table:style-name="ce9" table:formula="of:=PRODUCT([.C88];100)/[.B88]" office:value-type="float" office:value="9.18666039412472" calcext:value-type="float">
            <text:p>9.1866603941</text:p>
          </table:table-cell>
          <table:table-cell table:style-name="ce4" office:value-type="float" office:value="2763" calcext:value-type="float">
            <text:p>2763</text:p>
          </table:table-cell>
          <table:table-cell table:style-name="ce16" table:formula="of:=PRODUCT([.E88];100)/[.B88]" office:value-type="float" office:value="7.22126391720245" calcext:value-type="float">
            <text:p>7.2212639172</text:p>
          </table:table-cell>
          <table:table-cell table:style-name="ce4" office:value-type="float" office:value="4795" calcext:value-type="float">
            <text:p>4795</text:p>
          </table:table-cell>
          <table:table-cell table:style-name="ce21" table:formula="of:=PRODUCT([.G88];100)/[.B88]" office:value-type="float" office:value="12.5320160995243" calcext:value-type="float">
            <text:p>12.53201609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Ptrdist/anagram/anagram</text:p>
          </table:table-cell>
          <table:table-cell office:value-type="float" office:value="3025" calcext:value-type="float">
            <text:p>3025</text:p>
          </table:table-cell>
          <table:table-cell office:value-type="float" office:value="675" calcext:value-type="float">
            <text:p>675</text:p>
          </table:table-cell>
          <table:table-cell table:formula="of:=PRODUCT([.C89];100)/[.B89]" office:value-type="float" office:value="22.3140495867769" calcext:value-type="float">
            <text:p>22.3140495868</text:p>
          </table:table-cell>
          <table:table-cell office:value-type="float" office:value="983" calcext:value-type="float">
            <text:p>983</text:p>
          </table:table-cell>
          <table:table-cell table:formula="of:=PRODUCT([.E89];100)/[.B89]" office:value-type="float" office:value="32.495867768595" calcext:value-type="float">
            <text:p>32.4958677686</text:p>
          </table:table-cell>
          <table:table-cell office:value-type="float" office:value="1133" calcext:value-type="float">
            <text:p>1133</text:p>
          </table:table-cell>
          <table:table-cell table:style-name="ce22" table:formula="of:=PRODUCT([.G89];100)/[.B89]" office:value-type="float" office:value="37.4545454545455" calcext:value-type="float">
            <text:p>37.45454545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Ptrdist/ft/ft</text:p>
          </table:table-cell>
          <table:table-cell office:value-type="float" office:value="8287" calcext:value-type="float">
            <text:p>8287</text:p>
          </table:table-cell>
          <table:table-cell office:value-type="float" office:value="1700" calcext:value-type="float">
            <text:p>1700</text:p>
          </table:table-cell>
          <table:table-cell table:formula="of:=PRODUCT([.C90];100)/[.B90]" office:value-type="float" office:value="20.5140581633884" calcext:value-type="float">
            <text:p>20.5140581634</text:p>
          </table:table-cell>
          <table:table-cell office:value-type="float" office:value="426" calcext:value-type="float">
            <text:p>426</text:p>
          </table:table-cell>
          <table:table-cell table:formula="of:=PRODUCT([.E90];100)/[.B90]" office:value-type="float" office:value="5.1405816338844" calcext:value-type="float">
            <text:p>5.1405816339</text:p>
          </table:table-cell>
          <table:table-cell office:value-type="float" office:value="1846" calcext:value-type="float">
            <text:p>1846</text:p>
          </table:table-cell>
          <table:table-cell table:style-name="ce22" table:formula="of:=PRODUCT([.G90];100)/[.B90]" office:value-type="float" office:value="22.2758537468324" calcext:value-type="float">
            <text:p>22.27585374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enchmarks/Ptrdist/ks/ks</text:p>
          </table:table-cell>
          <table:table-cell office:value-type="float" office:value="12413" calcext:value-type="float">
            <text:p>12413</text:p>
          </table:table-cell>
          <table:table-cell office:value-type="float" office:value="1935" calcext:value-type="float">
            <text:p>1935</text:p>
          </table:table-cell>
          <table:table-cell table:style-name="ce10" table:formula="of:=PRODUCT([.C91];100)/[.B91]" office:value-type="float" office:value="15.5884959316845" calcext:value-type="float">
            <text:p>15.5884959317</text:p>
          </table:table-cell>
          <table:table-cell office:value-type="float" office:value="3279" calcext:value-type="float">
            <text:p>3279</text:p>
          </table:table-cell>
          <table:table-cell table:style-name="ce17" table:formula="of:=PRODUCT([.E91];100)/[.B91]" office:value-type="float" office:value="26.4158543462499" calcext:value-type="float">
            <text:p>26.4158543462</text:p>
          </table:table-cell>
          <table:table-cell office:value-type="float" office:value="4064" calcext:value-type="float">
            <text:p>4064</text:p>
          </table:table-cell>
          <table:table-cell table:style-name="ce22" table:formula="of:=PRODUCT([.G91];100)/[.B91]" office:value-type="float" office:value="32.739869491662" calcext:value-type="float">
            <text:p>32.7398694917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table:formula="of:=SUM([.B88:.B91])" office:value-type="float" office:value="61987" calcext:value-type="float">
            <text:p>61987</text:p>
          </table:table-cell>
          <table:table-cell table:style-name="ce5" table:formula="of:=SUM([.C88:.C91])" office:value-type="float" office:value="7825" calcext:value-type="float">
            <text:p>7825</text:p>
          </table:table-cell>
          <table:table-cell table:style-name="ce14" table:formula="of:=PRODUCT([.C92];100)/[.B92]" office:value-type="float" office:value="12.6236146288738" calcext:value-type="float">
            <text:p>12.6236146289</text:p>
          </table:table-cell>
          <table:table-cell table:style-name="ce5" table:formula="of:=SUM([.E88:.E91])" office:value-type="float" office:value="7451" calcext:value-type="float">
            <text:p>7451</text:p>
          </table:table-cell>
          <table:table-cell table:style-name="ce18" table:formula="of:=PRODUCT([.E92];100)/[.B92]" office:value-type="float" office:value="12.0202623130656" calcext:value-type="float">
            <text:p>12.0202623131</text:p>
          </table:table-cell>
          <table:table-cell table:style-name="ce5" table:formula="of:=SUM([.G88:.G91])" office:value-type="float" office:value="11838" calcext:value-type="float">
            <text:p>11838</text:p>
          </table:table-cell>
          <table:table-cell table:style-name="ce23" table:formula="of:=PRODUCT([.G92];100)/[.B92]" office:value-type="float" office:value="19.0975527126656" calcext:value-type="float">
            <text:p>19.0975527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bmm/bmm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table:formula="of:=PRODUCT([.C93];100)/[.B93]" office:value-type="float" office:value="50.4201680672269" calcext:value-type="float">
            <text:p>50.4201680672</text:p>
          </table:table-cell>
          <table:table-cell office:value-type="float" office:value="69" calcext:value-type="float">
            <text:p>69</text:p>
          </table:table-cell>
          <table:table-cell table:formula="of:=PRODUCT([.E93];100)/[.B93]" office:value-type="float" office:value="57.9831932773109" calcext:value-type="float">
            <text:p>57.9831932773</text:p>
          </table:table-cell>
          <table:table-cell office:value-type="float" office:value="69" calcext:value-type="float">
            <text:p>69</text:p>
          </table:table-cell>
          <table:table-cell table:formula="of:=PRODUCT([.G93];100)/[.B93]" office:value-type="float" office:value="57.9831932773109" calcext:value-type="float">
            <text:p>57.9831932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beamformer/beamformer</text:p>
          </table:table-cell>
          <table:table-cell office:value-type="float" office:value="4201" calcext:value-type="float">
            <text:p>4201</text:p>
          </table:table-cell>
          <table:table-cell office:value-type="float" office:value="3457" calcext:value-type="float">
            <text:p>3457</text:p>
          </table:table-cell>
          <table:table-cell table:formula="of:=PRODUCT([.C94];100)/[.B94]" office:value-type="float" office:value="82.2899309688169" calcext:value-type="float">
            <text:p>82.2899309688</text:p>
          </table:table-cell>
          <table:table-cell office:value-type="float" office:value="3118" calcext:value-type="float">
            <text:p>3118</text:p>
          </table:table-cell>
          <table:table-cell table:formula="of:=PRODUCT([.E94];100)/[.B94]" office:value-type="float" office:value="74.2204237086408" calcext:value-type="float">
            <text:p>74.2204237086</text:p>
          </table:table-cell>
          <table:table-cell office:value-type="float" office:value="3540" calcext:value-type="float">
            <text:p>3540</text:p>
          </table:table-cell>
          <table:table-cell table:formula="of:=PRODUCT([.G94];100)/[.B94]" office:value-type="float" office:value="84.2656510354678" calcext:value-type="float">
            <text:p>84.2656510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8b10b/8b10b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table:formula="of:=PRODUCT([.C95];100)/[.B95]" office:value-type="float" office:value="32.6530612244898" calcext:value-type="float">
            <text:p>32.6530612245</text:p>
          </table:table-cell>
          <table:table-cell office:value-type="float" office:value="68" calcext:value-type="float">
            <text:p>68</text:p>
          </table:table-cell>
          <table:table-cell table:formula="of:=PRODUCT([.E95];100)/[.B95]" office:value-type="float" office:value="46.2585034013605" calcext:value-type="float">
            <text:p>46.2585034014</text:p>
          </table:table-cell>
          <table:table-cell office:value-type="float" office:value="72" calcext:value-type="float">
            <text:p>72</text:p>
          </table:table-cell>
          <table:table-cell table:formula="of:=PRODUCT([.G95];100)/[.B95]" office:value-type="float" office:value="48.9795918367347" calcext:value-type="float">
            <text:p>48.9795918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dbms/dbms</text:p>
          </table:table-cell>
          <table:table-cell office:value-type="float" office:value="46055" calcext:value-type="float">
            <text:p>46055</text:p>
          </table:table-cell>
          <table:table-cell office:value-type="float" office:value="15915" calcext:value-type="float">
            <text:p>15915</text:p>
          </table:table-cell>
          <table:table-cell table:formula="of:=PRODUCT([.C96];100)/[.B96]" office:value-type="float" office:value="34.5565085224188" calcext:value-type="float">
            <text:p>34.5565085224</text:p>
          </table:table-cell>
          <table:table-cell office:value-type="float" office:value="10956" calcext:value-type="float">
            <text:p>10956</text:p>
          </table:table-cell>
          <table:table-cell table:formula="of:=PRODUCT([.E96];100)/[.B96]" office:value-type="float" office:value="23.7889479969602" calcext:value-type="float">
            <text:p>23.788947997</text:p>
          </table:table-cell>
          <table:table-cell office:value-type="float" office:value="18901" calcext:value-type="float">
            <text:p>18901</text:p>
          </table:table-cell>
          <table:table-cell table:formula="of:=PRODUCT([.G96];100)/[.B96]" office:value-type="float" office:value="41.0400607968733" calcext:value-type="float">
            <text:p>41.0400607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VersaBench/ecbdes/ecbdes</text:p>
          </table:table-cell>
          <table:table-cell office:value-type="float" office:value="10460" calcext:value-type="float">
            <text:p>10460</text:p>
          </table:table-cell>
          <table:table-cell office:value-type="float" office:value="4547" calcext:value-type="float">
            <text:p>4547</text:p>
          </table:table-cell>
          <table:table-cell table:formula="of:=PRODUCT([.C97];100)/[.B97]" office:value-type="float" office:value="43.4703632887189" calcext:value-type="float">
            <text:p>43.4703632887</text:p>
          </table:table-cell>
          <table:table-cell office:value-type="float" office:value="781" calcext:value-type="float">
            <text:p>781</text:p>
          </table:table-cell>
          <table:table-cell table:formula="of:=PRODUCT([.E97];100)/[.B97]" office:value-type="float" office:value="7.46653919694073" calcext:value-type="float">
            <text:p>7.4665391969</text:p>
          </table:table-cell>
          <table:table-cell office:value-type="float" office:value="4770" calcext:value-type="float">
            <text:p>4770</text:p>
          </table:table-cell>
          <table:table-cell table:formula="of:=PRODUCT([.G97];100)/[.B97]" office:value-type="float" office:value="45.6022944550669" calcext:value-type="float">
            <text:p>45.6022944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NPB-serial/is/is</text:p>
          </table:table-cell>
          <table:table-cell office:value-type="float" office:value="1048" calcext:value-type="float">
            <text:p>1048</text:p>
          </table:table-cell>
          <table:table-cell office:value-type="float" office:value="436" calcext:value-type="float">
            <text:p>436</text:p>
          </table:table-cell>
          <table:table-cell table:formula="of:=PRODUCT([.C98];100)/[.B98]" office:value-type="float" office:value="41.6030534351145" calcext:value-type="float">
            <text:p>41.6030534351</text:p>
          </table:table-cell>
          <table:table-cell office:value-type="float" office:value="881" calcext:value-type="float">
            <text:p>881</text:p>
          </table:table-cell>
          <table:table-cell table:formula="of:=PRODUCT([.E98];100)/[.B98]" office:value-type="float" office:value="84.0648854961832" calcext:value-type="float">
            <text:p>84.0648854962</text:p>
          </table:table-cell>
          <table:table-cell office:value-type="float" office:value="898" calcext:value-type="float">
            <text:p>898</text:p>
          </table:table-cell>
          <table:table-cell table:formula="of:=PRODUCT([.G98];100)/[.B98]" office:value-type="float" office:value="85.6870229007633" calcext:value-type="float">
            <text:p>85.6870229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unix-smail/unix-smail</text:p>
          </table:table-cell>
          <table:table-cell office:value-type="float" office:value="58355" calcext:value-type="float">
            <text:p>58355</text:p>
          </table:table-cell>
          <table:table-cell office:value-type="float" office:value="6516" calcext:value-type="float">
            <text:p>6516</text:p>
          </table:table-cell>
          <table:table-cell table:formula="of:=PRODUCT([.C99];100)/[.B99]" office:value-type="float" office:value="11.1661382914917" calcext:value-type="float">
            <text:p>11.1661382915</text:p>
          </table:table-cell>
          <table:table-cell office:value-type="float" office:value="21209" calcext:value-type="float">
            <text:p>21209</text:p>
          </table:table-cell>
          <table:table-cell table:formula="of:=PRODUCT([.E99];100)/[.B99]" office:value-type="float" office:value="36.3447862222603" calcext:value-type="float">
            <text:p>36.3447862223</text:p>
          </table:table-cell>
          <table:table-cell office:value-type="float" office:value="22297" calcext:value-type="float">
            <text:p>22297</text:p>
          </table:table-cell>
          <table:table-cell table:formula="of:=PRODUCT([.G99];100)/[.B99]" office:value-type="float" office:value="38.2092365692743" calcext:value-type="float">
            <text:p>38.2092365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cdecl/cdecl</text:p>
          </table:table-cell>
          <table:table-cell office:value-type="float" office:value="301764" calcext:value-type="float">
            <text:p>301764</text:p>
          </table:table-cell>
          <table:table-cell office:value-type="float" office:value="52660" calcext:value-type="float">
            <text:p>52660</text:p>
          </table:table-cell>
          <table:table-cell table:formula="of:=PRODUCT([.C100];100)/[.B100]" office:value-type="float" office:value="17.4507230816134" calcext:value-type="float">
            <text:p>17.4507230816</text:p>
          </table:table-cell>
          <table:table-cell office:value-type="float" office:value="73347" calcext:value-type="float">
            <text:p>73347</text:p>
          </table:table-cell>
          <table:table-cell table:formula="of:=PRODUCT([.E100];100)/[.B100]" office:value-type="float" office:value="24.3060802481409" calcext:value-type="float">
            <text:p>24.3060802481</text:p>
          </table:table-cell>
          <table:table-cell office:value-type="float" office:value="83087" calcext:value-type="float">
            <text:p>83087</text:p>
          </table:table-cell>
          <table:table-cell table:formula="of:=PRODUCT([.G100];100)/[.B100]" office:value-type="float" office:value="27.5337681101788" calcext:value-type="float">
            <text:p>27.533768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rchie-client/archie</text:p>
          </table:table-cell>
          <table:table-cell office:value-type="float" office:value="157514" calcext:value-type="float">
            <text:p>157514</text:p>
          </table:table-cell>
          <table:table-cell office:value-type="float" office:value="15079" calcext:value-type="float">
            <text:p>15079</text:p>
          </table:table-cell>
          <table:table-cell table:formula="of:=PRODUCT([.C101];100)/[.B101]" office:value-type="float" office:value="9.57311731020735" calcext:value-type="float">
            <text:p>9.5731173102</text:p>
          </table:table-cell>
          <table:table-cell office:value-type="float" office:value="32345" calcext:value-type="float">
            <text:p>32345</text:p>
          </table:table-cell>
          <table:table-cell table:formula="of:=PRODUCT([.E101];100)/[.B101]" office:value-type="float" office:value="20.5346826313851" calcext:value-type="float">
            <text:p>20.5346826314</text:p>
          </table:table-cell>
          <table:table-cell office:value-type="float" office:value="37049" calcext:value-type="float">
            <text:p>37049</text:p>
          </table:table-cell>
          <table:table-cell table:formula="of:=PRODUCT([.G101];100)/[.B101]" office:value-type="float" office:value="23.5210838401666" calcext:value-type="float">
            <text:p>23.521083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bison/mybison</text:p>
          </table:table-cell>
          <table:table-cell office:value-type="float" office:value="109545" calcext:value-type="float">
            <text:p>109545</text:p>
          </table:table-cell>
          <table:table-cell office:value-type="float" office:value="5640" calcext:value-type="float">
            <text:p>5640</text:p>
          </table:table-cell>
          <table:table-cell table:formula="of:=PRODUCT([.C102];100)/[.B102]" office:value-type="float" office:value="5.14856908119951" calcext:value-type="float">
            <text:p>5.1485690812</text:p>
          </table:table-cell>
          <table:table-cell office:value-type="float" office:value="12641" calcext:value-type="float">
            <text:p>12641</text:p>
          </table:table-cell>
          <table:table-cell table:formula="of:=PRODUCT([.E102];100)/[.B102]" office:value-type="float" office:value="11.5395499566388" calcext:value-type="float">
            <text:p>11.5395499566</text:p>
          </table:table-cell>
          <table:table-cell office:value-type="float" office:value="14610" calcext:value-type="float">
            <text:p>14610</text:p>
          </table:table-cell>
          <table:table-cell table:formula="of:=PRODUCT([.G102];100)/[.B102]" office:value-type="float" office:value="13.3369848007668" calcext:value-type="float">
            <text:p>13.336984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148" calcext:value-type="float">
            <text:p>148</text:p>
          </table:table-cell>
          <table:table-cell table:formula="of:=PRODUCT([.C103];100)/[.B103]" office:value-type="float" office:value="3.91741662255161" calcext:value-type="float">
            <text:p>3.9174166226</text:p>
          </table:table-cell>
          <table:table-cell office:value-type="float" office:value="3336" calcext:value-type="float">
            <text:p>3336</text:p>
          </table:table-cell>
          <table:table-cell table:formula="of:=PRODUCT([.E103];100)/[.B103]" office:value-type="float" office:value="88.3006881948121" calcext:value-type="float">
            <text:p>88.3006881948</text:p>
          </table:table-cell>
          <table:table-cell office:value-type="float" office:value="3360" calcext:value-type="float">
            <text:p>3360</text:p>
          </table:table-cell>
          <table:table-cell table:formula="of:=PRODUCT([.G103];100)/[.B103]" office:value-type="float" office:value="88.9359449444151" calcext:value-type="float">
            <text:p>88.9359449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2113" calcext:value-type="float">
            <text:p>2113</text:p>
          </table:table-cell>
          <table:table-cell table:formula="of:=PRODUCT([.C104];100)/[.B104]" office:value-type="float" office:value="22.2070415133999" calcext:value-type="float">
            <text:p>22.2070415134</text:p>
          </table:table-cell>
          <table:table-cell office:value-type="float" office:value="6401" calcext:value-type="float">
            <text:p>6401</text:p>
          </table:table-cell>
          <table:table-cell table:formula="of:=PRODUCT([.E104];100)/[.B104]" office:value-type="float" office:value="67.2727272727273" calcext:value-type="float">
            <text:p>67.2727272727</text:p>
          </table:table-cell>
          <table:table-cell office:value-type="float" office:value="6592" calcext:value-type="float">
            <text:p>6592</text:p>
          </table:table-cell>
          <table:table-cell table:formula="of:=PRODUCT([.G104];100)/[.B104]" office:value-type="float" office:value="69.2800840777719" calcext:value-type="float">
            <text:p>69.2800840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ssembler/assembler</text:p>
          </table:table-cell>
          <table:table-cell office:value-type="float" office:value="34272" calcext:value-type="float">
            <text:p>34272</text:p>
          </table:table-cell>
          <table:table-cell office:value-type="float" office:value="8141" calcext:value-type="float">
            <text:p>8141</text:p>
          </table:table-cell>
          <table:table-cell table:formula="of:=PRODUCT([.C105];100)/[.B105]" office:value-type="float" office:value="23.7540849673203" calcext:value-type="float">
            <text:p>23.7540849673</text:p>
          </table:table-cell>
          <table:table-cell office:value-type="float" office:value="13947" calcext:value-type="float">
            <text:p>13947</text:p>
          </table:table-cell>
          <table:table-cell table:formula="of:=PRODUCT([.E105];100)/[.B105]" office:value-type="float" office:value="40.6950280112045" calcext:value-type="float">
            <text:p>40.6950280112</text:p>
          </table:table-cell>
          <table:table-cell office:value-type="float" office:value="15320" calcext:value-type="float">
            <text:p>15320</text:p>
          </table:table-cell>
          <table:table-cell table:formula="of:=PRODUCT([.G105];100)/[.B105]" office:value-type="float" office:value="44.7012138188609" calcext:value-type="float">
            <text:p>44.7012138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unix-tbl/unix-tbl</text:p>
          </table:table-cell>
          <table:table-cell office:value-type="float" office:value="88754" calcext:value-type="float">
            <text:p>88754</text:p>
          </table:table-cell>
          <table:table-cell office:value-type="float" office:value="16361" calcext:value-type="float">
            <text:p>16361</text:p>
          </table:table-cell>
          <table:table-cell table:formula="of:=PRODUCT([.C106];100)/[.B106]" office:value-type="float" office:value="18.4340987448453" calcext:value-type="float">
            <text:p>18.4340987448</text:p>
          </table:table-cell>
          <table:table-cell office:value-type="float" office:value="38204" calcext:value-type="float">
            <text:p>38204</text:p>
          </table:table-cell>
          <table:table-cell table:formula="of:=PRODUCT([.E106];100)/[.B106]" office:value-type="float" office:value="43.0448205151317" calcext:value-type="float">
            <text:p>43.0448205151</text:p>
          </table:table-cell>
          <table:table-cell office:value-type="float" office:value="41165" calcext:value-type="float">
            <text:p>41165</text:p>
          </table:table-cell>
          <table:table-cell table:formula="of:=PRODUCT([.G106];100)/[.B106]" office:value-type="float" office:value="46.381008179913" calcext:value-type="float">
            <text:p>46.3810081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plot2fig/plot2fig</text:p>
          </table:table-cell>
          <table:table-cell office:value-type="float" office:value="27381" calcext:value-type="float">
            <text:p>27381</text:p>
          </table:table-cell>
          <table:table-cell office:value-type="float" office:value="3847" calcext:value-type="float">
            <text:p>3847</text:p>
          </table:table-cell>
          <table:table-cell table:formula="of:=PRODUCT([.C107];100)/[.B107]" office:value-type="float" office:value="14.0498886088894" calcext:value-type="float">
            <text:p>14.0498886089</text:p>
          </table:table-cell>
          <table:table-cell office:value-type="float" office:value="6594" calcext:value-type="float">
            <text:p>6594</text:p>
          </table:table-cell>
          <table:table-cell table:formula="of:=PRODUCT([.E107];100)/[.B107]" office:value-type="float" office:value="24.0823929001863" calcext:value-type="float">
            <text:p>24.0823929002</text:p>
          </table:table-cell>
          <table:table-cell office:value-type="float" office:value="9266" calcext:value-type="float">
            <text:p>9266</text:p>
          </table:table-cell>
          <table:table-cell table:formula="of:=PRODUCT([.G107];100)/[.B107]" office:value-type="float" office:value="33.8409846243746" calcext:value-type="float">
            <text:p>33.840984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football/football</text:p>
          </table:table-cell>
          <table:table-cell office:value-type="float" office:value="495214" calcext:value-type="float">
            <text:p>495214</text:p>
          </table:table-cell>
          <table:table-cell office:value-type="float" office:value="251799" calcext:value-type="float">
            <text:p>251799</text:p>
          </table:table-cell>
          <table:table-cell table:formula="of:=PRODUCT([.C108];100)/[.B108]" office:value-type="float" office:value="50.8465027240749" calcext:value-type="float">
            <text:p>50.8465027241</text:p>
          </table:table-cell>
          <table:table-cell office:value-type="float" office:value="293324" calcext:value-type="float">
            <text:p>293324</text:p>
          </table:table-cell>
          <table:table-cell table:formula="of:=PRODUCT([.E108];100)/[.B108]" office:value-type="float" office:value="59.2317664686378" calcext:value-type="float">
            <text:p>59.2317664686</text:p>
          </table:table-cell>
          <table:table-cell office:value-type="float" office:value="314274" calcext:value-type="float">
            <text:p>314274</text:p>
          </table:table-cell>
          <table:table-cell table:formula="of:=PRODUCT([.G108];100)/[.B108]" office:value-type="float" office:value="63.4622607599947" calcext:value-type="float">
            <text:p>63.46226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85" calcext:value-type="float">
            <text:p>185</text:p>
          </table:table-cell>
          <table:table-cell table:formula="of:=PRODUCT([.C109];100)/[.B109]" office:value-type="float" office:value="18.993839835729" calcext:value-type="float">
            <text:p>18.9938398357</text:p>
          </table:table-cell>
          <table:table-cell office:value-type="float" office:value="627" calcext:value-type="float">
            <text:p>627</text:p>
          </table:table-cell>
          <table:table-cell table:formula="of:=PRODUCT([.E109];100)/[.B109]" office:value-type="float" office:value="64.3737166324435" calcext:value-type="float">
            <text:p>64.3737166324</text:p>
          </table:table-cell>
          <table:table-cell office:value-type="float" office:value="656" calcext:value-type="float">
            <text:p>656</text:p>
          </table:table-cell>
          <table:table-cell table:formula="of:=PRODUCT([.G109];100)/[.B109]" office:value-type="float" office:value="67.3511293634497" calcext:value-type="float">
            <text:p>67.3511293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7657" calcext:value-type="float">
            <text:p>7657</text:p>
          </table:table-cell>
          <table:table-cell table:formula="of:=PRODUCT([.C110];100)/[.B110]" office:value-type="float" office:value="56.638804645314" calcext:value-type="float">
            <text:p>56.6388046453</text:p>
          </table:table-cell>
          <table:table-cell office:value-type="float" office:value="8228" calcext:value-type="float">
            <text:p>8228</text:p>
          </table:table-cell>
          <table:table-cell table:formula="of:=PRODUCT([.E110];100)/[.B110]" office:value-type="float" office:value="60.8624898291294" calcext:value-type="float">
            <text:p>60.8624898291</text:p>
          </table:table-cell>
          <table:table-cell office:value-type="float" office:value="11223" calcext:value-type="float">
            <text:p>11223</text:p>
          </table:table-cell>
          <table:table-cell table:formula="of:=PRODUCT([.G110];100)/[.B110]" office:value-type="float" office:value="83.016495302907" calcext:value-type="float">
            <text:p>83.016495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simulator/simulator</text:p>
          </table:table-cell>
          <table:table-cell office:value-type="float" office:value="25479" calcext:value-type="float">
            <text:p>25479</text:p>
          </table:table-cell>
          <table:table-cell office:value-type="float" office:value="4509" calcext:value-type="float">
            <text:p>4509</text:p>
          </table:table-cell>
          <table:table-cell table:formula="of:=PRODUCT([.C111];100)/[.B111]" office:value-type="float" office:value="17.6969268809608" calcext:value-type="float">
            <text:p>17.696926881</text:p>
          </table:table-cell>
          <table:table-cell office:value-type="float" office:value="11852" calcext:value-type="float">
            <text:p>11852</text:p>
          </table:table-cell>
          <table:table-cell table:formula="of:=PRODUCT([.E111];100)/[.B111]" office:value-type="float" office:value="46.5167392754818" calcext:value-type="float">
            <text:p>46.5167392755</text:p>
          </table:table-cell>
          <table:table-cell office:value-type="float" office:value="12361" calcext:value-type="float">
            <text:p>12361</text:p>
          </table:table-cell>
          <table:table-cell table:formula="of:=PRODUCT([.G111];100)/[.B111]" office:value-type="float" office:value="48.5144628910083" calcext:value-type="float">
            <text:p>48.514462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TimberWolfMC/timberwolfmc</text:p>
          </table:table-cell>
          <table:table-cell office:value-type="float" office:value="4771961" calcext:value-type="float">
            <text:p>4771961</text:p>
          </table:table-cell>
          <table:table-cell office:value-type="float" office:value="347551" calcext:value-type="float">
            <text:p>347551</text:p>
          </table:table-cell>
          <table:table-cell table:formula="of:=PRODUCT([.C112];100)/[.B112]" office:value-type="float" office:value="7.28319028592229" calcext:value-type="float">
            <text:p>7.2831902859</text:p>
          </table:table-cell>
          <table:table-cell office:value-type="float" office:value="625198" calcext:value-type="float">
            <text:p>625198</text:p>
          </table:table-cell>
          <table:table-cell table:formula="of:=PRODUCT([.E112];100)/[.B112]" office:value-type="float" office:value="13.101490142103" calcext:value-type="float">
            <text:p>13.1014901421</text:p>
          </table:table-cell>
          <table:table-cell office:value-type="float" office:value="714062" calcext:value-type="float">
            <text:p>714062</text:p>
          </table:table-cell>
          <table:table-cell table:formula="of:=PRODUCT([.G112];100)/[.B112]" office:value-type="float" office:value="14.9637015055236" calcext:value-type="float">
            <text:p>14.963701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loader/loader</text:p>
          </table:table-cell>
          <table:table-cell office:value-type="float" office:value="13680" calcext:value-type="float">
            <text:p>13680</text:p>
          </table:table-cell>
          <table:table-cell office:value-type="float" office:value="2770" calcext:value-type="float">
            <text:p>2770</text:p>
          </table:table-cell>
          <table:table-cell table:formula="of:=PRODUCT([.C113];100)/[.B113]" office:value-type="float" office:value="20.2485380116959" calcext:value-type="float">
            <text:p>20.2485380117</text:p>
          </table:table-cell>
          <table:table-cell office:value-type="float" office:value="4286" calcext:value-type="float">
            <text:p>4286</text:p>
          </table:table-cell>
          <table:table-cell table:formula="of:=PRODUCT([.E113];100)/[.B113]" office:value-type="float" office:value="31.3304093567251" calcext:value-type="float">
            <text:p>31.3304093567</text:p>
          </table:table-cell>
          <table:table-cell office:value-type="float" office:value="5054" calcext:value-type="float">
            <text:p>5054</text:p>
          </table:table-cell>
          <table:table-cell table:formula="of:=PRODUCT([.G113];100)/[.B113]" office:value-type="float" office:value="36.9444444444444" calcext:value-type="float">
            <text:p>36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Prolangs-C/agrep/agrep</text:p>
          </table:table-cell>
          <table:table-cell office:value-type="float" office:value="147525" calcext:value-type="float">
            <text:p>147525</text:p>
          </table:table-cell>
          <table:table-cell office:value-type="float" office:value="78840" calcext:value-type="float">
            <text:p>78840</text:p>
          </table:table-cell>
          <table:table-cell table:formula="of:=PRODUCT([.C114];100)/[.B114]" office:value-type="float" office:value="53.4417895271988" calcext:value-type="float">
            <text:p>53.4417895272</text:p>
          </table:table-cell>
          <table:table-cell office:value-type="float" office:value="78233" calcext:value-type="float">
            <text:p>78233</text:p>
          </table:table-cell>
          <table:table-cell table:formula="of:=PRODUCT([.E114];100)/[.B114]" office:value-type="float" office:value="53.0303338417217" calcext:value-type="float">
            <text:p>53.0303338417</text:p>
          </table:table-cell>
          <table:table-cell office:value-type="float" office:value="92293" calcext:value-type="float">
            <text:p>92293</text:p>
          </table:table-cell>
          <table:table-cell table:formula="of:=PRODUCT([.G114];100)/[.B114]" office:value-type="float" office:value="62.5609218776479" calcext:value-type="float">
            <text:p>62.560921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amp3d-v4/tramp3d-v4</text:p>
          </table:table-cell>
          <table:table-cell table:number-columns-repeated="2" office:value-type="string" calcext:value-type="string">
            <text:p>*</text:p>
          </table:table-cell>
          <table:table-cell table:formula="of:=PRODUCT([.C115];100)/[.B115]" office:value-type="string" office:string-value="" calcext:value-type="error">
            <text:p>#VALUE!</text:p>
          </table:table-cell>
          <table:table-cell office:value-type="float" office:value="400552" calcext:value-type="float">
            <text:p>400552</text:p>
          </table:table-cell>
          <table:table-cell table:formula="of:=PRODUCT([.E115];100)/[.B115]" office:value-type="string" office:string-value="" calcext:value-type="error">
            <text:p>#VALUE!</text:p>
          </table:table-cell>
          <table:table-cell office:value-type="string" calcext:value-type="string">
            <text:p>*</text:p>
          </table:table-cell>
          <table:table-cell table:formula="of:=PRODUCT([.G115];100)/[.B11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ullet/bullet</text:p>
          </table:table-cell>
          <table:table-cell office:value-type="float" office:value="5580864" calcext:value-type="float">
            <text:p>5580864</text:p>
          </table:table-cell>
          <table:table-cell office:value-type="float" office:value="2992271" calcext:value-type="float">
            <text:p>2992271</text:p>
          </table:table-cell>
          <table:table-cell table:formula="of:=PRODUCT([.C116];100)/[.B116]" office:value-type="float" office:value="53.6166263861653" calcext:value-type="float">
            <text:p>53.6166263862</text:p>
          </table:table-cell>
          <table:table-cell office:value-type="float" office:value="2690741" calcext:value-type="float">
            <text:p>2690741</text:p>
          </table:table-cell>
          <table:table-cell table:formula="of:=PRODUCT([.E116];100)/[.B116]" office:value-type="float" office:value="48.2136995275284" calcext:value-type="float">
            <text:p>48.2136995275</text:p>
          </table:table-cell>
          <table:table-cell office:value-type="float" office:value="3354307" calcext:value-type="float">
            <text:p>3354307</text:p>
          </table:table-cell>
          <table:table-cell table:formula="of:=PRODUCT([.G116];100)/[.B116]" office:value-type="float" office:value="60.1037222910288" calcext:value-type="float">
            <text:p>60.103722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netbench-crc/netbench-crc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table:formula="of:=PRODUCT([.C117];100)/[.B117]" office:value-type="float" office:value="24.3589743589744" calcext:value-type="float">
            <text:p>24.358974359</text:p>
          </table:table-cell>
          <table:table-cell office:value-type="float" office:value="74" calcext:value-type="float">
            <text:p>74</text:p>
          </table:table-cell>
          <table:table-cell table:formula="of:=PRODUCT([.E117];100)/[.B117]" office:value-type="float" office:value="47.4358974358974" calcext:value-type="float">
            <text:p>47.4358974359</text:p>
          </table:table-cell>
          <table:table-cell office:value-type="float" office:value="76" calcext:value-type="float">
            <text:p>76</text:p>
          </table:table-cell>
          <table:table-cell table:formula="of:=PRODUCT([.G117];100)/[.B117]" office:value-type="float" office:value="48.7179487179487" calcext:value-type="float">
            <text:p>48.7179487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rc4/enc-rc4</text:p>
          </table:table-cell>
          <table:table-cell office:value-type="float" office:value="592" calcext:value-type="float">
            <text:p>592</text:p>
          </table:table-cell>
          <table:table-cell office:value-type="float" office:value="324" calcext:value-type="float">
            <text:p>324</text:p>
          </table:table-cell>
          <table:table-cell table:formula="of:=PRODUCT([.C118];100)/[.B118]" office:value-type="float" office:value="54.7297297297297" calcext:value-type="float">
            <text:p>54.7297297297</text:p>
          </table:table-cell>
          <table:table-cell office:value-type="float" office:value="363" calcext:value-type="float">
            <text:p>363</text:p>
          </table:table-cell>
          <table:table-cell table:formula="of:=PRODUCT([.E118];100)/[.B118]" office:value-type="float" office:value="61.3175675675676" calcext:value-type="float">
            <text:p>61.3175675676</text:p>
          </table:table-cell>
          <table:table-cell office:value-type="float" office:value="425" calcext:value-type="float">
            <text:p>425</text:p>
          </table:table-cell>
          <table:table-cell table:formula="of:=PRODUCT([.G118];100)/[.B118]" office:value-type="float" office:value="71.7905405405405" calcext:value-type="float">
            <text:p>71.7905405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pc1/enc-pc1</text:p>
          </table:table-cell>
          <table:table-cell office:value-type="float" office:value="1747" calcext:value-type="float">
            <text:p>1747</text:p>
          </table:table-cell>
          <table:table-cell office:value-type="float" office:value="872" calcext:value-type="float">
            <text:p>872</text:p>
          </table:table-cell>
          <table:table-cell table:formula="of:=PRODUCT([.C119];100)/[.B119]" office:value-type="float" office:value="49.9141385231826" calcext:value-type="float">
            <text:p>49.9141385232</text:p>
          </table:table-cell>
          <table:table-cell office:value-type="float" office:value="1655" calcext:value-type="float">
            <text:p>1655</text:p>
          </table:table-cell>
          <table:table-cell table:formula="of:=PRODUCT([.E119];100)/[.B119]" office:value-type="float" office:value="94.7338294218661" calcext:value-type="float">
            <text:p>94.7338294219</text:p>
          </table:table-cell>
          <table:table-cell office:value-type="float" office:value="1713" calcext:value-type="float">
            <text:p>1713</text:p>
          </table:table-cell>
          <table:table-cell table:formula="of:=PRODUCT([.G119];100)/[.B119]" office:value-type="float" office:value="98.0538065254723" calcext:value-type="float">
            <text:p>98.0538065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3des/enc-3des</text:p>
          </table:table-cell>
          <table:table-cell office:value-type="float" office:value="148423" calcext:value-type="float">
            <text:p>148423</text:p>
          </table:table-cell>
          <table:table-cell office:value-type="float" office:value="136461" calcext:value-type="float">
            <text:p>136461</text:p>
          </table:table-cell>
          <table:table-cell table:formula="of:=PRODUCT([.C120];100)/[.B120]" office:value-type="float" office:value="91.9406021977726" calcext:value-type="float">
            <text:p>91.9406021978</text:p>
          </table:table-cell>
          <table:table-cell office:value-type="float" office:value="76607" calcext:value-type="float">
            <text:p>76607</text:p>
          </table:table-cell>
          <table:table-cell table:formula="of:=PRODUCT([.E120];100)/[.B120]" office:value-type="float" office:value="51.6139681855238" calcext:value-type="float">
            <text:p>51.6139681855</text:p>
          </table:table-cell>
          <table:table-cell office:value-type="float" office:value="136824" calcext:value-type="float">
            <text:p>136824</text:p>
          </table:table-cell>
          <table:table-cell table:formula="of:=PRODUCT([.G120];100)/[.B120]" office:value-type="float" office:value="92.185173456944" calcext:value-type="float">
            <text:p>92.1851734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netbench-url/netbench-url</text:p>
          </table:table-cell>
          <table:table-cell office:value-type="float" office:value="3032" calcext:value-type="float">
            <text:p>3032</text:p>
          </table:table-cell>
          <table:table-cell office:value-type="float" office:value="895" calcext:value-type="float">
            <text:p>895</text:p>
          </table:table-cell>
          <table:table-cell table:formula="of:=PRODUCT([.C121];100)/[.B121]" office:value-type="float" office:value="29.5184696569921" calcext:value-type="float">
            <text:p>29.518469657</text:p>
          </table:table-cell>
          <table:table-cell office:value-type="float" office:value="864" calcext:value-type="float">
            <text:p>864</text:p>
          </table:table-cell>
          <table:table-cell table:formula="of:=PRODUCT([.E121];100)/[.B121]" office:value-type="float" office:value="28.4960422163588" calcext:value-type="float">
            <text:p>28.4960422164</text:p>
          </table:table-cell>
          <table:table-cell office:value-type="float" office:value="1378" calcext:value-type="float">
            <text:p>1378</text:p>
          </table:table-cell>
          <table:table-cell table:formula="of:=PRODUCT([.G121];100)/[.B121]" office:value-type="float" office:value="45.4485488126649" calcext:value-type="float">
            <text:p>45.4485488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Trimaran/enc-md5/enc-md5</text:p>
          </table:table-cell>
          <table:table-cell office:value-type="float" office:value="16383" calcext:value-type="float">
            <text:p>16383</text:p>
          </table:table-cell>
          <table:table-cell office:value-type="float" office:value="9064" calcext:value-type="float">
            <text:p>9064</text:p>
          </table:table-cell>
          <table:table-cell table:formula="of:=PRODUCT([.C122];100)/[.B122]" office:value-type="float" office:value="55.3256424342306" calcext:value-type="float">
            <text:p>55.3256424342</text:p>
          </table:table-cell>
          <table:table-cell office:value-type="float" office:value="13394" calcext:value-type="float">
            <text:p>13394</text:p>
          </table:table-cell>
          <table:table-cell table:formula="of:=PRODUCT([.E122];100)/[.B122]" office:value-type="float" office:value="81.7554782396386" calcext:value-type="float">
            <text:p>81.7554782396</text:p>
          </table:table-cell>
          <table:table-cell office:value-type="float" office:value="14501" calcext:value-type="float">
            <text:p>14501</text:p>
          </table:table-cell>
          <table:table-cell table:formula="of:=PRODUCT([.G122];100)/[.B122]" office:value-type="float" office:value="88.5124824513215" calcext:value-type="float">
            <text:p>88.512482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3-testtrie/testtrie</text:p>
          </table:table-cell>
          <table:table-cell office:value-type="float" office:value="1129" calcext:value-type="float">
            <text:p>1129</text:p>
          </table:table-cell>
          <table:table-cell office:value-type="float" office:value="341" calcext:value-type="float">
            <text:p>341</text:p>
          </table:table-cell>
          <table:table-cell table:formula="of:=PRODUCT([.C123];100)/[.B123]" office:value-type="float" office:value="30.2037201062888" calcext:value-type="float">
            <text:p>30.2037201063</text:p>
          </table:table-cell>
          <table:table-cell office:value-type="float" office:value="167" calcext:value-type="float">
            <text:p>167</text:p>
          </table:table-cell>
          <table:table-cell table:formula="of:=PRODUCT([.E123];100)/[.B123]" office:value-type="float" office:value="14.7918511957484" calcext:value-type="float">
            <text:p>14.7918511957</text:p>
          </table:table-cell>
          <table:table-cell office:value-type="float" office:value="414" calcext:value-type="float">
            <text:p>414</text:p>
          </table:table-cell>
          <table:table-cell table:formula="of:=PRODUCT([.G123];100)/[.B123]" office:value-type="float" office:value="36.6696191319752" calcext:value-type="float">
            <text:p>36.66961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1-qbsort/qbsort</text:p>
          </table:table-cell>
          <table:table-cell office:value-type="float" office:value="3181" calcext:value-type="float">
            <text:p>3181</text:p>
          </table:table-cell>
          <table:table-cell office:value-type="float" office:value="653" calcext:value-type="float">
            <text:p>653</text:p>
          </table:table-cell>
          <table:table-cell table:formula="of:=PRODUCT([.C124];100)/[.B124]" office:value-type="float" office:value="20.5281358063502" calcext:value-type="float">
            <text:p>20.5281358064</text:p>
          </table:table-cell>
          <table:table-cell office:value-type="float" office:value="594" calcext:value-type="float">
            <text:p>594</text:p>
          </table:table-cell>
          <table:table-cell table:formula="of:=PRODUCT([.E124];100)/[.B124]" office:value-type="float" office:value="18.6733731530965" calcext:value-type="float">
            <text:p>18.6733731531</text:p>
          </table:table-cell>
          <table:table-cell office:value-type="float" office:value="965" calcext:value-type="float">
            <text:p>965</text:p>
          </table:table-cell>
          <table:table-cell table:formula="of:=PRODUCT([.G124];100)/[.B124]" office:value-type="float" office:value="30.3363722099969" calcext:value-type="float">
            <text:p>30.33637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9-vor/vor</text:p>
          </table:table-cell>
          <table:table-cell office:value-type="float" office:value="65123" calcext:value-type="float">
            <text:p>65123</text:p>
          </table:table-cell>
          <table:table-cell office:value-type="float" office:value="30129" calcext:value-type="float">
            <text:p>30129</text:p>
          </table:table-cell>
          <table:table-cell table:formula="of:=PRODUCT([.C125];100)/[.B125]" office:value-type="float" office:value="46.2647605300739" calcext:value-type="float">
            <text:p>46.2647605301</text:p>
          </table:table-cell>
          <table:table-cell office:value-type="float" office:value="31444" calcext:value-type="float">
            <text:p>31444</text:p>
          </table:table-cell>
          <table:table-cell table:formula="of:=PRODUCT([.E125];100)/[.B125]" office:value-type="float" office:value="48.2840163997359" calcext:value-type="float">
            <text:p>48.2840163997</text:p>
          </table:table-cell>
          <table:table-cell office:value-type="float" office:value="36604" calcext:value-type="float">
            <text:p>36604</text:p>
          </table:table-cell>
          <table:table-cell table:formula="of:=PRODUCT([.G125];100)/[.B125]" office:value-type="float" office:value="56.207484298942" calcext:value-type="float">
            <text:p>56.2074842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7-bintr/bintr</text:p>
          </table:table-cell>
          <table:table-cell office:value-type="float" office:value="670" calcext:value-type="float">
            <text:p>670</text:p>
          </table:table-cell>
          <table:table-cell office:value-type="float" office:value="101" calcext:value-type="float">
            <text:p>101</text:p>
          </table:table-cell>
          <table:table-cell table:formula="of:=PRODUCT([.C126];100)/[.B126]" office:value-type="float" office:value="15.0746268656716" calcext:value-type="float">
            <text:p>15.0746268657</text:p>
          </table:table-cell>
          <table:table-cell office:value-type="float" office:value="242" calcext:value-type="float">
            <text:p>242</text:p>
          </table:table-cell>
          <table:table-cell table:formula="of:=PRODUCT([.E126];100)/[.B126]" office:value-type="float" office:value="36.1194029850746" calcext:value-type="float">
            <text:p>36.1194029851</text:p>
          </table:table-cell>
          <table:table-cell office:value-type="float" office:value="280" calcext:value-type="float">
            <text:p>280</text:p>
          </table:table-cell>
          <table:table-cell table:formula="of:=PRODUCT([.G126];100)/[.B126]" office:value-type="float" office:value="41.7910447761194" calcext:value-type="float">
            <text:p>41.791044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8-main/main</text:p>
          </table:table-cell>
          <table:table-cell office:value-type="float" office:value="19371" calcext:value-type="float">
            <text:p>19371</text:p>
          </table:table-cell>
          <table:table-cell office:value-type="float" office:value="9941" calcext:value-type="float">
            <text:p>9941</text:p>
          </table:table-cell>
          <table:table-cell table:formula="of:=PRODUCT([.C127];100)/[.B127]" office:value-type="float" office:value="51.3189819833772" calcext:value-type="float">
            <text:p>51.3189819834</text:p>
          </table:table-cell>
          <table:table-cell office:value-type="float" office:value="8444" calcext:value-type="float">
            <text:p>8444</text:p>
          </table:table-cell>
          <table:table-cell table:formula="of:=PRODUCT([.E127];100)/[.B127]" office:value-type="float" office:value="43.5909349026896" calcext:value-type="float">
            <text:p>43.5909349027</text:p>
          </table:table-cell>
          <table:table-cell office:value-type="float" office:value="11192" calcext:value-type="float">
            <text:p>11192</text:p>
          </table:table-cell>
          <table:table-cell table:formula="of:=PRODUCT([.G127];100)/[.B127]" office:value-type="float" office:value="57.7770894636312" calcext:value-type="float">
            <text:p>57.7770894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5-eks/eks</text:p>
          </table:table-cell>
          <table:table-cell office:value-type="float" office:value="7790" calcext:value-type="float">
            <text:p>7790</text:p>
          </table:table-cell>
          <table:table-cell office:value-type="float" office:value="2050" calcext:value-type="float">
            <text:p>2050</text:p>
          </table:table-cell>
          <table:table-cell table:formula="of:=PRODUCT([.C128];100)/[.B128]" office:value-type="float" office:value="26.3157894736842" calcext:value-type="float">
            <text:p>26.3157894737</text:p>
          </table:table-cell>
          <table:table-cell office:value-type="float" office:value="1062" calcext:value-type="float">
            <text:p>1062</text:p>
          </table:table-cell>
          <table:table-cell table:formula="of:=PRODUCT([.E128];100)/[.B128]" office:value-type="float" office:value="13.6328626444159" calcext:value-type="float">
            <text:p>13.6328626444</text:p>
          </table:table-cell>
          <table:table-cell office:value-type="float" office:value="2566" calcext:value-type="float">
            <text:p>2566</text:p>
          </table:table-cell>
          <table:table-cell table:formula="of:=PRODUCT([.G128];100)/[.B128]" office:value-type="float" office:value="32.9396662387676" calcext:value-type="float">
            <text:p>32.9396662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2-IOtest/iotest</text:p>
          </table:table-cell>
          <table:table-cell office:value-type="float" office:value="398" calcext:value-type="float">
            <text:p>398</text:p>
          </table:table-cell>
          <table:table-cell office:value-type="float" office:value="328" calcext:value-type="float">
            <text:p>328</text:p>
          </table:table-cell>
          <table:table-cell table:formula="of:=PRODUCT([.C129];100)/[.B129]" office:value-type="float" office:value="82.4120603015075" calcext:value-type="float">
            <text:p>82.4120603015</text:p>
          </table:table-cell>
          <table:table-cell office:value-type="float" office:value="343" calcext:value-type="float">
            <text:p>343</text:p>
          </table:table-cell>
          <table:table-cell table:formula="of:=PRODUCT([.E129];100)/[.B129]" office:value-type="float" office:value="86.1809045226131" calcext:value-type="float">
            <text:p>86.1809045226</text:p>
          </table:table-cell>
          <table:table-cell office:value-type="float" office:value="372" calcext:value-type="float">
            <text:p>372</text:p>
          </table:table-cell>
          <table:table-cell table:formula="of:=PRODUCT([.G129];100)/[.B129]" office:value-type="float" office:value="93.4673366834171" calcext:value-type="float">
            <text:p>93.4673366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5-trie/trie</text:p>
          </table:table-cell>
          <table:table-cell office:value-type="float" office:value="940" calcext:value-type="float">
            <text:p>940</text:p>
          </table:table-cell>
          <table:table-cell office:value-type="float" office:value="359" calcext:value-type="float">
            <text:p>359</text:p>
          </table:table-cell>
          <table:table-cell table:formula="of:=PRODUCT([.C130];100)/[.B130]" office:value-type="float" office:value="38.1914893617021" calcext:value-type="float">
            <text:p>38.1914893617</text:p>
          </table:table-cell>
          <table:table-cell office:value-type="float" office:value="283" calcext:value-type="float">
            <text:p>283</text:p>
          </table:table-cell>
          <table:table-cell table:formula="of:=PRODUCT([.E130];100)/[.B130]" office:value-type="float" office:value="30.1063829787234" calcext:value-type="float">
            <text:p>30.1063829787</text:p>
          </table:table-cell>
          <table:table-cell office:value-type="float" office:value="412" calcext:value-type="float">
            <text:p>412</text:p>
          </table:table-cell>
          <table:table-cell table:formula="of:=PRODUCT([.G130];100)/[.B130]" office:value-type="float" office:value="43.8297872340426" calcext:value-type="float">
            <text:p>43.829787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18-imp/imp</text:p>
          </table:table-cell>
          <table:table-cell office:value-type="float" office:value="29337" calcext:value-type="float">
            <text:p>29337</text:p>
          </table:table-cell>
          <table:table-cell office:value-type="float" office:value="9121" calcext:value-type="float">
            <text:p>9121</text:p>
          </table:table-cell>
          <table:table-cell table:formula="of:=PRODUCT([.C131];100)/[.B131]" office:value-type="float" office:value="31.0904318778334" calcext:value-type="float">
            <text:p>31.0904318778</text:p>
          </table:table-cell>
          <table:table-cell office:value-type="float" office:value="5772" calcext:value-type="float">
            <text:p>5772</text:p>
          </table:table-cell>
          <table:table-cell table:formula="of:=PRODUCT([.E131];100)/[.B131]" office:value-type="float" office:value="19.6748133756008" calcext:value-type="float">
            <text:p>19.6748133756</text:p>
          </table:table-cell>
          <table:table-cell office:value-type="float" office:value="10690" calcext:value-type="float">
            <text:p>10690</text:p>
          </table:table-cell>
          <table:table-cell table:formula="of:=PRODUCT([.G131];100)/[.B131]" office:value-type="float" office:value="36.4386269898081" calcext:value-type="float">
            <text:p>36.4386269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cCat/04-bisect/bisect</text:p>
          </table:table-cell>
          <table:table-cell office:value-type="float" office:value="1286" calcext:value-type="float">
            <text:p>1286</text:p>
          </table:table-cell>
          <table:table-cell office:value-type="float" office:value="341" calcext:value-type="float">
            <text:p>341</text:p>
          </table:table-cell>
          <table:table-cell table:formula="of:=PRODUCT([.C132];100)/[.B132]" office:value-type="float" office:value="26.5163297045101" calcext:value-type="float">
            <text:p>26.5163297045</text:p>
          </table:table-cell>
          <table:table-cell office:value-type="float" office:value="440" calcext:value-type="float">
            <text:p>440</text:p>
          </table:table-cell>
          <table:table-cell table:formula="of:=PRODUCT([.E132];100)/[.B132]" office:value-type="float" office:value="34.2146189735614" calcext:value-type="float">
            <text:p>34.2146189736</text:p>
          </table:table-cell>
          <table:table-cell office:value-type="float" office:value="487" calcext:value-type="float">
            <text:p>487</text:p>
          </table:table-cell>
          <table:table-cell table:formula="of:=PRODUCT([.G132];100)/[.B132]" office:value-type="float" office:value="37.8693623639191" calcext:value-type="float">
            <text:p>37.8693623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jpeg/jpeg-6a/cjpeg</text:p>
          </table:table-cell>
          <table:table-cell office:value-type="float" office:value="635644" calcext:value-type="float">
            <text:p>635644</text:p>
          </table:table-cell>
          <table:table-cell office:value-type="float" office:value="234520" calcext:value-type="float">
            <text:p>234520</text:p>
          </table:table-cell>
          <table:table-cell table:formula="of:=PRODUCT([.C133];100)/[.B133]" office:value-type="float" office:value="36.8948656795313" calcext:value-type="float">
            <text:p>36.8948656795</text:p>
          </table:table-cell>
          <table:table-cell office:value-type="float" office:value="95773" calcext:value-type="float">
            <text:p>95773</text:p>
          </table:table-cell>
          <table:table-cell table:formula="of:=PRODUCT([.E133];100)/[.B133]" office:value-type="float" office:value="15.0670815739628" calcext:value-type="float">
            <text:p>15.067081574</text:p>
          </table:table-cell>
          <table:table-cell office:value-type="float" office:value="260080" calcext:value-type="float">
            <text:p>260080</text:p>
          </table:table-cell>
          <table:table-cell table:formula="of:=PRODUCT([.G133];100)/[.B133]" office:value-type="float" office:value="40.9159844189515" calcext:value-type="float">
            <text:p>40.915984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g721/g721encode/encode</text:p>
          </table:table-cell>
          <table:table-cell office:value-type="float" office:value="9173" calcext:value-type="float">
            <text:p>9173</text:p>
          </table:table-cell>
          <table:table-cell office:value-type="float" office:value="7220" calcext:value-type="float">
            <text:p>7220</text:p>
          </table:table-cell>
          <table:table-cell table:formula="of:=PRODUCT([.C134];100)/[.B134]" office:value-type="float" office:value="78.7092554235256" calcext:value-type="float">
            <text:p>78.7092554235</text:p>
          </table:table-cell>
          <table:table-cell office:value-type="float" office:value="6280" calcext:value-type="float">
            <text:p>6280</text:p>
          </table:table-cell>
          <table:table-cell table:formula="of:=PRODUCT([.E134];100)/[.B134]" office:value-type="float" office:value="68.4617900359751" calcext:value-type="float">
            <text:p>68.461790036</text:p>
          </table:table-cell>
          <table:table-cell office:value-type="float" office:value="7742" calcext:value-type="float">
            <text:p>7742</text:p>
          </table:table-cell>
          <table:table-cell table:formula="of:=PRODUCT([.G134];100)/[.B134]" office:value-type="float" office:value="84.3998691812929" calcext:value-type="float">
            <text:p>84.3998691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adpcm/rawcaudio/rawcaudio</text:p>
          </table:table-cell>
          <table:table-cell office:value-type="float" office:value="334" calcext:value-type="float">
            <text:p>334</text:p>
          </table:table-cell>
          <table:table-cell office:value-type="float" office:value="78" calcext:value-type="float">
            <text:p>78</text:p>
          </table:table-cell>
          <table:table-cell table:formula="of:=PRODUCT([.C135];100)/[.B135]" office:value-type="float" office:value="23.3532934131737" calcext:value-type="float">
            <text:p>23.3532934132</text:p>
          </table:table-cell>
          <table:table-cell office:value-type="float" office:value="60" calcext:value-type="float">
            <text:p>60</text:p>
          </table:table-cell>
          <table:table-cell table:formula="of:=PRODUCT([.E135];100)/[.B135]" office:value-type="float" office:value="17.9640718562874" calcext:value-type="float">
            <text:p>17.9640718563</text:p>
          </table:table-cell>
          <table:table-cell office:value-type="float" office:value="94" calcext:value-type="float">
            <text:p>94</text:p>
          </table:table-cell>
          <table:table-cell table:formula="of:=PRODUCT([.G135];100)/[.B135]" office:value-type="float" office:value="28.1437125748503" calcext:value-type="float">
            <text:p>28.143712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adpcm/rawdaudio/rawdaudio</text:p>
          </table:table-cell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table:formula="of:=PRODUCT([.C136];100)/[.B136]" office:value-type="float" office:value="18.8622754491018" calcext:value-type="float">
            <text:p>18.8622754491</text:p>
          </table:table-cell>
          <table:table-cell office:value-type="float" office:value="60" calcext:value-type="float">
            <text:p>60</text:p>
          </table:table-cell>
          <table:table-cell table:formula="of:=PRODUCT([.E136];100)/[.B136]" office:value-type="float" office:value="17.9640718562874" calcext:value-type="float">
            <text:p>17.9640718563</text:p>
          </table:table-cell>
          <table:table-cell office:value-type="float" office:value="94" calcext:value-type="float">
            <text:p>94</text:p>
          </table:table-cell>
          <table:table-cell table:formula="of:=PRODUCT([.G136];100)/[.B136]" office:value-type="float" office:value="28.1437125748503" calcext:value-type="float">
            <text:p>28.143712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gsm/toast/toast</text:p>
          </table:table-cell>
          <table:table-cell office:value-type="float" office:value="155642" calcext:value-type="float">
            <text:p>155642</text:p>
          </table:table-cell>
          <table:table-cell office:value-type="float" office:value="122165" calcext:value-type="float">
            <text:p>122165</text:p>
          </table:table-cell>
          <table:table-cell table:formula="of:=PRODUCT([.C137];100)/[.B137]" office:value-type="float" office:value="78.4910242736536" calcext:value-type="float">
            <text:p>78.4910242737</text:p>
          </table:table-cell>
          <table:table-cell office:value-type="float" office:value="108263" calcext:value-type="float">
            <text:p>108263</text:p>
          </table:table-cell>
          <table:table-cell table:formula="of:=PRODUCT([.E137];100)/[.B137]" office:value-type="float" office:value="69.5589879338482" calcext:value-type="float">
            <text:p>69.5589879338</text:p>
          </table:table-cell>
          <table:table-cell office:value-type="float" office:value="124783" calcext:value-type="float">
            <text:p>124783</text:p>
          </table:table-cell>
          <table:table-cell table:formula="of:=PRODUCT([.G137];100)/[.B137]" office:value-type="float" office:value="80.1730895259634" calcext:value-type="float">
            <text:p>80.17308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ediabench/mpeg2/mpeg2dec/mpeg2decode</text:p>
          </table:table-cell>
          <table:table-cell office:value-type="float" office:value="65332" calcext:value-type="float">
            <text:p>65332</text:p>
          </table:table-cell>
          <table:table-cell office:value-type="float" office:value="28294" calcext:value-type="float">
            <text:p>28294</text:p>
          </table:table-cell>
          <table:table-cell table:formula="of:=PRODUCT([.C138];100)/[.B138]" office:value-type="float" office:value="43.3080266944223" calcext:value-type="float">
            <text:p>43.3080266944</text:p>
          </table:table-cell>
          <table:table-cell office:value-type="float" office:value="21188" calcext:value-type="float">
            <text:p>21188</text:p>
          </table:table-cell>
          <table:table-cell table:formula="of:=PRODUCT([.E138];100)/[.B138]" office:value-type="float" office:value="32.4312741076348" calcext:value-type="float">
            <text:p>32.4312741076</text:p>
          </table:table-cell>
          <table:table-cell office:value-type="float" office:value="33734" calcext:value-type="float">
            <text:p>33734</text:p>
          </table:table-cell>
          <table:table-cell table:formula="of:=PRODUCT([.G138];100)/[.B138]" office:value-type="float" office:value="51.6347272393314" calcext:value-type="float">
            <text:p>51.6347272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uuencode/uuencode</text:p>
          </table:table-cell>
          <table:table-cell office:value-type="float" office:value="852" calcext:value-type="float">
            <text:p>852</text:p>
          </table:table-cell>
          <table:table-cell office:value-type="float" office:value="358" calcext:value-type="float">
            <text:p>358</text:p>
          </table:table-cell>
          <table:table-cell table:formula="of:=PRODUCT([.C139];100)/[.B139]" office:value-type="float" office:value="42.018779342723" calcext:value-type="float">
            <text:p>42.0187793427</text:p>
          </table:table-cell>
          <table:table-cell office:value-type="float" office:value="299" calcext:value-type="float">
            <text:p>299</text:p>
          </table:table-cell>
          <table:table-cell table:formula="of:=PRODUCT([.E139];100)/[.B139]" office:value-type="float" office:value="35.093896713615" calcext:value-type="float">
            <text:p>35.0938967136</text:p>
          </table:table-cell>
          <table:table-cell office:value-type="float" office:value="568" calcext:value-type="float">
            <text:p>568</text:p>
          </table:table-cell>
          <table:table-cell table:formula="of:=PRODUCT([.G139];100)/[.B139]" office:value-type="float" office:value="66.6666666666667" calcext:value-type="float">
            <text:p>66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uudecode/uudecode</text:p>
          </table:table-cell>
          <table:table-cell office:value-type="float" office:value="543" calcext:value-type="float">
            <text:p>543</text:p>
          </table:table-cell>
          <table:table-cell office:value-type="float" office:value="188" calcext:value-type="float">
            <text:p>188</text:p>
          </table:table-cell>
          <table:table-cell table:formula="of:=PRODUCT([.C140];100)/[.B140]" office:value-type="float" office:value="34.622467771639" calcext:value-type="float">
            <text:p>34.6224677716</text:p>
          </table:table-cell>
          <table:table-cell office:value-type="float" office:value="235" calcext:value-type="float">
            <text:p>235</text:p>
          </table:table-cell>
          <table:table-cell table:formula="of:=PRODUCT([.E140];100)/[.B140]" office:value-type="float" office:value="43.2780847145488" calcext:value-type="float">
            <text:p>43.2780847145</text:p>
          </table:table-cell>
          <table:table-cell office:value-type="float" office:value="344" calcext:value-type="float">
            <text:p>344</text:p>
          </table:table-cell>
          <table:table-cell table:formula="of:=PRODUCT([.G140];100)/[.B140]" office:value-type="float" office:value="63.3517495395948" calcext:value-type="float">
            <text:p>63.3517495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drop3/drop3</text:p>
          </table:table-cell>
          <table:table-cell office:value-type="float" office:value="1090" calcext:value-type="float">
            <text:p>1090</text:p>
          </table:table-cell>
          <table:table-cell office:value-type="float" office:value="354" calcext:value-type="float">
            <text:p>354</text:p>
          </table:table-cell>
          <table:table-cell table:formula="of:=PRODUCT([.C141];100)/[.B141]" office:value-type="float" office:value="32.4770642201835" calcext:value-type="float">
            <text:p>32.4770642202</text:p>
          </table:table-cell>
          <table:table-cell office:value-type="float" office:value="315" calcext:value-type="float">
            <text:p>315</text:p>
          </table:table-cell>
          <table:table-cell table:formula="of:=PRODUCT([.E141];100)/[.B141]" office:value-type="float" office:value="28.8990825688073" calcext:value-type="float">
            <text:p>28.8990825688</text:p>
          </table:table-cell>
          <table:table-cell office:value-type="float" office:value="489" calcext:value-type="float">
            <text:p>489</text:p>
          </table:table-cell>
          <table:table-cell table:formula="of:=PRODUCT([.G141];100)/[.B141]" office:value-type="float" office:value="44.8623853211009" calcext:value-type="float">
            <text:p>44.8623853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BitBench/five11/five11</text:p>
          </table:table-cell>
          <table:table-cell office:value-type="float" office:value="302" calcext:value-type="float">
            <text:p>302</text:p>
          </table:table-cell>
          <table:table-cell office:value-type="float" office:value="103" calcext:value-type="float">
            <text:p>103</text:p>
          </table:table-cell>
          <table:table-cell table:formula="of:=PRODUCT([.C142];100)/[.B142]" office:value-type="float" office:value="34.1059602649007" calcext:value-type="float">
            <text:p>34.1059602649</text:p>
          </table:table-cell>
          <table:table-cell office:value-type="float" office:value="96" calcext:value-type="float">
            <text:p>96</text:p>
          </table:table-cell>
          <table:table-cell table:formula="of:=PRODUCT([.E142];100)/[.B142]" office:value-type="float" office:value="31.7880794701987" calcext:value-type="float">
            <text:p>31.7880794702</text:p>
          </table:table-cell>
          <table:table-cell office:value-type="float" office:value="151" calcext:value-type="float">
            <text:p>151</text:p>
          </table:table-cell>
          <table:table-cell table:formula="of:=PRODUCT([.G142];100)/[.B14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nbench/nbench</text:p>
          </table:table-cell>
          <table:table-cell office:value-type="float" office:value="32861" calcext:value-type="float">
            <text:p>32861</text:p>
          </table:table-cell>
          <table:table-cell office:value-type="float" office:value="13165" calcext:value-type="float">
            <text:p>13165</text:p>
          </table:table-cell>
          <table:table-cell table:formula="of:=PRODUCT([.C143];100)/[.B143]" office:value-type="float" office:value="40.0626882931134" calcext:value-type="float">
            <text:p>40.0626882931</text:p>
          </table:table-cell>
          <table:table-cell office:value-type="float" office:value="15965" calcext:value-type="float">
            <text:p>15965</text:p>
          </table:table-cell>
          <table:table-cell table:formula="of:=PRODUCT([.E143];100)/[.B143]" office:value-type="float" office:value="48.5834271628983" calcext:value-type="float">
            <text:p>48.5834271629</text:p>
          </table:table-cell>
          <table:table-cell office:value-type="float" office:value="19730" calcext:value-type="float">
            <text:p>19730</text:p>
          </table:table-cell>
          <table:table-cell table:formula="of:=PRODUCT([.G143];100)/[.B143]" office:value-type="float" office:value="60.040777821734" calcext:value-type="float">
            <text:p>60.0407778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SciMark2-C/scimark2</text:p>
          </table:table-cell>
          <table:table-cell office:value-type="float" office:value="4138" calcext:value-type="float">
            <text:p>4138</text:p>
          </table:table-cell>
          <table:table-cell office:value-type="float" office:value="1352" calcext:value-type="float">
            <text:p>1352</text:p>
          </table:table-cell>
          <table:table-cell table:formula="of:=PRODUCT([.C144];100)/[.B144]" office:value-type="float" office:value="32.6727887868536" calcext:value-type="float">
            <text:p>32.6727887869</text:p>
          </table:table-cell>
          <table:table-cell office:value-type="float" office:value="1904" calcext:value-type="float">
            <text:p>1904</text:p>
          </table:table-cell>
          <table:table-cell table:formula="of:=PRODUCT([.E144];100)/[.B144]" office:value-type="float" office:value="46.0125664572257" calcext:value-type="float">
            <text:p>46.0125664572</text:p>
          </table:table-cell>
          <table:table-cell office:value-type="float" office:value="2515" calcext:value-type="float">
            <text:p>2515</text:p>
          </table:table-cell>
          <table:table-cell table:formula="of:=PRODUCT([.G144];100)/[.B144]" office:value-type="float" office:value="60.7781536974384" calcext:value-type="float">
            <text:p>60.7781536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security-sha/security-sha</text:p>
          </table:table-cell>
          <table:table-cell office:value-type="float" office:value="1454" calcext:value-type="float">
            <text:p>1454</text:p>
          </table:table-cell>
          <table:table-cell office:value-type="float" office:value="984" calcext:value-type="float">
            <text:p>984</text:p>
          </table:table-cell>
          <table:table-cell table:formula="of:=PRODUCT([.C145];100)/[.B145]" office:value-type="float" office:value="67.6753782668501" calcext:value-type="float">
            <text:p>67.6753782669</text:p>
          </table:table-cell>
          <table:table-cell office:value-type="float" office:value="613" calcext:value-type="float">
            <text:p>613</text:p>
          </table:table-cell>
          <table:table-cell table:formula="of:=PRODUCT([.E145];100)/[.B145]" office:value-type="float" office:value="42.1595598349381" calcext:value-type="float">
            <text:p>42.1595598349</text:p>
          </table:table-cell>
          <table:table-cell office:value-type="float" office:value="1012" calcext:value-type="float">
            <text:p>1012</text:p>
          </table:table-cell>
          <table:table-cell table:formula="of:=PRODUCT([.G145];100)/[.B145]" office:value-type="float" office:value="69.6011004126548" calcext:value-type="float">
            <text:p>69.601100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network-patricia/network-patricia</text:p>
          </table:table-cell>
          <table:table-cell office:value-type="float" office:value="15051" calcext:value-type="float">
            <text:p>15051</text:p>
          </table:table-cell>
          <table:table-cell office:value-type="float" office:value="5532" calcext:value-type="float">
            <text:p>5532</text:p>
          </table:table-cell>
          <table:table-cell table:formula="of:=PRODUCT([.C146];100)/[.B146]" office:value-type="float" office:value="36.7550328881802" calcext:value-type="float">
            <text:p>36.7550328882</text:p>
          </table:table-cell>
          <table:table-cell office:value-type="float" office:value="2501" calcext:value-type="float">
            <text:p>2501</text:p>
          </table:table-cell>
          <table:table-cell table:formula="of:=PRODUCT([.E146];100)/[.B146]" office:value-type="float" office:value="16.6168360906252" calcext:value-type="float">
            <text:p>16.6168360906</text:p>
          </table:table-cell>
          <table:table-cell office:value-type="float" office:value="6447" calcext:value-type="float">
            <text:p>6447</text:p>
          </table:table-cell>
          <table:table-cell table:formula="of:=PRODUCT([.G146];100)/[.B146]" office:value-type="float" office:value="42.8343631652382" calcext:value-type="float">
            <text:p>42.834363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automotive-bitcount/automotive-bitcount</text:p>
          </table:table-cell>
          <table:table-cell office:value-type="float" office:value="502" calcext:value-type="float">
            <text:p>502</text:p>
          </table:table-cell>
          <table:table-cell office:value-type="float" office:value="216" calcext:value-type="float">
            <text:p>216</text:p>
          </table:table-cell>
          <table:table-cell table:formula="of:=PRODUCT([.C147];100)/[.B147]" office:value-type="float" office:value="43.0278884462151" calcext:value-type="float">
            <text:p>43.0278884462</text:p>
          </table:table-cell>
          <table:table-cell office:value-type="float" office:value="206" calcext:value-type="float">
            <text:p>206</text:p>
          </table:table-cell>
          <table:table-cell table:formula="of:=PRODUCT([.E147];100)/[.B147]" office:value-type="float" office:value="41.0358565737052" calcext:value-type="float">
            <text:p>41.0358565737</text:p>
          </table:table-cell>
          <table:table-cell office:value-type="float" office:value="259" calcext:value-type="float">
            <text:p>259</text:p>
          </table:table-cell>
          <table:table-cell table:formula="of:=PRODUCT([.G147];100)/[.B147]" office:value-type="float" office:value="51.593625498008" calcext:value-type="float">
            <text:p>51.593625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security-rijndael/security-rijndael</text:p>
          </table:table-cell>
          <table:table-cell office:value-type="float" office:value="452291" calcext:value-type="float">
            <text:p>452291</text:p>
          </table:table-cell>
          <table:table-cell office:value-type="float" office:value="185615" calcext:value-type="float">
            <text:p>185615</text:p>
          </table:table-cell>
          <table:table-cell table:formula="of:=PRODUCT([.C148];100)/[.B148]" office:value-type="float" office:value="41.0388444607565" calcext:value-type="float">
            <text:p>41.0388444608</text:p>
          </table:table-cell>
          <table:table-cell office:value-type="float" office:value="270579" calcext:value-type="float">
            <text:p>270579</text:p>
          </table:table-cell>
          <table:table-cell table:formula="of:=PRODUCT([.E148];100)/[.B148]" office:value-type="float" office:value="59.8240955491045" calcext:value-type="float">
            <text:p>59.8240955491</text:p>
          </table:table-cell>
          <table:table-cell office:value-type="float" office:value="329667" calcext:value-type="float">
            <text:p>329667</text:p>
          </table:table-cell>
          <table:table-cell table:formula="of:=PRODUCT([.G148];100)/[.B148]" office:value-type="float" office:value="72.8882511480441" calcext:value-type="float">
            <text:p>72.888251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gsm/telecomm-gsm</text:p>
          </table:table-cell>
          <table:table-cell office:value-type="float" office:value="155642" calcext:value-type="float">
            <text:p>155642</text:p>
          </table:table-cell>
          <table:table-cell office:value-type="float" office:value="122164" calcext:value-type="float">
            <text:p>122164</text:p>
          </table:table-cell>
          <table:table-cell table:formula="of:=PRODUCT([.C149];100)/[.B149]" office:value-type="float" office:value="78.4903817735573" calcext:value-type="float">
            <text:p>78.4903817736</text:p>
          </table:table-cell>
          <table:table-cell office:value-type="float" office:value="108263" calcext:value-type="float">
            <text:p>108263</text:p>
          </table:table-cell>
          <table:table-cell table:formula="of:=PRODUCT([.E149];100)/[.B149]" office:value-type="float" office:value="69.5589879338482" calcext:value-type="float">
            <text:p>69.5589879338</text:p>
          </table:table-cell>
          <table:table-cell office:value-type="float" office:value="124783" calcext:value-type="float">
            <text:p>124783</text:p>
          </table:table-cell>
          <table:table-cell table:formula="of:=PRODUCT([.G149];100)/[.B149]" office:value-type="float" office:value="80.1730895259634" calcext:value-type="float">
            <text:p>80.17308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consumer-typeset/consumer-typeset</text:p>
          </table:table-cell>
          <table:table-cell office:value-type="float" office:value="294270415" calcext:value-type="float">
            <text:p>294270415</text:p>
          </table:table-cell>
          <table:table-cell office:value-type="float" office:value="40780931" calcext:value-type="float">
            <text:p>40780931</text:p>
          </table:table-cell>
          <table:table-cell table:formula="of:=PRODUCT([.C150];100)/[.B150]" office:value-type="float" office:value="13.8583183769935" calcext:value-type="float">
            <text:p>13.858318377</text:p>
          </table:table-cell>
          <table:table-cell office:value-type="float" office:value="8714260" calcext:value-type="float">
            <text:p>8714260</text:p>
          </table:table-cell>
          <table:table-cell table:formula="of:=PRODUCT([.E150];100)/[.B150]" office:value-type="float" office:value="2.96131026287505" calcext:value-type="float">
            <text:p>2.9613102629</text:p>
          </table:table-cell>
          <table:table-cell office:value-type="float" office:value="47138767" calcext:value-type="float">
            <text:p>47138767</text:p>
          </table:table-cell>
          <table:table-cell table:formula="of:=PRODUCT([.G150];100)/[.B150]" office:value-type="float" office:value="16.0188604076968" calcext:value-type="float">
            <text:p>16.0188604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automotive-basicmath/automotive-basicmath</text:p>
          </table:table-cell>
          <table:table-cell office:value-type="float" office:value="612" calcext:value-type="float">
            <text:p>612</text:p>
          </table:table-cell>
          <table:table-cell office:value-type="float" office:value="107" calcext:value-type="float">
            <text:p>107</text:p>
          </table:table-cell>
          <table:table-cell table:formula="of:=PRODUCT([.C151];100)/[.B151]" office:value-type="float" office:value="17.483660130719" calcext:value-type="float">
            <text:p>17.4836601307</text:p>
          </table:table-cell>
          <table:table-cell office:value-type="float" office:value="406" calcext:value-type="float">
            <text:p>406</text:p>
          </table:table-cell>
          <table:table-cell table:formula="of:=PRODUCT([.E151];100)/[.B151]" office:value-type="float" office:value="66.3398692810458" calcext:value-type="float">
            <text:p>66.339869281</text:p>
          </table:table-cell>
          <table:table-cell office:value-type="float" office:value="415" calcext:value-type="float">
            <text:p>415</text:p>
          </table:table-cell>
          <table:table-cell table:formula="of:=PRODUCT([.G151];100)/[.B151]" office:value-type="float" office:value="67.8104575163399" calcext:value-type="float">
            <text:p>67.8104575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consumer-jpeg/consumer-jpeg</text:p>
          </table:table-cell>
          <table:table-cell office:value-type="float" office:value="533116" calcext:value-type="float">
            <text:p>533116</text:p>
          </table:table-cell>
          <table:table-cell office:value-type="float" office:value="117621" calcext:value-type="float">
            <text:p>117621</text:p>
          </table:table-cell>
          <table:table-cell table:formula="of:=PRODUCT([.C152];100)/[.B152]" office:value-type="float" office:value="22.0629281432184" calcext:value-type="float">
            <text:p>22.0629281432</text:p>
          </table:table-cell>
          <table:table-cell office:value-type="float" office:value="79915" calcext:value-type="float">
            <text:p>79915</text:p>
          </table:table-cell>
          <table:table-cell table:formula="of:=PRODUCT([.E152];100)/[.B152]" office:value-type="float" office:value="14.9901709946803" calcext:value-type="float">
            <text:p>14.9901709947</text:p>
          </table:table-cell>
          <table:table-cell office:value-type="float" office:value="158322" calcext:value-type="float">
            <text:p>158322</text:p>
          </table:table-cell>
          <table:table-cell table:formula="of:=PRODUCT([.G152];100)/[.B152]" office:value-type="float" office:value="29.6974767217641" calcext:value-type="float">
            <text:p>29.6974767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automotive-susan/automotive-susan</text:p>
          </table:table-cell>
          <table:table-cell office:value-type="float" office:value="104997" calcext:value-type="float">
            <text:p>104997</text:p>
          </table:table-cell>
          <table:table-cell office:value-type="float" office:value="15672" calcext:value-type="float">
            <text:p>15672</text:p>
          </table:table-cell>
          <table:table-cell table:formula="of:=PRODUCT([.C153];100)/[.B153]" office:value-type="float" office:value="14.9261407468785" calcext:value-type="float">
            <text:p>14.9261407469</text:p>
          </table:table-cell>
          <table:table-cell office:value-type="float" office:value="11647" calcext:value-type="float">
            <text:p>11647</text:p>
          </table:table-cell>
          <table:table-cell table:formula="of:=PRODUCT([.E153];100)/[.B153]" office:value-type="float" office:value="11.0926978866063" calcext:value-type="float">
            <text:p>11.0926978866</text:p>
          </table:table-cell>
          <table:table-cell office:value-type="float" office:value="16149" calcext:value-type="float">
            <text:p>16149</text:p>
          </table:table-cell>
          <table:table-cell table:formula="of:=PRODUCT([.G153];100)/[.B153]" office:value-type="float" office:value="15.3804394411269" calcext:value-type="float">
            <text:p>15.3804394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office-ispell/office-ispell</text:p>
          </table:table-cell>
          <table:table-cell office:value-type="float" office:value="193376" calcext:value-type="float">
            <text:p>193376</text:p>
          </table:table-cell>
          <table:table-cell office:value-type="float" office:value="25018" calcext:value-type="float">
            <text:p>25018</text:p>
          </table:table-cell>
          <table:table-cell table:formula="of:=PRODUCT([.C154];100)/[.B154]" office:value-type="float" office:value="12.9374896574549" calcext:value-type="float">
            <text:p>12.9374896575</text:p>
          </table:table-cell>
          <table:table-cell office:value-type="float" office:value="43611" calcext:value-type="float">
            <text:p>43611</text:p>
          </table:table-cell>
          <table:table-cell table:formula="of:=PRODUCT([.E154];100)/[.B154]" office:value-type="float" office:value="22.552436703624" calcext:value-type="float">
            <text:p>22.5524367036</text:p>
          </table:table-cell>
          <table:table-cell office:value-type="float" office:value="57509" calcext:value-type="float">
            <text:p>57509</text:p>
          </table:table-cell>
          <table:table-cell table:formula="of:=PRODUCT([.G154];100)/[.B154]" office:value-type="float" office:value="29.7394712890948" calcext:value-type="float">
            <text:p>29.7394712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security-blowfish/security-blowfish</text:p>
          </table:table-cell>
          <table:table-cell office:value-type="float" office:value="43254" calcext:value-type="float">
            <text:p>43254</text:p>
          </table:table-cell>
          <table:table-cell office:value-type="float" office:value="15225" calcext:value-type="float">
            <text:p>15225</text:p>
          </table:table-cell>
          <table:table-cell table:formula="of:=PRODUCT([.C155];100)/[.B155]" office:value-type="float" office:value="35.1990567346373" calcext:value-type="float">
            <text:p>35.1990567346</text:p>
          </table:table-cell>
          <table:table-cell office:value-type="float" office:value="15227" calcext:value-type="float">
            <text:p>15227</text:p>
          </table:table-cell>
          <table:table-cell table:formula="of:=PRODUCT([.E155];100)/[.B155]" office:value-type="float" office:value="35.2036805844546" calcext:value-type="float">
            <text:p>35.2036805845</text:p>
          </table:table-cell>
          <table:table-cell office:value-type="float" office:value="20708" calcext:value-type="float">
            <text:p>20708</text:p>
          </table:table-cell>
          <table:table-cell table:formula="of:=PRODUCT([.G155];100)/[.B155]" office:value-type="float" office:value="47.875341008924" calcext:value-type="float">
            <text:p>47.8753410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adpcm/telecomm-adpcm</text:p>
          </table:table-cell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table:formula="of:=PRODUCT([.C156];100)/[.B156]" office:value-type="float" office:value="18.8622754491018" calcext:value-type="float">
            <text:p>18.8622754491</text:p>
          </table:table-cell>
          <table:table-cell office:value-type="float" office:value="60" calcext:value-type="float">
            <text:p>60</text:p>
          </table:table-cell>
          <table:table-cell table:formula="of:=PRODUCT([.E156];100)/[.B156]" office:value-type="float" office:value="17.9640718562874" calcext:value-type="float">
            <text:p>17.9640718563</text:p>
          </table:table-cell>
          <table:table-cell office:value-type="float" office:value="94" calcext:value-type="float">
            <text:p>94</text:p>
          </table:table-cell>
          <table:table-cell table:formula="of:=PRODUCT([.G156];100)/[.B156]" office:value-type="float" office:value="28.1437125748503" calcext:value-type="float">
            <text:p>28.143712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FFT/telecomm-fft</text:p>
          </table:table-cell>
          <table:table-cell office:value-type="float" office:value="2426" calcext:value-type="float">
            <text:p>2426</text:p>
          </table:table-cell>
          <table:table-cell office:value-type="float" office:value="1513" calcext:value-type="float">
            <text:p>1513</text:p>
          </table:table-cell>
          <table:table-cell table:formula="of:=PRODUCT([.C157];100)/[.B157]" office:value-type="float" office:value="62.366034624897" calcext:value-type="float">
            <text:p>62.3660346249</text:p>
          </table:table-cell>
          <table:table-cell office:value-type="float" office:value="1754" calcext:value-type="float">
            <text:p>1754</text:p>
          </table:table-cell>
          <table:table-cell table:formula="of:=PRODUCT([.E157];100)/[.B157]" office:value-type="float" office:value="72.3000824402308" calcext:value-type="float">
            <text:p>72.3000824402</text:p>
          </table:table-cell>
          <table:table-cell office:value-type="float" office:value="1969" calcext:value-type="float">
            <text:p>1969</text:p>
          </table:table-cell>
          <table:table-cell table:formula="of:=PRODUCT([.G157];100)/[.B157]" office:value-type="float" office:value="81.1624072547403" calcext:value-type="float">
            <text:p>81.1624072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network-dijkstra/network-dijkstra</text:p>
          </table:table-cell>
          <table:table-cell office:value-type="float" office:value="987" calcext:value-type="float">
            <text:p>987</text:p>
          </table:table-cell>
          <table:table-cell office:value-type="float" office:value="303" calcext:value-type="float">
            <text:p>303</text:p>
          </table:table-cell>
          <table:table-cell table:formula="of:=PRODUCT([.C158];100)/[.B158]" office:value-type="float" office:value="30.6990881458967" calcext:value-type="float">
            <text:p>30.6990881459</text:p>
          </table:table-cell>
          <table:table-cell office:value-type="float" office:value="500" calcext:value-type="float">
            <text:p>500</text:p>
          </table:table-cell>
          <table:table-cell table:formula="of:=PRODUCT([.E158];100)/[.B158]" office:value-type="float" office:value="50.6585612968592" calcext:value-type="float">
            <text:p>50.6585612969</text:p>
          </table:table-cell>
          <table:table-cell office:value-type="float" office:value="549" calcext:value-type="float">
            <text:p>549</text:p>
          </table:table-cell>
          <table:table-cell table:formula="of:=PRODUCT([.G158];100)/[.B158]" office:value-type="float" office:value="55.6231003039514" calcext:value-type="float">
            <text:p>55.62310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office-stringsearch/office-string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322" calcext:value-type="float">
            <text:p>322</text:p>
          </table:table-cell>
          <table:table-cell table:formula="of:=PRODUCT([.C159];100)/[.B159]" office:value-type="float" office:value="22.0850480109739" calcext:value-type="float">
            <text:p>22.085048011</text:p>
          </table:table-cell>
          <table:table-cell office:value-type="float" office:value="398" calcext:value-type="float">
            <text:p>398</text:p>
          </table:table-cell>
          <table:table-cell table:formula="of:=PRODUCT([.E159];100)/[.B159]" office:value-type="float" office:value="27.2976680384088" calcext:value-type="float">
            <text:p>27.2976680384</text:p>
          </table:table-cell>
          <table:table-cell office:value-type="float" office:value="476" calcext:value-type="float">
            <text:p>476</text:p>
          </table:table-cell>
          <table:table-cell table:formula="of:=PRODUCT([.G159];100)/[.B159]" office:value-type="float" office:value="32.6474622770919" calcext:value-type="float">
            <text:p>32.647462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telecomm-CRC32/telecomm-CRC32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formula="of:=PRODUCT([.C160];100)/[.B160]" office:value-type="float" office:value="28.3950617283951" calcext:value-type="float">
            <text:p>28.3950617284</text:p>
          </table:table-cell>
          <table:table-cell office:value-type="float" office:value="14" calcext:value-type="float">
            <text:p>14</text:p>
          </table:table-cell>
          <table:table-cell table:formula="of:=PRODUCT([.E160];100)/[.B160]" office:value-type="float" office:value="17.283950617284" calcext:value-type="float">
            <text:p>17.2839506173</text:p>
          </table:table-cell>
          <table:table-cell office:value-type="float" office:value="31" calcext:value-type="float">
            <text:p>31</text:p>
          </table:table-cell>
          <table:table-cell table:formula="of:=PRODUCT([.G160];100)/[.B160]" office:value-type="float" office:value="38.2716049382716" calcext:value-type="float">
            <text:p>38.2716049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MiBench/consumer-lame/consumer-lame</text:p>
          </table:table-cell>
          <table:table-cell office:value-type="float" office:value="989268" calcext:value-type="float">
            <text:p>989268</text:p>
          </table:table-cell>
          <table:table-cell office:value-type="float" office:value="532392" calcext:value-type="float">
            <text:p>532392</text:p>
          </table:table-cell>
          <table:table-cell table:formula="of:=PRODUCT([.C161];100)/[.B161]" office:value-type="float" office:value="53.816761484249" calcext:value-type="float">
            <text:p>53.8167614842</text:p>
          </table:table-cell>
          <table:table-cell office:value-type="float" office:value="394799" calcext:value-type="float">
            <text:p>394799</text:p>
          </table:table-cell>
          <table:table-cell table:formula="of:=PRODUCT([.E161];100)/[.B161]" office:value-type="float" office:value="39.9081947460142" calcext:value-type="float">
            <text:p>39.908194746</text:p>
          </table:table-cell>
          <table:table-cell office:value-type="float" office:value="640813" calcext:value-type="float">
            <text:p>640813</text:p>
          </table:table-cell>
          <table:table-cell table:formula="of:=PRODUCT([.G161];100)/[.B161]" office:value-type="float" office:value="64.7764811961976" calcext:value-type="float">
            <text:p>64.776481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s/llubenchmark/llu</text:p>
          </table:table-cell>
          <table:table-cell office:value-type="float" office:value="2119" calcext:value-type="float">
            <text:p>2119</text:p>
          </table:table-cell>
          <table:table-cell office:value-type="float" office:value="495" calcext:value-type="float">
            <text:p>495</text:p>
          </table:table-cell>
          <table:table-cell table:formula="of:=PRODUCT([.C162];100)/[.B162]" office:value-type="float" office:value="23.3600755073148" calcext:value-type="float">
            <text:p>23.3600755073</text:p>
          </table:table-cell>
          <table:table-cell office:value-type="float" office:value="690" calcext:value-type="float">
            <text:p>690</text:p>
          </table:table-cell>
          <table:table-cell table:formula="of:=PRODUCT([.E162];100)/[.B162]" office:value-type="float" office:value="32.5625294950448" calcext:value-type="float">
            <text:p>32.562529495</text:p>
          </table:table-cell>
          <table:table-cell office:value-type="float" office:value="953" calcext:value-type="float">
            <text:p>953</text:p>
          </table:table-cell>
          <table:table-cell table:formula="of:=PRODUCT([.G162];100)/[.B162]" office:value-type="float" office:value="44.9740443605474" calcext:value-type="float">
            <text:p>44.9740443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IBsim4/SIBsim4</text:p>
          </table:table-cell>
          <table:table-cell office:value-type="float" office:value="227768" calcext:value-type="float">
            <text:p>227768</text:p>
          </table:table-cell>
          <table:table-cell office:value-type="float" office:value="70101" calcext:value-type="float">
            <text:p>70101</text:p>
          </table:table-cell>
          <table:table-cell table:formula="of:=PRODUCT([.C163];100)/[.B163]" office:value-type="float" office:value="30.7773699553932" calcext:value-type="float">
            <text:p>30.7773699554</text:p>
          </table:table-cell>
          <table:table-cell office:value-type="float" office:value="28415" calcext:value-type="float">
            <text:p>28415</text:p>
          </table:table-cell>
          <table:table-cell table:formula="of:=PRODUCT([.E163];100)/[.B163]" office:value-type="float" office:value="12.4754135787292" calcext:value-type="float">
            <text:p>12.4754135787</text:p>
          </table:table-cell>
          <table:table-cell office:value-type="float" office:value="76834" calcext:value-type="float">
            <text:p>76834</text:p>
          </table:table-cell>
          <table:table-cell table:formula="of:=PRODUCT([.G163];100)/[.B163]" office:value-type="float" office:value="33.7334480699659" calcext:value-type="float">
            <text:p>33.73344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hbd/hbd</text:p>
          </table:table-cell>
          <table:table-cell office:value-type="float" office:value="447866" calcext:value-type="float">
            <text:p>447866</text:p>
          </table:table-cell>
          <table:table-cell office:value-type="float" office:value="103019" calcext:value-type="float">
            <text:p>103019</text:p>
          </table:table-cell>
          <table:table-cell table:formula="of:=PRODUCT([.C164];100)/[.B164]" office:value-type="float" office:value="23.0021926201141" calcext:value-type="float">
            <text:p>23.0021926201</text:p>
          </table:table-cell>
          <table:table-cell office:value-type="float" office:value="85864" calcext:value-type="float">
            <text:p>85864</text:p>
          </table:table-cell>
          <table:table-cell table:formula="of:=PRODUCT([.E164];100)/[.B164]" office:value-type="float" office:value="19.1718058526434" calcext:value-type="float">
            <text:p>19.1718058526</text:p>
          </table:table-cell>
          <table:table-cell office:value-type="float" office:value="152108" calcext:value-type="float">
            <text:p>152108</text:p>
          </table:table-cell>
          <table:table-cell table:formula="of:=PRODUCT([.G164];100)/[.B164]" office:value-type="float" office:value="33.9628370985965" calcext:value-type="float">
            <text:p>33.962837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d/make_dparser</text:p>
          </table:table-cell>
          <table:table-cell office:value-type="float" office:value="1379458" calcext:value-type="float">
            <text:p>1379458</text:p>
          </table:table-cell>
          <table:table-cell office:value-type="float" office:value="356670" calcext:value-type="float">
            <text:p>356670</text:p>
          </table:table-cell>
          <table:table-cell table:formula="of:=PRODUCT([.C165];100)/[.B165]" office:value-type="float" office:value="25.8558071358461" calcext:value-type="float">
            <text:p>25.8558071358</text:p>
          </table:table-cell>
          <table:table-cell office:value-type="float" office:value="114771" calcext:value-type="float">
            <text:p>114771</text:p>
          </table:table-cell>
          <table:table-cell table:formula="of:=PRODUCT([.E165];100)/[.B165]" office:value-type="float" office:value="8.32000684326743" calcext:value-type="float">
            <text:p>8.3200068433</text:p>
          </table:table-cell>
          <table:table-cell office:value-type="float" office:value="394047" calcext:value-type="float">
            <text:p>394047</text:p>
          </table:table-cell>
          <table:table-cell table:formula="of:=PRODUCT([.G165];100)/[.B165]" office:value-type="float" office:value="28.5653495793275" calcext:value-type="float">
            <text:p>28.5653495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aha/aha</text:p>
          </table:table-cell>
          <table:table-cell office:value-type="float" office:value="5409" calcext:value-type="float">
            <text:p>5409</text:p>
          </table:table-cell>
          <table:table-cell office:value-type="float" office:value="2196" calcext:value-type="float">
            <text:p>2196</text:p>
          </table:table-cell>
          <table:table-cell table:formula="of:=PRODUCT([.C166];100)/[.B166]" office:value-type="float" office:value="40.5990016638935" calcext:value-type="float">
            <text:p>40.5990016639</text:p>
          </table:table-cell>
          <table:table-cell office:value-type="float" office:value="2560" calcext:value-type="float">
            <text:p>2560</text:p>
          </table:table-cell>
          <table:table-cell table:formula="of:=PRODUCT([.E166];100)/[.B166]" office:value-type="float" office:value="47.3285265298576" calcext:value-type="float">
            <text:p>47.3285265299</text:p>
          </table:table-cell>
          <table:table-cell office:value-type="float" office:value="3015" calcext:value-type="float">
            <text:p>3015</text:p>
          </table:table-cell>
          <table:table-cell table:formula="of:=PRODUCT([.G166];100)/[.B166]" office:value-type="float" office:value="55.7404326123128" calcext:value-type="float">
            <text:p>55.740432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JM/ldecod/ldecod</text:p>
          </table:table-cell>
          <table:table-cell office:value-type="float" office:value="10719258" calcext:value-type="float">
            <text:p>10719258</text:p>
          </table:table-cell>
          <table:table-cell office:value-type="float" office:value="2764838" calcext:value-type="float">
            <text:p>2764838</text:p>
          </table:table-cell>
          <table:table-cell table:formula="of:=PRODUCT([.C167];100)/[.B167]" office:value-type="float" office:value="25.7931845655735" calcext:value-type="float">
            <text:p>25.7931845656</text:p>
          </table:table-cell>
          <table:table-cell office:value-type="float" office:value="1840068" calcext:value-type="float">
            <text:p>1840068</text:p>
          </table:table-cell>
          <table:table-cell table:formula="of:=PRODUCT([.E167];100)/[.B167]" office:value-type="float" office:value="17.1660016019766" calcext:value-type="float">
            <text:p>17.166001602</text:p>
          </table:table-cell>
          <table:table-cell office:value-type="float" office:value="3218836" calcext:value-type="float">
            <text:p>3218836</text:p>
          </table:table-cell>
          <table:table-cell table:formula="of:=PRODUCT([.G167];100)/[.B167]" office:value-type="float" office:value="30.0285336914178" calcext:value-type="float">
            <text:p>30.0285336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JM/lencod/lencod</text:p>
          </table:table-cell>
          <table:table-cell office:value-type="float" office:value="15146276" calcext:value-type="float">
            <text:p>15146276</text:p>
          </table:table-cell>
          <table:table-cell office:value-type="float" office:value="1828785" calcext:value-type="float">
            <text:p>1828785</text:p>
          </table:table-cell>
          <table:table-cell table:formula="of:=PRODUCT([.C168];100)/[.B168]" office:value-type="float" office:value="12.0741560499756" calcext:value-type="float">
            <text:p>12.07415605</text:p>
          </table:table-cell>
          <table:table-cell office:value-type="float" office:value="1784023" calcext:value-type="float">
            <text:p>1784023</text:p>
          </table:table-cell>
          <table:table-cell table:formula="of:=PRODUCT([.E168];100)/[.B168]" office:value-type="float" office:value="11.7786246599494" calcext:value-type="float">
            <text:p>11.7786246599</text:p>
          </table:table-cell>
          <table:table-cell office:value-type="float" office:value="2855664" calcext:value-type="float">
            <text:p>2855664</text:p>
          </table:table-cell>
          <table:table-cell table:formula="of:=PRODUCT([.G168];100)/[.B168]" office:value-type="float" office:value="18.8539017775723" calcext:value-type="float">
            <text:p>18.8539017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piff/spiff</text:p>
          </table:table-cell>
          <table:table-cell office:value-type="float" office:value="46139" calcext:value-type="float">
            <text:p>46139</text:p>
          </table:table-cell>
          <table:table-cell office:value-type="float" office:value="7886" calcext:value-type="float">
            <text:p>7886</text:p>
          </table:table-cell>
          <table:table-cell table:formula="of:=PRODUCT([.C169];100)/[.B169]" office:value-type="float" office:value="17.0918312057045" calcext:value-type="float">
            <text:p>17.0918312057</text:p>
          </table:table-cell>
          <table:table-cell office:value-type="float" office:value="10846" calcext:value-type="float">
            <text:p>10846</text:p>
          </table:table-cell>
          <table:table-cell table:formula="of:=PRODUCT([.E169];100)/[.B169]" office:value-type="float" office:value="23.5072281583909" calcext:value-type="float">
            <text:p>23.5072281584</text:p>
          </table:table-cell>
          <table:table-cell office:value-type="float" office:value="13385" calcext:value-type="float">
            <text:p>13385</text:p>
          </table:table-cell>
          <table:table-cell table:formula="of:=PRODUCT([.G169];100)/[.B169]" office:value-type="float" office:value="29.0101649363879" calcext:value-type="float">
            <text:p>29.010164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lua/lua</text:p>
          </table:table-cell>
          <table:table-cell office:value-type="float" office:value="444500" calcext:value-type="float">
            <text:p>444500</text:p>
          </table:table-cell>
          <table:table-cell office:value-type="float" office:value="115325" calcext:value-type="float">
            <text:p>115325</text:p>
          </table:table-cell>
          <table:table-cell table:formula="of:=PRODUCT([.C170];100)/[.B170]" office:value-type="float" office:value="25.9448818897638" calcext:value-type="float">
            <text:p>25.9448818898</text:p>
          </table:table-cell>
          <table:table-cell office:value-type="float" office:value="37962" calcext:value-type="float">
            <text:p>37962</text:p>
          </table:table-cell>
          <table:table-cell table:formula="of:=PRODUCT([.E170];100)/[.B170]" office:value-type="float" office:value="8.54038245219348" calcext:value-type="float">
            <text:p>8.5403824522</text:p>
          </table:table-cell>
          <table:table-cell office:value-type="float" office:value="124512" calcext:value-type="float">
            <text:p>124512</text:p>
          </table:table-cell>
          <table:table-cell table:formula="of:=PRODUCT([.G170];100)/[.B170]" office:value-type="float" office:value="28.0116985376828" calcext:value-type="float">
            <text:p>28.0116985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lambda-0.1.3/lambda</text:p>
          </table:table-cell>
          <table:table-cell office:value-type="float" office:value="279730" calcext:value-type="float">
            <text:p>279730</text:p>
          </table:table-cell>
          <table:table-cell office:value-type="float" office:value="32318" calcext:value-type="float">
            <text:p>32318</text:p>
          </table:table-cell>
          <table:table-cell table:formula="of:=PRODUCT([.C171];100)/[.B171]" office:value-type="float" office:value="11.5532835233976" calcext:value-type="float">
            <text:p>11.5532835234</text:p>
          </table:table-cell>
          <table:table-cell office:value-type="float" office:value="19797" calcext:value-type="float">
            <text:p>19797</text:p>
          </table:table-cell>
          <table:table-cell table:formula="of:=PRODUCT([.E171];100)/[.B171]" office:value-type="float" office:value="7.07718156794051" calcext:value-type="float">
            <text:p>7.0771815679</text:p>
          </table:table-cell>
          <table:table-cell office:value-type="float" office:value="45382" calcext:value-type="float">
            <text:p>45382</text:p>
          </table:table-cell>
          <table:table-cell table:formula="of:=PRODUCT([.G171];100)/[.B171]" office:value-type="float" office:value="16.2235012333321" calcext:value-type="float">
            <text:p>16.223501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lemon/lemon</text:p>
          </table:table-cell>
          <table:table-cell office:value-type="float" office:value="524163" calcext:value-type="float">
            <text:p>524163</text:p>
          </table:table-cell>
          <table:table-cell office:value-type="float" office:value="168075" calcext:value-type="float">
            <text:p>168075</text:p>
          </table:table-cell>
          <table:table-cell table:formula="of:=PRODUCT([.C172];100)/[.B172]" office:value-type="float" office:value="32.0654071348035" calcext:value-type="float">
            <text:p>32.0654071348</text:p>
          </table:table-cell>
          <table:table-cell office:value-type="float" office:value="105280" calcext:value-type="float">
            <text:p>105280</text:p>
          </table:table-cell>
          <table:table-cell table:formula="of:=PRODUCT([.E172];100)/[.B172]" office:value-type="float" office:value="20.0853551280804" calcext:value-type="float">
            <text:p>20.0853551281</text:p>
          </table:table-cell>
          <table:table-cell office:value-type="float" office:value="209298" calcext:value-type="float">
            <text:p>209298</text:p>
          </table:table-cell>
          <table:table-cell table:formula="of:=PRODUCT([.G172];100)/[.B172]" office:value-type="float" office:value="39.9299454558983" calcext:value-type="float">
            <text:p>39.9299454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obsequi/Obsequi</text:p>
          </table:table-cell>
          <table:table-cell office:value-type="float" office:value="347219" calcext:value-type="float">
            <text:p>347219</text:p>
          </table:table-cell>
          <table:table-cell office:value-type="float" office:value="127931" calcext:value-type="float">
            <text:p>127931</text:p>
          </table:table-cell>
          <table:table-cell table:formula="of:=PRODUCT([.C173];100)/[.B173]" office:value-type="float" office:value="36.8444699166808" calcext:value-type="float">
            <text:p>36.8444699167</text:p>
          </table:table-cell>
          <table:table-cell office:value-type="float" office:value="164182" calcext:value-type="float">
            <text:p>164182</text:p>
          </table:table-cell>
          <table:table-cell table:formula="of:=PRODUCT([.E173];100)/[.B173]" office:value-type="float" office:value="47.2848548034526" calcext:value-type="float">
            <text:p>47.2848548035</text:p>
          </table:table-cell>
          <table:table-cell office:value-type="float" office:value="171216" calcext:value-type="float">
            <text:p>171216</text:p>
          </table:table-cell>
          <table:table-cell table:formula="of:=PRODUCT([.G173];100)/[.B173]" office:value-type="float" office:value="49.3106656029768" calcext:value-type="float">
            <text:p>49.310665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ClamAV/clamscan</text:p>
          </table:table-cell>
          <table:table-cell office:value-type="float" office:value="5747018" calcext:value-type="float">
            <text:p>5747018</text:p>
          </table:table-cell>
          <table:table-cell office:value-type="float" office:value="2398268" calcext:value-type="float">
            <text:p>2398268</text:p>
          </table:table-cell>
          <table:table-cell table:formula="of:=PRODUCT([.C174];100)/[.B174]" office:value-type="float" office:value="41.730650573915" calcext:value-type="float">
            <text:p>41.7306505739</text:p>
          </table:table-cell>
          <table:table-cell office:value-type="float" office:value="1406757" calcext:value-type="float">
            <text:p>1406757</text:p>
          </table:table-cell>
          <table:table-cell table:formula="of:=PRODUCT([.E174];100)/[.B174]" office:value-type="float" office:value="24.4780336515389" calcext:value-type="float">
            <text:p>24.4780336515</text:p>
          </table:table-cell>
          <table:table-cell office:value-type="float" office:value="2789209" calcext:value-type="float">
            <text:p>2789209</text:p>
          </table:table-cell>
          <table:table-cell table:formula="of:=PRODUCT([.G174];100)/[.B174]" office:value-type="float" office:value="48.533152323518" calcext:value-type="float">
            <text:p>48.533152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oggenc/oggenc</text:p>
          </table:table-cell>
          <table:table-cell office:value-type="float" office:value="680390" calcext:value-type="float">
            <text:p>680390</text:p>
          </table:table-cell>
          <table:table-cell office:value-type="float" office:value="238652" calcext:value-type="float">
            <text:p>238652</text:p>
          </table:table-cell>
          <table:table-cell table:formula="of:=PRODUCT([.C175];100)/[.B175]" office:value-type="float" office:value="35.0757653698614" calcext:value-type="float">
            <text:p>35.0757653699</text:p>
          </table:table-cell>
          <table:table-cell office:value-type="float" office:value="159210" calcext:value-type="float">
            <text:p>159210</text:p>
          </table:table-cell>
          <table:table-cell table:formula="of:=PRODUCT([.E175];100)/[.B175]" office:value-type="float" office:value="23.3998148120931" calcext:value-type="float">
            <text:p>23.3998148121</text:p>
          </table:table-cell>
          <table:table-cell office:value-type="float" office:value="281914" calcext:value-type="float">
            <text:p>281914</text:p>
          </table:table-cell>
          <table:table-cell table:formula="of:=PRODUCT([.G175];100)/[.B175]" office:value-type="float" office:value="41.4341774570467" calcext:value-type="float">
            <text:p>41.434177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ALAC/encode/alacconvert-encode</text:p>
          </table:table-cell>
          <table:table-cell office:value-type="float" office:value="71657" calcext:value-type="float">
            <text:p>71657</text:p>
          </table:table-cell>
          <table:table-cell office:value-type="float" office:value="28893" calcext:value-type="float">
            <text:p>28893</text:p>
          </table:table-cell>
          <table:table-cell table:formula="of:=PRODUCT([.C176];100)/[.B176]" office:value-type="float" office:value="40.3212526340762" calcext:value-type="float">
            <text:p>40.3212526341</text:p>
          </table:table-cell>
          <table:table-cell office:value-type="float" office:value="24888" calcext:value-type="float">
            <text:p>24888</text:p>
          </table:table-cell>
          <table:table-cell table:formula="of:=PRODUCT([.E176];100)/[.B176]" office:value-type="float" office:value="34.7321266589447" calcext:value-type="float">
            <text:p>34.7321266589</text:p>
          </table:table-cell>
          <table:table-cell office:value-type="float" office:value="31657" calcext:value-type="float">
            <text:p>31657</text:p>
          </table:table-cell>
          <table:table-cell table:formula="of:=PRODUCT([.G176];100)/[.B176]" office:value-type="float" office:value="44.1785171023068" calcext:value-type="float">
            <text:p>44.178517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ALAC/decode/alacconvert-decode</text:p>
          </table:table-cell>
          <table:table-cell office:value-type="float" office:value="71657" calcext:value-type="float">
            <text:p>71657</text:p>
          </table:table-cell>
          <table:table-cell office:value-type="float" office:value="28600" calcext:value-type="float">
            <text:p>28600</text:p>
          </table:table-cell>
          <table:table-cell table:formula="of:=PRODUCT([.C177];100)/[.B177]" office:value-type="float" office:value="39.9123602718506" calcext:value-type="float">
            <text:p>39.9123602719</text:p>
          </table:table-cell>
          <table:table-cell office:value-type="float" office:value="24888" calcext:value-type="float">
            <text:p>24888</text:p>
          </table:table-cell>
          <table:table-cell table:formula="of:=PRODUCT([.E177];100)/[.B177]" office:value-type="float" office:value="34.7321266589447" calcext:value-type="float">
            <text:p>34.7321266589</text:p>
          </table:table-cell>
          <table:table-cell office:value-type="float" office:value="31970" calcext:value-type="float">
            <text:p>31970</text:p>
          </table:table-cell>
          <table:table-cell table:formula="of:=PRODUCT([.G177];100)/[.B177]" office:value-type="float" office:value="44.6153202059813" calcext:value-type="float">
            <text:p>44.61532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minisat/minisat</text:p>
          </table:table-cell>
          <table:table-cell office:value-type="float" office:value="62570" calcext:value-type="float">
            <text:p>62570</text:p>
          </table:table-cell>
          <table:table-cell office:value-type="float" office:value="28350" calcext:value-type="float">
            <text:p>28350</text:p>
          </table:table-cell>
          <table:table-cell table:formula="of:=PRODUCT([.C178];100)/[.B178]" office:value-type="float" office:value="45.3092536359278" calcext:value-type="float">
            <text:p>45.3092536359</text:p>
          </table:table-cell>
          <table:table-cell office:value-type="float" office:value="37104" calcext:value-type="float">
            <text:p>37104</text:p>
          </table:table-cell>
          <table:table-cell table:formula="of:=PRODUCT([.E178];100)/[.B178]" office:value-type="float" office:value="59.2999840179" calcext:value-type="float">
            <text:p>59.2999840179</text:p>
          </table:table-cell>
          <table:table-cell office:value-type="float" office:value="43883" calcext:value-type="float">
            <text:p>43883</text:p>
          </table:table-cell>
          <table:table-cell table:formula="of:=PRODUCT([.G178];100)/[.B178]" office:value-type="float" office:value="70.1342496404027" calcext:value-type="float">
            <text:p>70.134249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gefa/sgefa</text:p>
          </table:table-cell>
          <table:table-cell office:value-type="float" office:value="12467" calcext:value-type="float">
            <text:p>12467</text:p>
          </table:table-cell>
          <table:table-cell office:value-type="float" office:value="3657" calcext:value-type="float">
            <text:p>3657</text:p>
          </table:table-cell>
          <table:table-cell table:formula="of:=PRODUCT([.C179];100)/[.B179]" office:value-type="float" office:value="29.3334402823454" calcext:value-type="float">
            <text:p>29.3334402823</text:p>
          </table:table-cell>
          <table:table-cell office:value-type="float" office:value="1363" calcext:value-type="float">
            <text:p>1363</text:p>
          </table:table-cell>
          <table:table-cell table:formula="of:=PRODUCT([.E179];100)/[.B179]" office:value-type="float" office:value="10.9328627576803" calcext:value-type="float">
            <text:p>10.9328627577</text:p>
          </table:table-cell>
          <table:table-cell office:value-type="float" office:value="4240" calcext:value-type="float">
            <text:p>4240</text:p>
          </table:table-cell>
          <table:table-cell table:formula="of:=PRODUCT([.G179];100)/[.B179]" office:value-type="float" office:value="34.0097858346034" calcext:value-type="float">
            <text:p>34.009785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Burg/burg</text:p>
          </table:table-cell>
          <table:table-cell office:value-type="float" office:value="333341" calcext:value-type="float">
            <text:p>333341</text:p>
          </table:table-cell>
          <table:table-cell office:value-type="float" office:value="42284" calcext:value-type="float">
            <text:p>42284</text:p>
          </table:table-cell>
          <table:table-cell table:formula="of:=PRODUCT([.C180];100)/[.B180]" office:value-type="float" office:value="12.6849082471103" calcext:value-type="float">
            <text:p>12.6849082471</text:p>
          </table:table-cell>
          <table:table-cell office:value-type="float" office:value="44177" calcext:value-type="float">
            <text:p>44177</text:p>
          </table:table-cell>
          <table:table-cell table:formula="of:=PRODUCT([.E180];100)/[.B180]" office:value-type="float" office:value="13.2527951857107" calcext:value-type="float">
            <text:p>13.2527951857</text:p>
          </table:table-cell>
          <table:table-cell office:value-type="float" office:value="75610" calcext:value-type="float">
            <text:p>75610</text:p>
          </table:table-cell>
          <table:table-cell table:formula="of:=PRODUCT([.G180];100)/[.B180]" office:value-type="float" office:value="22.682478302999" calcext:value-type="float">
            <text:p>22.682478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viterbi/viterbi</text:p>
          </table:table-cell>
          <table:table-cell office:value-type="float" office:value="19781" calcext:value-type="float">
            <text:p>19781</text:p>
          </table:table-cell>
          <table:table-cell office:value-type="float" office:value="14362" calcext:value-type="float">
            <text:p>14362</text:p>
          </table:table-cell>
          <table:table-cell table:formula="of:=PRODUCT([.C181];100)/[.B181]" office:value-type="float" office:value="72.6050250240129" calcext:value-type="float">
            <text:p>72.605025024</text:p>
          </table:table-cell>
          <table:table-cell office:value-type="float" office:value="12709" calcext:value-type="float">
            <text:p>12709</text:p>
          </table:table-cell>
          <table:table-cell table:formula="of:=PRODUCT([.E181];100)/[.B181]" office:value-type="float" office:value="64.2485213083262" calcext:value-type="float">
            <text:p>64.2485213083</text:p>
          </table:table-cell>
          <table:table-cell office:value-type="float" office:value="15790" calcext:value-type="float">
            <text:p>15790</text:p>
          </table:table-cell>
          <table:table-cell table:formula="of:=PRODUCT([.G181];100)/[.B181]" office:value-type="float" office:value="79.8240736059856" calcext:value-type="float">
            <text:p>79.824073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treecc/treecc</text:p>
          </table:table-cell>
          <table:table-cell office:value-type="float" office:value="276247" calcext:value-type="float">
            <text:p>276247</text:p>
          </table:table-cell>
          <table:table-cell office:value-type="float" office:value="54348" calcext:value-type="float">
            <text:p>54348</text:p>
          </table:table-cell>
          <table:table-cell table:formula="of:=PRODUCT([.C182];100)/[.B182]" office:value-type="float" office:value="19.6736978139129" calcext:value-type="float">
            <text:p>19.6736978139</text:p>
          </table:table-cell>
          <table:table-cell office:value-type="float" office:value="48857" calcext:value-type="float">
            <text:p>48857</text:p>
          </table:table-cell>
          <table:table-cell table:formula="of:=PRODUCT([.E182];100)/[.B182]" office:value-type="float" office:value="17.6859839201874" calcext:value-type="float">
            <text:p>17.6859839202</text:p>
          </table:table-cell>
          <table:table-cell office:value-type="float" office:value="88449" calcext:value-type="float">
            <text:p>88449</text:p>
          </table:table-cell>
          <table:table-cell table:formula="of:=PRODUCT([.G182];100)/[.B182]" office:value-type="float" office:value="32.0180852642744" calcext:value-type="float">
            <text:p>32.0180852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iod/siod</text:p>
          </table:table-cell>
          <table:table-cell office:value-type="float" office:value="394731" calcext:value-type="float">
            <text:p>394731</text:p>
          </table:table-cell>
          <table:table-cell office:value-type="float" office:value="21206" calcext:value-type="float">
            <text:p>21206</text:p>
          </table:table-cell>
          <table:table-cell table:formula="of:=PRODUCT([.C183];100)/[.B183]" office:value-type="float" office:value="5.37226617620607" calcext:value-type="float">
            <text:p>5.3722661762</text:p>
          </table:table-cell>
          <table:table-cell office:value-type="float" office:value="102035" calcext:value-type="float">
            <text:p>102035</text:p>
          </table:table-cell>
          <table:table-cell table:formula="of:=PRODUCT([.E183];100)/[.B183]" office:value-type="float" office:value="25.8492492355554" calcext:value-type="float">
            <text:p>25.8492492356</text:p>
          </table:table-cell>
          <table:table-cell office:value-type="float" office:value="107217" calcext:value-type="float">
            <text:p>107217</text:p>
          </table:table-cell>
          <table:table-cell table:formula="of:=PRODUCT([.G183];100)/[.B183]" office:value-type="float" office:value="27.1620419982216" calcext:value-type="float">
            <text:p>27.1620419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hexxagon/hexxagon</text:p>
          </table:table-cell>
          <table:table-cell office:value-type="float" office:value="19860" calcext:value-type="float">
            <text:p>19860</text:p>
          </table:table-cell>
          <table:table-cell office:value-type="float" office:value="3908" calcext:value-type="float">
            <text:p>3908</text:p>
          </table:table-cell>
          <table:table-cell table:formula="of:=PRODUCT([.C184];100)/[.B184]" office:value-type="float" office:value="19.6777442094663" calcext:value-type="float">
            <text:p>19.6777442095</text:p>
          </table:table-cell>
          <table:table-cell office:value-type="float" office:value="8475" calcext:value-type="float">
            <text:p>8475</text:p>
          </table:table-cell>
          <table:table-cell table:formula="of:=PRODUCT([.E184];100)/[.B184]" office:value-type="float" office:value="42.6737160120846" calcext:value-type="float">
            <text:p>42.6737160121</text:p>
          </table:table-cell>
          <table:table-cell office:value-type="float" office:value="10066" calcext:value-type="float">
            <text:p>10066</text:p>
          </table:table-cell>
          <table:table-cell table:formula="of:=PRODUCT([.G184];100)/[.B184]" office:value-type="float" office:value="50.6847935548842" calcext:value-type="float">
            <text:p>50.6847935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PASS/SPASS</text:p>
          </table:table-cell>
          <table:table-cell office:value-type="float" office:value="1145593" calcext:value-type="float">
            <text:p>1145593</text:p>
          </table:table-cell>
          <table:table-cell office:value-type="float" office:value="359942" calcext:value-type="float">
            <text:p>359942</text:p>
          </table:table-cell>
          <table:table-cell table:formula="of:=PRODUCT([.C185];100)/[.B185]" office:value-type="float" office:value="31.4197101413853" calcext:value-type="float">
            <text:p>31.4197101414</text:p>
          </table:table-cell>
          <table:table-cell office:value-type="float" office:value="174721" calcext:value-type="float">
            <text:p>174721</text:p>
          </table:table-cell>
          <table:table-cell table:formula="of:=PRODUCT([.E185];100)/[.B185]" office:value-type="float" office:value="15.251577130796" calcext:value-type="float">
            <text:p>15.2515771308</text:p>
          </table:table-cell>
          <table:table-cell office:value-type="float" office:value="425604" calcext:value-type="float">
            <text:p>425604</text:p>
          </table:table-cell>
          <table:table-cell table:formula="of:=PRODUCT([.G185];100)/[.B185]" office:value-type="float" office:value="37.1514141584315" calcext:value-type="float">
            <text:p>37.1514141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sqlite3/sqlite3</text:p>
          </table:table-cell>
          <table:table-cell office:value-type="float" office:value="4721799" calcext:value-type="float">
            <text:p>4721799</text:p>
          </table:table-cell>
          <table:table-cell office:value-type="float" office:value="1321318" calcext:value-type="float">
            <text:p>1321318</text:p>
          </table:table-cell>
          <table:table-cell table:formula="of:=PRODUCT([.C186];100)/[.B186]" office:value-type="float" office:value="27.9833597321699" calcext:value-type="float">
            <text:p>27.9833597322</text:p>
          </table:table-cell>
          <table:table-cell office:value-type="float" office:value="1311185" calcext:value-type="float">
            <text:p>1311185</text:p>
          </table:table-cell>
          <table:table-cell table:formula="of:=PRODUCT([.E186];100)/[.B186]" office:value-type="float" office:value="27.7687593224532" calcext:value-type="float">
            <text:p>27.7687593225</text:p>
          </table:table-cell>
          <table:table-cell office:value-type="float" office:value="1859541" calcext:value-type="float">
            <text:p>1859541</text:p>
          </table:table-cell>
          <table:table-cell table:formula="of:=PRODUCT([.G186];100)/[.B186]" office:value-type="float" office:value="39.3820448519727" calcext:value-type="float">
            <text:p>39.382044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/kimwitu++/kc</text:p>
          </table:table-cell>
          <table:table-cell office:value-type="float" office:value="32381906" calcext:value-type="float">
            <text:p>32381906</text:p>
          </table:table-cell>
          <table:table-cell office:value-type="float" office:value="5010223" calcext:value-type="float">
            <text:p>5010223</text:p>
          </table:table-cell>
          <table:table-cell table:formula="of:=PRODUCT([.C187];100)/[.B187]" office:value-type="float" office:value="15.4722918410053" calcext:value-type="float">
            <text:p>15.472291841</text:p>
          </table:table-cell>
          <table:table-cell office:value-type="float" office:value="2091055" calcext:value-type="float">
            <text:p>2091055</text:p>
          </table:table-cell>
          <table:table-cell table:formula="of:=PRODUCT([.E187];100)/[.B187]" office:value-type="float" office:value="6.4574796801646" calcext:value-type="float">
            <text:p>6.4574796802</text:p>
          </table:table-cell>
          <table:table-cell office:value-type="float" office:value="6439087" calcext:value-type="float">
            <text:p>6439087</text:p>
          </table:table-cell>
          <table:table-cell table:formula="of:=PRODUCT([.G187];100)/[.B187]" office:value-type="float" office:value="19.8848301270469" calcext:value-type="float">
            <text:p>19.88483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ests/C++11/frame_layout/frame_layout</text:p>
          </table:table-cell>
          <table:table-cell office:value-type="float" office:value="49254" calcext:value-type="float">
            <text:p>49254</text:p>
          </table:table-cell>
          <table:table-cell office:value-type="float" office:value="34306" calcext:value-type="float">
            <text:p>34306</text:p>
          </table:table-cell>
          <table:table-cell table:formula="of:=PRODUCT([.C188];100)/[.B188]" office:value-type="float" office:value="69.6511958419621" calcext:value-type="float">
            <text:p>69.651195842</text:p>
          </table:table-cell>
          <table:table-cell office:value-type="float" office:value="32348" calcext:value-type="float">
            <text:p>32348</text:p>
          </table:table-cell>
          <table:table-cell table:formula="of:=PRODUCT([.E188];100)/[.B188]" office:value-type="float" office:value="65.6758841921468" calcext:value-type="float">
            <text:p>65.6758841921</text:p>
          </table:table-cell>
          <table:table-cell office:value-type="float" office:value="35967" calcext:value-type="float">
            <text:p>35967</text:p>
          </table:table-cell>
          <table:table-cell table:formula="of:=PRODUCT([.G188];100)/[.B188]" office:value-type="float" office:value="73.0235107808503" calcext:value-type="float">
            <text:p>73.02351078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4:11:06.540144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31:53.590543082</meta:creation-date>
    <dc:date>2016-10-03T14:44:29.781645239</dc:date>
    <meta:editing-duration>PT3H35M55S</meta:editing-duration>
    <meta:editing-cycles>22</meta:editing-cycles>
    <meta:generator>LibreOffice/5.1.4.2$Linux_X86_64 LibreOffice_project/10m0$Build-2</meta:generator>
    <meta:document-statistic meta:table-count="1" meta:cell-count="1495" meta:object-count="0"/>
  </office:meta>
</office:document-meta>
</file>